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automatic" fo:wrap-option="wrap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automatic" fo:wrap-option="wrap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4.39208333333333cm"/>
    </style:style>
    <style:style style:name="co8" style:family="table-column">
      <style:table-column-properties fo:break-before="auto" style:column-width="3.83645833333333cm"/>
    </style:style>
    <style:style style:name="co9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7">
            <text:p>A - HOUSEHOLDS WITH ICT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Television</text:p>
          </table:table-cell>
          <table:table-cell office:value-type="string" table:number-columns-spanned="1" table:number-rows-spanned="2" table:style-name="ce13">
            <text:p>Mobile phone</text:p>
          </table:table-cell>
          <table:table-cell office:value-type="string" table:number-columns-spanned="1" table:number-rows-spanned="2" table:style-name="ce13">
            <text:p>Radio</text:p>
          </table:table-cell>
          <table:table-cell office:value-type="string" table:number-columns-spanned="1" table:number-rows-spanned="2" table:style-name="ce13">
            <text:p>Satellite dish</text:p>
          </table:table-cell>
          <table:table-cell office:value-type="string" table:number-columns-spanned="1" table:number-rows-spanned="2" table:style-name="ce13">
            <text:p>Landline</text:p>
          </table:table-cell>
          <table:table-cell office:value-type="string" table:number-columns-spanned="1" table:number-rows-spanned="2" table:style-name="ce13">
            <text:p>Pay TV</text:p>
          </table:table-cell>
          <table:table-cell office:value-type="string" table:number-columns-spanned="1" table:number-rows-spanned="2" table:style-name="ce13">
            <text:p>Desktop computer</text:p>
          </table:table-cell>
          <table:table-cell office:value-type="string" table:number-columns-spanned="1" table:number-rows-spanned="2" table:style-name="ce13">
            <text:p>Notebook</text:p>
          </table:table-cell>
          <table:table-cell office:value-type="string" table:number-columns-spanned="1" table:number-rows-spanned="2" table:style-name="ce13">
            <text:p>Tablet</text:p>
          </table:table-cell>
          <table:table-cell office:value-type="string" table:number-columns-spanned="1" table:number-rows-spanned="2" table:style-name="ce13">
            <text:p>Game console</text:p>
          </table:table-cell>
          <table:table-cell table:style-name="ce4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7630712" table:style-name="ce5">
            <text:p>67.630.712</text:p>
          </table:table-cell>
          <table:table-cell office:value-type="float" office:value="65992169" table:style-name="ce5">
            <text:p>65.992.169</text:p>
          </table:table-cell>
          <table:table-cell office:value-type="float" office:value="43145193" table:style-name="ce5">
            <text:p>43.145.193</text:p>
          </table:table-cell>
          <table:table-cell office:value-type="float" office:value="21294612" table:style-name="ce5">
            <text:p>21.294.612</text:p>
          </table:table-cell>
          <table:table-cell office:value-type="float" office:value="15423627" table:style-name="ce5">
            <text:p>15.423.627</text:p>
          </table:table-cell>
          <table:table-cell office:value-type="float" office:value="17351926" table:style-name="ce5">
            <text:p>17.351.926</text:p>
          </table:table-cell>
          <table:table-cell office:value-type="float" office:value="11484971" table:style-name="ce5">
            <text:p>11.484.971</text:p>
          </table:table-cell>
          <table:table-cell office:value-type="float" office:value="18500163" table:style-name="ce5">
            <text:p>18.500.163</text:p>
          </table:table-cell>
          <table:table-cell office:value-type="float" office:value="9198215" table:style-name="ce5">
            <text:p>9.198.215</text:p>
          </table:table-cell>
          <table:table-cell office:value-type="float" office:value="10381020" table:style-name="ce5">
            <text:p>10.381.02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58835760" table:style-name="ce5">
            <text:p>58.835.760</text:p>
          </table:table-cell>
          <table:table-cell office:value-type="float" office:value="57862088" table:style-name="ce5">
            <text:p>57.862.088</text:p>
          </table:table-cell>
          <table:table-cell office:value-type="float" office:value="36906156" table:style-name="ce5">
            <text:p>36.906.156</text:p>
          </table:table-cell>
          <table:table-cell office:value-type="float" office:value="15375734" table:style-name="ce5">
            <text:p>15.375.734</text:p>
          </table:table-cell>
          <table:table-cell office:value-type="float" office:value="14423491" table:style-name="ce5">
            <text:p>14.423.491</text:p>
          </table:table-cell>
          <table:table-cell office:value-type="float" office:value="16232829" table:style-name="ce5">
            <text:p>16.232.829</text:p>
          </table:table-cell>
          <table:table-cell office:value-type="float" office:value="10937167" table:style-name="ce5">
            <text:p>10.937.167</text:p>
          </table:table-cell>
          <table:table-cell office:value-type="float" office:value="17420579" table:style-name="ce5">
            <text:p>17.420.579</text:p>
          </table:table-cell>
          <table:table-cell office:value-type="float" office:value="8637302" table:style-name="ce5">
            <text:p>8.637.302</text:p>
          </table:table-cell>
          <table:table-cell office:value-type="float" office:value="9797871" table:style-name="ce5">
            <text:p>9.797.87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8794952" table:style-name="ce5">
            <text:p>8.794.952</text:p>
          </table:table-cell>
          <table:table-cell office:value-type="float" office:value="8130081" table:style-name="ce5">
            <text:p>8.130.081</text:p>
          </table:table-cell>
          <table:table-cell office:value-type="float" office:value="6239037" table:style-name="ce5">
            <text:p>6.239.037</text:p>
          </table:table-cell>
          <table:table-cell office:value-type="float" office:value="5918878" table:style-name="ce5">
            <text:p>5.918.878</text:p>
          </table:table-cell>
          <table:table-cell office:value-type="float" office:value="1000135" table:style-name="ce5">
            <text:p>1.000.135</text:p>
          </table:table-cell>
          <table:table-cell office:value-type="float" office:value="1119097" table:style-name="ce5">
            <text:p>1.119.097</text:p>
          </table:table-cell>
          <table:table-cell office:value-type="float" office:value="547804" table:style-name="ce5">
            <text:p>547.804</text:p>
          </table:table-cell>
          <table:table-cell office:value-type="float" office:value="1079584" table:style-name="ce5">
            <text:p>1.079.584</text:p>
          </table:table-cell>
          <table:table-cell office:value-type="float" office:value="560913" table:style-name="ce5">
            <text:p>560.913</text:p>
          </table:table-cell>
          <table:table-cell office:value-type="float" office:value="583149" table:style-name="ce5">
            <text:p>583.14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29989896" table:style-name="ce5">
            <text:p>29.989.896</text:p>
          </table:table-cell>
          <table:table-cell office:value-type="float" office:value="29018721" table:style-name="ce5">
            <text:p>29.018.721</text:p>
          </table:table-cell>
          <table:table-cell office:value-type="float" office:value="19301429" table:style-name="ce5">
            <text:p>19.301.429</text:p>
          </table:table-cell>
          <table:table-cell office:value-type="float" office:value="6959582" table:style-name="ce5">
            <text:p>6.959.582</text:p>
          </table:table-cell>
          <table:table-cell office:value-type="float" office:value="9420713" table:style-name="ce5">
            <text:p>9.420.713</text:p>
          </table:table-cell>
          <table:table-cell office:value-type="float" office:value="9673418" table:style-name="ce5">
            <text:p>9.673.418</text:p>
          </table:table-cell>
          <table:table-cell office:value-type="float" office:value="6478470" table:style-name="ce5">
            <text:p>6.478.470</text:p>
          </table:table-cell>
          <table:table-cell office:value-type="float" office:value="9227337" table:style-name="ce5">
            <text:p>9.227.337</text:p>
          </table:table-cell>
          <table:table-cell office:value-type="float" office:value="4611375" table:style-name="ce5">
            <text:p>4.611.375</text:p>
          </table:table-cell>
          <table:table-cell office:value-type="float" office:value="5922573" table:style-name="ce5">
            <text:p>5.922.57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17266528" table:style-name="ce5">
            <text:p>17.266.528</text:p>
          </table:table-cell>
          <table:table-cell office:value-type="float" office:value="16794669" table:style-name="ce5">
            <text:p>16.794.669</text:p>
          </table:table-cell>
          <table:table-cell office:value-type="float" office:value="10482747" table:style-name="ce5">
            <text:p>10.482.747</text:p>
          </table:table-cell>
          <table:table-cell office:value-type="float" office:value="7533665" table:style-name="ce5">
            <text:p>7.533.665</text:p>
          </table:table-cell>
          <table:table-cell office:value-type="float" office:value="1856847" table:style-name="ce5">
            <text:p>1.856.847</text:p>
          </table:table-cell>
          <table:table-cell office:value-type="float" office:value="2609972" table:style-name="ce5">
            <text:p>2.609.972</text:p>
          </table:table-cell>
          <table:table-cell office:value-type="float" office:value="1899845" table:style-name="ce5">
            <text:p>1.899.845</text:p>
          </table:table-cell>
          <table:table-cell office:value-type="float" office:value="3507491" table:style-name="ce5">
            <text:p>3.507.491</text:p>
          </table:table-cell>
          <table:table-cell office:value-type="float" office:value="2071117" table:style-name="ce5">
            <text:p>2.071.117</text:p>
          </table:table-cell>
          <table:table-cell office:value-type="float" office:value="1522686" table:style-name="ce5">
            <text:p>1.522.68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10408184" table:style-name="ce5">
            <text:p>10.408.184</text:p>
          </table:table-cell>
          <table:table-cell office:value-type="float" office:value="10108126" table:style-name="ce5">
            <text:p>10.108.126</text:p>
          </table:table-cell>
          <table:table-cell office:value-type="float" office:value="7837996" table:style-name="ce5">
            <text:p>7.837.996</text:p>
          </table:table-cell>
          <table:table-cell office:value-type="float" office:value="3358229" table:style-name="ce5">
            <text:p>3.358.229</text:p>
          </table:table-cell>
          <table:table-cell office:value-type="float" office:value="2566265" table:style-name="ce5">
            <text:p>2.566.265</text:p>
          </table:table-cell>
          <table:table-cell office:value-type="float" office:value="3059526" table:style-name="ce5">
            <text:p>3.059.526</text:p>
          </table:table-cell>
          <table:table-cell office:value-type="float" office:value="1745515" table:style-name="ce5">
            <text:p>1.745.515</text:p>
          </table:table-cell>
          <table:table-cell office:value-type="float" office:value="3501066" table:style-name="ce5">
            <text:p>3.501.066</text:p>
          </table:table-cell>
          <table:table-cell office:value-type="float" office:value="1395198" table:style-name="ce5">
            <text:p>1.395.198</text:p>
          </table:table-cell>
          <table:table-cell office:value-type="float" office:value="1776230" table:style-name="ce5">
            <text:p>1.776.23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4730298" table:style-name="ce5">
            <text:p>4.730.298</text:p>
          </table:table-cell>
          <table:table-cell office:value-type="float" office:value="4894180" table:style-name="ce5">
            <text:p>4.894.180</text:p>
          </table:table-cell>
          <table:table-cell office:value-type="float" office:value="2443426" table:style-name="ce5">
            <text:p>2.443.426</text:p>
          </table:table-cell>
          <table:table-cell office:value-type="float" office:value="1969576" table:style-name="ce5">
            <text:p>1.969.576</text:p>
          </table:table-cell>
          <table:table-cell office:value-type="float" office:value="484212" table:style-name="ce5">
            <text:p>484.212</text:p>
          </table:table-cell>
          <table:table-cell office:value-type="float" office:value="850001" table:style-name="ce5">
            <text:p>850.001</text:p>
          </table:table-cell>
          <table:table-cell office:value-type="float" office:value="462622" table:style-name="ce5">
            <text:p>462.622</text:p>
          </table:table-cell>
          <table:table-cell office:value-type="float" office:value="937277" table:style-name="ce5">
            <text:p>937.277</text:p>
          </table:table-cell>
          <table:table-cell office:value-type="float" office:value="484489" table:style-name="ce5">
            <text:p>484.489</text:p>
          </table:table-cell>
          <table:table-cell office:value-type="float" office:value="365700" table:style-name="ce5">
            <text:p>365.70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5235806" table:style-name="ce5">
            <text:p>5.235.806</text:p>
          </table:table-cell>
          <table:table-cell office:value-type="float" office:value="5176471" table:style-name="ce5">
            <text:p>5.176.471</text:p>
          </table:table-cell>
          <table:table-cell office:value-type="float" office:value="3079594" table:style-name="ce5">
            <text:p>3.079.594</text:p>
          </table:table-cell>
          <table:table-cell office:value-type="float" office:value="1473560" table:style-name="ce5">
            <text:p>1.473.560</text:p>
          </table:table-cell>
          <table:table-cell office:value-type="float" office:value="1095590" table:style-name="ce5">
            <text:p>1.095.590</text:p>
          </table:table-cell>
          <table:table-cell office:value-type="float" office:value="1159009" table:style-name="ce5">
            <text:p>1.159.009</text:p>
          </table:table-cell>
          <table:table-cell office:value-type="float" office:value="898519" table:style-name="ce5">
            <text:p>898.519</text:p>
          </table:table-cell>
          <table:table-cell office:value-type="float" office:value="1326992" table:style-name="ce5">
            <text:p>1.326.992</text:p>
          </table:table-cell>
          <table:table-cell office:value-type="float" office:value="636036" table:style-name="ce5">
            <text:p>636.036</text:p>
          </table:table-cell>
          <table:table-cell office:value-type="float" office:value="793830" table:style-name="ce5">
            <text:p>793.83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18461476" table:style-name="ce5">
            <text:p>18.461.476</text:p>
          </table:table-cell>
          <table:table-cell office:value-type="float" office:value="17401062" table:style-name="ce5">
            <text:p>17.401.062</text:p>
          </table:table-cell>
          <table:table-cell office:value-type="float" office:value="11270291" table:style-name="ce5">
            <text:p>11.270.291</text:p>
          </table:table-cell>
          <table:table-cell office:value-type="float" office:value="6647406" table:style-name="ce5">
            <text:p>6.647.406</text:p>
          </table:table-cell>
          <table:table-cell office:value-type="float" office:value="1878191" table:style-name="ce5">
            <text:p>1.878.191</text:p>
          </table:table-cell>
          <table:table-cell office:value-type="float" office:value="1872695" table:style-name="ce5">
            <text:p>1.872.695</text:p>
          </table:table-cell>
          <table:table-cell office:value-type="float" office:value="1470139" table:style-name="ce5">
            <text:p>1.470.139</text:p>
          </table:table-cell>
          <table:table-cell office:value-type="float" office:value="1716051" table:style-name="ce5">
            <text:p>1.716.051</text:p>
          </table:table-cell>
          <table:table-cell office:value-type="float" office:value="1396238" table:style-name="ce5">
            <text:p>1.396.238</text:p>
          </table:table-cell>
          <table:table-cell office:value-type="float" office:value="1302779" table:style-name="ce5">
            <text:p>1.302.779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7777212" table:style-name="ce5">
            <text:p>17.777.212</text:p>
          </table:table-cell>
          <table:table-cell office:value-type="float" office:value="17390896" table:style-name="ce5">
            <text:p>17.390.896</text:p>
          </table:table-cell>
          <table:table-cell office:value-type="float" office:value="11462893" table:style-name="ce5">
            <text:p>11.462.893</text:p>
          </table:table-cell>
          <table:table-cell office:value-type="float" office:value="5398046" table:style-name="ce5">
            <text:p>5.398.046</text:p>
          </table:table-cell>
          <table:table-cell office:value-type="float" office:value="3322566" table:style-name="ce5">
            <text:p>3.322.566</text:p>
          </table:table-cell>
          <table:table-cell office:value-type="float" office:value="3278640" table:style-name="ce5">
            <text:p>3.278.640</text:p>
          </table:table-cell>
          <table:table-cell office:value-type="float" office:value="2323973" table:style-name="ce5">
            <text:p>2.323.973</text:p>
          </table:table-cell>
          <table:table-cell office:value-type="float" office:value="3638811" table:style-name="ce5">
            <text:p>3.638.811</text:p>
          </table:table-cell>
          <table:table-cell office:value-type="float" office:value="1842779" table:style-name="ce5">
            <text:p>1.842.779</text:p>
          </table:table-cell>
          <table:table-cell office:value-type="float" office:value="2115691" table:style-name="ce5">
            <text:p>2.115.691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10608683" table:style-name="ce5">
            <text:p>10.608.683</text:p>
          </table:table-cell>
          <table:table-cell office:value-type="float" office:value="10536795" table:style-name="ce5">
            <text:p>10.536.795</text:p>
          </table:table-cell>
          <table:table-cell office:value-type="float" office:value="6922717" table:style-name="ce5">
            <text:p>6.922.717</text:p>
          </table:table-cell>
          <table:table-cell office:value-type="float" office:value="3095536" table:style-name="ce5">
            <text:p>3.095.536</text:p>
          </table:table-cell>
          <table:table-cell office:value-type="float" office:value="2546993" table:style-name="ce5">
            <text:p>2.546.993</text:p>
          </table:table-cell>
          <table:table-cell office:value-type="float" office:value="3227760" table:style-name="ce5">
            <text:p>3.227.760</text:p>
          </table:table-cell>
          <table:table-cell office:value-type="float" office:value="2154369" table:style-name="ce5">
            <text:p>2.154.369</text:p>
          </table:table-cell>
          <table:table-cell office:value-type="float" office:value="3319216" table:style-name="ce5">
            <text:p>3.319.216</text:p>
          </table:table-cell>
          <table:table-cell office:value-type="float" office:value="1404683" table:style-name="ce5">
            <text:p>1.404.683</text:p>
          </table:table-cell>
          <table:table-cell office:value-type="float" office:value="1953508" table:style-name="ce5">
            <text:p>1.953.508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7992383" table:style-name="ce5">
            <text:p>7.992.383</text:p>
          </table:table-cell>
          <table:table-cell office:value-type="float" office:value="7981872" table:style-name="ce5">
            <text:p>7.981.872</text:p>
          </table:table-cell>
          <table:table-cell office:value-type="float" office:value="5291501" table:style-name="ce5">
            <text:p>5.291.501</text:p>
          </table:table-cell>
          <table:table-cell office:value-type="float" office:value="2521108" table:style-name="ce5">
            <text:p>2.521.108</text:p>
          </table:table-cell>
          <table:table-cell office:value-type="float" office:value="2702884" table:style-name="ce5">
            <text:p>2.702.884</text:p>
          </table:table-cell>
          <table:table-cell office:value-type="float" office:value="3573651" table:style-name="ce5">
            <text:p>3.573.651</text:p>
          </table:table-cell>
          <table:table-cell office:value-type="float" office:value="2330453" table:style-name="ce5">
            <text:p>2.330.453</text:p>
          </table:table-cell>
          <table:table-cell office:value-type="float" office:value="3825695" table:style-name="ce5">
            <text:p>3.825.695</text:p>
          </table:table-cell>
          <table:table-cell office:value-type="float" office:value="1728862" table:style-name="ce5">
            <text:p>1.728.862</text:p>
          </table:table-cell>
          <table:table-cell office:value-type="float" office:value="2125687" table:style-name="ce5">
            <text:p>2.125.687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4299558" table:style-name="ce5">
            <text:p>4.299.558</text:p>
          </table:table-cell>
          <table:table-cell office:value-type="float" office:value="4291809" table:style-name="ce5">
            <text:p>4.291.809</text:p>
          </table:table-cell>
          <table:table-cell office:value-type="float" office:value="2706646" table:style-name="ce5">
            <text:p>2.706.646</text:p>
          </table:table-cell>
          <table:table-cell office:value-type="float" office:value="1224957" table:style-name="ce5">
            <text:p>1.224.957</text:p>
          </table:table-cell>
          <table:table-cell office:value-type="float" office:value="1983888" table:style-name="ce5">
            <text:p>1.983.888</text:p>
          </table:table-cell>
          <table:table-cell office:value-type="float" office:value="2354083" table:style-name="ce5">
            <text:p>2.354.083</text:p>
          </table:table-cell>
          <table:table-cell office:value-type="float" office:value="1442632" table:style-name="ce5">
            <text:p>1.442.632</text:p>
          </table:table-cell>
          <table:table-cell office:value-type="float" office:value="2698629" table:style-name="ce5">
            <text:p>2.698.629</text:p>
          </table:table-cell>
          <table:table-cell office:value-type="float" office:value="1370773" table:style-name="ce5">
            <text:p>1.370.773</text:p>
          </table:table-cell>
          <table:table-cell office:value-type="float" office:value="1461346" table:style-name="ce5">
            <text:p>1.461.346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1757539" table:style-name="ce5">
            <text:p>1.757.539</text:p>
          </table:table-cell>
          <table:table-cell office:value-type="float" office:value="1761535" table:style-name="ce5">
            <text:p>1.761.535</text:p>
          </table:table-cell>
          <table:table-cell office:value-type="float" office:value="1263330" table:style-name="ce5">
            <text:p>1.263.330</text:p>
          </table:table-cell>
          <table:table-cell office:value-type="float" office:value="504792" table:style-name="ce5">
            <text:p>504.792</text:p>
          </table:table-cell>
          <table:table-cell office:value-type="float" office:value="1117066" table:style-name="ce5">
            <text:p>1.117.066</text:p>
          </table:table-cell>
          <table:table-cell office:value-type="float" office:value="1371977" table:style-name="ce5">
            <text:p>1.371.977</text:p>
          </table:table-cell>
          <table:table-cell office:value-type="float" office:value="763206" table:style-name="ce5">
            <text:p>763.206</text:p>
          </table:table-cell>
          <table:table-cell office:value-type="float" office:value="1432481" table:style-name="ce5">
            <text:p>1.432.481</text:p>
          </table:table-cell>
          <table:table-cell office:value-type="float" office:value="672656" table:style-name="ce5">
            <text:p>672.656</text:p>
          </table:table-cell>
          <table:table-cell office:value-type="float" office:value="583051" table:style-name="ce5">
            <text:p>583.051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1070557" table:style-name="ce5">
            <text:p>1.070.557</text:p>
          </table:table-cell>
          <table:table-cell office:value-type="float" office:value="974546" table:style-name="ce5">
            <text:p>974.546</text:p>
          </table:table-cell>
          <table:table-cell office:value-type="float" office:value="624241" table:style-name="ce5">
            <text:p>624.241</text:p>
          </table:table-cell>
          <table:table-cell office:value-type="float" office:value="343224" table:style-name="ce5">
            <text:p>343.224</text:p>
          </table:table-cell>
          <table:table-cell office:value-type="float" office:value="145114" table:style-name="ce5">
            <text:p>145.114</text:p>
          </table:table-cell>
          <table:table-cell office:value-type="float" office:value="123954" table:style-name="ce5">
            <text:p>123.954</text:p>
          </table:table-cell>
          <table:table-cell office:value-type="float" office:value="89266" table:style-name="ce5">
            <text:p>89.266</text:p>
          </table:table-cell>
          <table:table-cell office:value-type="float" office:value="169205" table:style-name="ce5">
            <text:p>169.205</text:p>
          </table:table-cell>
          <table:table-cell office:value-type="float" office:value="132627" table:style-name="ce5">
            <text:p>132.627</text:p>
          </table:table-cell>
          <table:table-cell office:value-type="float" office:value="73679" table:style-name="ce5">
            <text:p>73.679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3293479" table:style-name="ce5">
            <text:p>3.293.479</text:p>
          </table:table-cell>
          <table:table-cell office:value-type="float" office:value="3268042" table:style-name="ce5">
            <text:p>3.268.042</text:p>
          </table:table-cell>
          <table:table-cell office:value-type="float" office:value="2171420" table:style-name="ce5">
            <text:p>2.171.420</text:p>
          </table:table-cell>
          <table:table-cell office:value-type="float" office:value="986798" table:style-name="ce5">
            <text:p>986.798</text:p>
          </table:table-cell>
          <table:table-cell office:value-type="float" office:value="925673" table:style-name="ce5">
            <text:p>925.673</text:p>
          </table:table-cell>
          <table:table-cell office:value-type="float" office:value="819145" table:style-name="ce5">
            <text:p>819.145</text:p>
          </table:table-cell>
          <table:table-cell office:value-type="float" office:value="483638" table:style-name="ce5">
            <text:p>483.638</text:p>
          </table:table-cell>
          <table:table-cell office:value-type="float" office:value="853981" table:style-name="ce5">
            <text:p>853.981</text:p>
          </table:table-cell>
          <table:table-cell office:value-type="float" office:value="337018" table:style-name="ce5">
            <text:p>337.018</text:p>
          </table:table-cell>
          <table:table-cell office:value-type="float" office:value="468515" table:style-name="ce5">
            <text:p>468.515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2369826" table:style-name="ce5">
            <text:p>2.369.826</text:p>
          </table:table-cell>
          <table:table-cell office:value-type="float" office:value="2385613" table:style-name="ce5">
            <text:p>2.385.613</text:p>
          </table:table-cell>
          <table:table-cell office:value-type="float" office:value="1432154" table:style-name="ce5">
            <text:p>1.432.154</text:p>
          </table:table-cell>
          <table:table-cell office:value-type="float" office:value="572745" table:style-name="ce5">
            <text:p>572.745</text:p>
          </table:table-cell>
          <table:table-cell office:value-type="float" office:value="801254" table:style-name="ce5">
            <text:p>801.254</text:p>
          </table:table-cell>
          <table:table-cell office:value-type="float" office:value="730022" table:style-name="ce5">
            <text:p>730.022</text:p>
          </table:table-cell>
          <table:table-cell office:value-type="float" office:value="427294" table:style-name="ce5">
            <text:p>427.294</text:p>
          </table:table-cell>
          <table:table-cell office:value-type="float" office:value="846094" table:style-name="ce5">
            <text:p>846.094</text:p>
          </table:table-cell>
          <table:table-cell office:value-type="float" office:value="312580" table:style-name="ce5">
            <text:p>312.580</text:p>
          </table:table-cell>
          <table:table-cell office:value-type="float" office:value="296765" table:style-name="ce5">
            <text:p>296.765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1023546" table:style-name="ce5">
            <text:p>1.023.546</text:p>
          </table:table-cell>
          <table:table-cell office:value-type="float" office:value="1022623" table:style-name="ce5">
            <text:p>1.022.623</text:p>
          </table:table-cell>
          <table:table-cell office:value-type="float" office:value="821040" table:style-name="ce5">
            <text:p>821.040</text:p>
          </table:table-cell>
          <table:table-cell office:value-type="float" office:value="295638" table:style-name="ce5">
            <text:p>295.638</text:p>
          </table:table-cell>
          <table:table-cell office:value-type="float" office:value="688278" table:style-name="ce5">
            <text:p>688.278</text:p>
          </table:table-cell>
          <table:table-cell office:value-type="float" office:value="811903" table:style-name="ce5">
            <text:p>811.903</text:p>
          </table:table-cell>
          <table:table-cell office:value-type="float" office:value="804362" table:style-name="ce5">
            <text:p>804.362</text:p>
          </table:table-cell>
          <table:table-cell office:value-type="float" office:value="951267" table:style-name="ce5">
            <text:p>951.267</text:p>
          </table:table-cell>
          <table:table-cell office:value-type="float" office:value="441759" table:style-name="ce5">
            <text:p>441.759</text:p>
          </table:table-cell>
          <table:table-cell office:value-type="float" office:value="471747" table:style-name="ce5">
            <text:p>471.747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0272978" table:style-name="ce5">
            <text:p>10.272.978</text:p>
          </table:table-cell>
          <table:table-cell office:value-type="float" office:value="10338402" table:style-name="ce5">
            <text:p>10.338.402</text:p>
          </table:table-cell>
          <table:table-cell office:value-type="float" office:value="7017994" table:style-name="ce5">
            <text:p>7.017.994</text:p>
          </table:table-cell>
          <table:table-cell office:value-type="float" office:value="3037188" table:style-name="ce5">
            <text:p>3.037.188</text:p>
          </table:table-cell>
          <table:table-cell office:value-type="float" office:value="4825553" table:style-name="ce5">
            <text:p>4.825.553</text:p>
          </table:table-cell>
          <table:table-cell office:value-type="float" office:value="5661376" table:style-name="ce5">
            <text:p>5.661.376</text:p>
          </table:table-cell>
          <table:table-cell office:value-type="float" office:value="4427706" table:style-name="ce5">
            <text:p>4.427.706</text:p>
          </table:table-cell>
          <table:table-cell office:value-type="float" office:value="7282944" table:style-name="ce5">
            <text:p>7.282.944</text:p>
          </table:table-cell>
          <table:table-cell office:value-type="float" office:value="3159531" table:style-name="ce5">
            <text:p>3.159.531</text:p>
          </table:table-cell>
          <table:table-cell office:value-type="float" office:value="3422615" table:style-name="ce5">
            <text:p>3.422.615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2445588" table:style-name="ce5">
            <text:p>32.445.588</text:p>
          </table:table-cell>
          <table:table-cell office:value-type="float" office:value="32206949" table:style-name="ce5">
            <text:p>32.206.949</text:p>
          </table:table-cell>
          <table:table-cell office:value-type="float" office:value="20392095" table:style-name="ce5">
            <text:p>20.392.095</text:p>
          </table:table-cell>
          <table:table-cell office:value-type="float" office:value="8852317" table:style-name="ce5">
            <text:p>8.852.317</text:p>
          </table:table-cell>
          <table:table-cell office:value-type="float" office:value="7643675" table:style-name="ce5">
            <text:p>7.643.675</text:p>
          </table:table-cell>
          <table:table-cell office:value-type="float" office:value="8565694" table:style-name="ce5">
            <text:p>8.565.694</text:p>
          </table:table-cell>
          <table:table-cell office:value-type="float" office:value="5198296" table:style-name="ce5">
            <text:p>5.198.296</text:p>
          </table:table-cell>
          <table:table-cell office:value-type="float" office:value="8814144" table:style-name="ce5">
            <text:p>8.814.144</text:p>
          </table:table-cell>
          <table:table-cell office:value-type="float" office:value="4169404" table:style-name="ce5">
            <text:p>4.169.404</text:p>
          </table:table-cell>
          <table:table-cell office:value-type="float" office:value="5351205" table:style-name="ce5">
            <text:p>5.351.205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3888600" table:style-name="ce5">
            <text:p>23.888.600</text:p>
          </table:table-cell>
          <table:table-cell office:value-type="float" office:value="22424195" table:style-name="ce5">
            <text:p>22.424.195</text:p>
          </table:table-cell>
          <table:table-cell office:value-type="float" office:value="14914064" table:style-name="ce5">
            <text:p>14.914.064</text:p>
          </table:table-cell>
          <table:table-cell office:value-type="float" office:value="9109469" table:style-name="ce5">
            <text:p>9.109.469</text:p>
          </table:table-cell>
          <table:table-cell office:value-type="float" office:value="2266120" table:style-name="ce5">
            <text:p>2.266.120</text:p>
          </table:table-cell>
          <table:table-cell office:value-type="float" office:value="2312952" table:style-name="ce5">
            <text:p>2.312.952</text:p>
          </table:table-cell>
          <table:table-cell office:value-type="float" office:value="1054607" table:style-name="ce5">
            <text:p>1.054.607</text:p>
          </table:table-cell>
          <table:table-cell office:value-type="float" office:value="1451808" table:style-name="ce5">
            <text:p>1.451.808</text:p>
          </table:table-cell>
          <table:table-cell office:value-type="float" office:value="1427521" table:style-name="ce5">
            <text:p>1.427.521</text:p>
          </table:table-cell>
          <table:table-cell office:value-type="float" office:value="1135454" table:style-name="ce5">
            <text:p>1.135.454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7">
            <text:p>A1 - HOUSEHOLDS WITH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Yes</text:p>
          </table:table-cell>
          <table:table-cell office:value-type="string" table:number-columns-spanned="1" table:number-rows-spanned="2" table:style-name="ce13">
            <text:p>No</text:p>
          </table:table-cell>
          <table:table-cell table:style-name="ce4"/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7949041" table:style-name="ce5">
            <text:p>27.949.041</text:p>
          </table:table-cell>
          <table:table-cell office:value-type="float" office:value="43065535" table:style-name="ce5">
            <text:p>43.065.53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26203023" table:style-name="ce5">
            <text:p>26.203.023</text:p>
          </table:table-cell>
          <table:table-cell office:value-type="float" office:value="35212771" table:style-name="ce5">
            <text:p>35.212.77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746018" table:style-name="ce5">
            <text:p>1.746.018</text:p>
          </table:table-cell>
          <table:table-cell office:value-type="float" office:value="7852764" table:style-name="ce5">
            <text:p>7.852.76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14158943" table:style-name="ce5">
            <text:p>14.158.943</text:p>
          </table:table-cell>
          <table:table-cell office:value-type="float" office:value="16863572" table:style-name="ce5">
            <text:p>16.863.57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5561177" table:style-name="ce5">
            <text:p>5.561.177</text:p>
          </table:table-cell>
          <table:table-cell office:value-type="float" office:value="12921613" table:style-name="ce5">
            <text:p>12.921.61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4682640" table:style-name="ce5">
            <text:p>4.682.640</text:p>
          </table:table-cell>
          <table:table-cell office:value-type="float" office:value="6059144" table:style-name="ce5">
            <text:p>6.059.14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1540307" table:style-name="ce5">
            <text:p>1.540.307</text:p>
          </table:table-cell>
          <table:table-cell office:value-type="float" office:value="3731333" table:style-name="ce5">
            <text:p>3.731.33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2005974" table:style-name="ce5">
            <text:p>2.005.974</text:p>
          </table:table-cell>
          <table:table-cell office:value-type="float" office:value="3489873" table:style-name="ce5">
            <text:p>3.489.87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3757322" table:style-name="ce5">
            <text:p>3.757.322</text:p>
          </table:table-cell>
          <table:table-cell office:value-type="float" office:value="16331817" table:style-name="ce5">
            <text:p>16.331.817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6167302" table:style-name="ce5">
            <text:p>6.167.302</text:p>
          </table:table-cell>
          <table:table-cell office:value-type="float" office:value="12481180" table:style-name="ce5">
            <text:p>12.481.180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5149265" table:style-name="ce5">
            <text:p>5.149.265</text:p>
          </table:table-cell>
          <table:table-cell office:value-type="float" office:value="5702839" table:style-name="ce5">
            <text:p>5.702.839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5278076" table:style-name="ce5">
            <text:p>5.278.076</text:p>
          </table:table-cell>
          <table:table-cell office:value-type="float" office:value="2793134" table:style-name="ce5">
            <text:p>2.793.134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3363587" table:style-name="ce5">
            <text:p>3.363.587</text:p>
          </table:table-cell>
          <table:table-cell office:value-type="float" office:value="995534" table:style-name="ce5">
            <text:p>995.53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1569874" table:style-name="ce5">
            <text:p>1.569.874</text:p>
          </table:table-cell>
          <table:table-cell office:value-type="float" office:value="205106" table:style-name="ce5">
            <text:p>205.10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303334" table:style-name="ce5">
            <text:p>303.334</text:p>
          </table:table-cell>
          <table:table-cell office:value-type="float" office:value="897903" table:style-name="ce5">
            <text:p>897.90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1219352" table:style-name="ce5">
            <text:p>1.219.352</text:p>
          </table:table-cell>
          <table:table-cell office:value-type="float" office:value="2236150" table:style-name="ce5">
            <text:p>2.236.150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1140930" table:style-name="ce5">
            <text:p>1.140.930</text:p>
          </table:table-cell>
          <table:table-cell office:value-type="float" office:value="1421871" table:style-name="ce5">
            <text:p>1.421.871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972134" table:style-name="ce5">
            <text:p>972.134</text:p>
          </table:table-cell>
          <table:table-cell office:value-type="float" office:value="51412" table:style-name="ce5">
            <text:p>51.41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782281" table:style-name="ce5">
            <text:p>8.782.281</text:p>
          </table:table-cell>
          <table:table-cell office:value-type="float" office:value="1579923" table:style-name="ce5">
            <text:p>1.579.92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4589679" table:style-name="ce5">
            <text:p>14.589.679</text:p>
          </table:table-cell>
          <table:table-cell office:value-type="float" office:value="18727932" table:style-name="ce5">
            <text:p>18.727.93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604946" table:style-name="ce5">
            <text:p>3.604.946</text:p>
          </table:table-cell>
          <table:table-cell office:value-type="float" office:value="22706268" table:style-name="ce5">
            <text:p>22.706.268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 ¹A household with computer access is considered to be one that reports having at least one of the following: desktop computers, notebooks and tablet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3" table:number-columns-repeated="4" table:default-cell-style-name="ce1"/>
        <table:table-column table:style-name="co2" table:number-columns-repeated="8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7">
            <text:p>A2 - HOUSEHOLDS WITH COMPUTERS BY TYPE OF COMPU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4" table:number-rows-spanned="1" table:style-name="ce13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13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13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es not know</text:p>
          </table:table-cell>
          <table:table-cell office:value-type="string" table:style-name="ce3">
            <text:p>Did not answer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es not know</text:p>
          </table:table-cell>
          <table:table-cell office:value-type="string" table:style-name="ce3">
            <text:p>Did not answer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oes not know</text:p>
          </table:table-cell>
          <table:table-cell office:value-type="string" table:style-name="ce3">
            <text:p>Did not answer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1484971" table:style-name="ce5">
            <text:p>11.484.971</text:p>
          </table:table-cell>
          <table:table-cell office:value-type="float" office:value="16462198" table:style-name="ce5">
            <text:p>16.462.198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18500163" table:style-name="ce5">
            <text:p>18.500.163</text:p>
          </table:table-cell>
          <table:table-cell office:value-type="float" office:value="9418988" table:style-name="ce5">
            <text:p>9.418.988</text:p>
          </table:table-cell>
          <table:table-cell office:value-type="float" office:value="22931" table:style-name="ce5">
            <text:p>22.931</text:p>
          </table:table-cell>
          <table:table-cell office:value-type="float" office:value="6959" table:style-name="ce5">
            <text:p>6.959</text:p>
          </table:table-cell>
          <table:table-cell office:value-type="float" office:value="9198215" table:style-name="ce5">
            <text:p>9.198.215</text:p>
          </table:table-cell>
          <table:table-cell office:value-type="float" office:value="18713002" table:style-name="ce5">
            <text:p>18.713.002</text:p>
          </table:table-cell>
          <table:table-cell office:value-type="float" office:value="37824" table:style-name="ce5">
            <text:p>37.824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10937167" table:style-name="ce5">
            <text:p>10.937.167</text:p>
          </table:table-cell>
          <table:table-cell office:value-type="float" office:value="15263984" table:style-name="ce5">
            <text:p>15.263.984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17420579" table:style-name="ce5">
            <text:p>17.420.579</text:p>
          </table:table-cell>
          <table:table-cell office:value-type="float" office:value="8752554" table:style-name="ce5">
            <text:p>8.752.554</text:p>
          </table:table-cell>
          <table:table-cell office:value-type="float" office:value="22931" table:style-name="ce5">
            <text:p>22.931</text:p>
          </table:table-cell>
          <table:table-cell office:value-type="float" office:value="6959" table:style-name="ce5">
            <text:p>6.959</text:p>
          </table:table-cell>
          <table:table-cell office:value-type="float" office:value="8637302" table:style-name="ce5">
            <text:p>8.637.302</text:p>
          </table:table-cell>
          <table:table-cell office:value-type="float" office:value="17534192" table:style-name="ce5">
            <text:p>17.534.192</text:p>
          </table:table-cell>
          <table:table-cell office:value-type="float" office:value="31529" table:style-name="ce5">
            <text:p>31.529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547804" table:style-name="ce5">
            <text:p>547.804</text:p>
          </table:table-cell>
          <table:table-cell office:value-type="float" office:value="1198214" table:style-name="ce5">
            <text:p>1.198.2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79584" table:style-name="ce5">
            <text:p>1.079.584</text:p>
          </table:table-cell>
          <table:table-cell office:value-type="float" office:value="666434" table:style-name="ce5">
            <text:p>666.4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0913" table:style-name="ce5">
            <text:p>560.913</text:p>
          </table:table-cell>
          <table:table-cell office:value-type="float" office:value="1178810" table:style-name="ce5">
            <text:p>1.178.810</text:p>
          </table:table-cell>
          <table:table-cell office:value-type="float" office:value="6295" table:style-name="ce5">
            <text:p>6.29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6478470" table:style-name="ce5">
            <text:p>6.478.470</text:p>
          </table:table-cell>
          <table:table-cell office:value-type="float" office:value="7680473" table:style-name="ce5">
            <text:p>7.680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27337" table:style-name="ce5">
            <text:p>9.227.337</text:p>
          </table:table-cell>
          <table:table-cell office:value-type="float" office:value="4914177" table:style-name="ce5">
            <text:p>4.914.177</text:p>
          </table:table-cell>
          <table:table-cell office:value-type="float" office:value="10471" table:style-name="ce5">
            <text:p>10.471</text:p>
          </table:table-cell>
          <table:table-cell office:value-type="float" office:value="6959" table:style-name="ce5">
            <text:p>6.959</text:p>
          </table:table-cell>
          <table:table-cell office:value-type="float" office:value="4611375" table:style-name="ce5">
            <text:p>4.611.375</text:p>
          </table:table-cell>
          <table:table-cell office:value-type="float" office:value="9521627" table:style-name="ce5">
            <text:p>9.521.627</text:p>
          </table:table-cell>
          <table:table-cell office:value-type="float" office:value="25941" table:style-name="ce5">
            <text:p>25.94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1899845" table:style-name="ce5">
            <text:p>1.899.845</text:p>
          </table:table-cell>
          <table:table-cell office:value-type="float" office:value="3659459" table:style-name="ce5">
            <text:p>3.659.459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3507491" table:style-name="ce5">
            <text:p>3.507.491</text:p>
          </table:table-cell>
          <table:table-cell office:value-type="float" office:value="2045572" table:style-name="ce5">
            <text:p>2.045.572</text:p>
          </table:table-cell>
          <table:table-cell office:value-type="float" office:value="8114" table:style-name="ce5">
            <text:p>8.114</text:p>
          </table:table-cell>
          <table:table-cell office:value-type="float" office:value="0" table:style-name="ce5">
            <text:p>0</text:p>
          </table:table-cell>
          <table:table-cell office:value-type="float" office:value="2071117" table:style-name="ce5">
            <text:p>2.071.117</text:p>
          </table:table-cell>
          <table:table-cell office:value-type="float" office:value="3480085" table:style-name="ce5">
            <text:p>3.480.085</text:p>
          </table:table-cell>
          <table:table-cell office:value-type="float" office:value="9975" table:style-name="ce5">
            <text:p>9.97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1745515" table:style-name="ce5">
            <text:p>1.745.515</text:p>
          </table:table-cell>
          <table:table-cell office:value-type="float" office:value="2937125" table:style-name="ce5">
            <text:p>2.937.1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01066" table:style-name="ce5">
            <text:p>3.501.066</text:p>
          </table:table-cell>
          <table:table-cell office:value-type="float" office:value="1180191" table:style-name="ce5">
            <text:p>1.180.191</text:p>
          </table:table-cell>
          <table:table-cell office:value-type="float" office:value="1383" table:style-name="ce5">
            <text:p>1.383</text:p>
          </table:table-cell>
          <table:table-cell office:value-type="float" office:value="0" table:style-name="ce5">
            <text:p>0</text:p>
          </table:table-cell>
          <table:table-cell office:value-type="float" office:value="1395198" table:style-name="ce5">
            <text:p>1.395.198</text:p>
          </table:table-cell>
          <table:table-cell office:value-type="float" office:value="3285533" table:style-name="ce5">
            <text:p>3.285.533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462622" table:style-name="ce5">
            <text:p>462.622</text:p>
          </table:table-cell>
          <table:table-cell office:value-type="float" office:value="1077685" table:style-name="ce5">
            <text:p>1.077.6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7277" table:style-name="ce5">
            <text:p>937.277</text:p>
          </table:table-cell>
          <table:table-cell office:value-type="float" office:value="603030" table:style-name="ce5">
            <text:p>603.0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4489" table:style-name="ce5">
            <text:p>484.489</text:p>
          </table:table-cell>
          <table:table-cell office:value-type="float" office:value="1055818" table:style-name="ce5">
            <text:p>1.055.8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898519" table:style-name="ce5">
            <text:p>898.519</text:p>
          </table:table-cell>
          <table:table-cell office:value-type="float" office:value="1107455" table:style-name="ce5">
            <text:p>1.107.4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6992" table:style-name="ce5">
            <text:p>1.326.992</text:p>
          </table:table-cell>
          <table:table-cell office:value-type="float" office:value="676018" table:style-name="ce5">
            <text:p>676.018</text:p>
          </table:table-cell>
          <table:table-cell office:value-type="float" office:value="2964" table:style-name="ce5">
            <text:p>2.964</text:p>
          </table:table-cell>
          <table:table-cell office:value-type="float" office:value="0" table:style-name="ce5">
            <text:p>0</text:p>
          </table:table-cell>
          <table:table-cell office:value-type="float" office:value="636036" table:style-name="ce5">
            <text:p>636.036</text:p>
          </table:table-cell>
          <table:table-cell office:value-type="float" office:value="1369937" table:style-name="ce5">
            <text:p>1.369.9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1470139" table:style-name="ce5">
            <text:p>1.470.139</text:p>
          </table:table-cell>
          <table:table-cell office:value-type="float" office:value="2285310" table:style-name="ce5">
            <text:p>2.285.310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1716051" table:style-name="ce5">
            <text:p>1.716.051</text:p>
          </table:table-cell>
          <table:table-cell office:value-type="float" office:value="2041270" table:style-name="ce5">
            <text:p>2.041.2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6238" table:style-name="ce5">
            <text:p>1.396.238</text:p>
          </table:table-cell>
          <table:table-cell office:value-type="float" office:value="2361084" table:style-name="ce5">
            <text:p>2.361.0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2323973" table:style-name="ce5">
            <text:p>2.323.973</text:p>
          </table:table-cell>
          <table:table-cell office:value-type="float" office:value="3843330" table:style-name="ce5">
            <text:p>3.843.3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38811" table:style-name="ce5">
            <text:p>3.638.811</text:p>
          </table:table-cell>
          <table:table-cell office:value-type="float" office:value="2528491" table:style-name="ce5">
            <text:p>2.528.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42779" table:style-name="ce5">
            <text:p>1.842.779</text:p>
          </table:table-cell>
          <table:table-cell office:value-type="float" office:value="4318174" table:style-name="ce5">
            <text:p>4.318.174</text:p>
          </table:table-cell>
          <table:table-cell office:value-type="float" office:value="6349" table:style-name="ce5">
            <text:p>6.349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2154369" table:style-name="ce5">
            <text:p>2.154.369</text:p>
          </table:table-cell>
          <table:table-cell office:value-type="float" office:value="2994895" table:style-name="ce5">
            <text:p>2.994.8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19216" table:style-name="ce5">
            <text:p>3.319.216</text:p>
          </table:table-cell>
          <table:table-cell office:value-type="float" office:value="1824573" table:style-name="ce5">
            <text:p>1.824.573</text:p>
          </table:table-cell>
          <table:table-cell office:value-type="float" office:value="5475" table:style-name="ce5">
            <text:p>5.475</text:p>
          </table:table-cell>
          <table:table-cell office:value-type="float" office:value="0" table:style-name="ce5">
            <text:p>0</text:p>
          </table:table-cell>
          <table:table-cell office:value-type="float" office:value="1404683" table:style-name="ce5">
            <text:p>1.404.683</text:p>
          </table:table-cell>
          <table:table-cell office:value-type="float" office:value="3738287" table:style-name="ce5">
            <text:p>3.738.287</text:p>
          </table:table-cell>
          <table:table-cell office:value-type="float" office:value="6295" table:style-name="ce5">
            <text:p>6.29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2330453" table:style-name="ce5">
            <text:p>2.330.453</text:p>
          </table:table-cell>
          <table:table-cell office:value-type="float" office:value="2947624" table:style-name="ce5">
            <text:p>2.947.6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25695" table:style-name="ce5">
            <text:p>3.825.695</text:p>
          </table:table-cell>
          <table:table-cell office:value-type="float" office:value="1452382" table:style-name="ce5">
            <text:p>1.452.3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28862" table:style-name="ce5">
            <text:p>1.728.862</text:p>
          </table:table-cell>
          <table:table-cell office:value-type="float" office:value="3547354" table:style-name="ce5">
            <text:p>3.547.354</text:p>
          </table:table-cell>
          <table:table-cell office:value-type="float" office:value="1861" table:style-name="ce5">
            <text:p>1.86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1442632" table:style-name="ce5">
            <text:p>1.442.632</text:p>
          </table:table-cell>
          <table:table-cell office:value-type="float" office:value="1920954" table:style-name="ce5">
            <text:p>1.920.9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98629" table:style-name="ce5">
            <text:p>2.698.629</text:p>
          </table:table-cell>
          <table:table-cell office:value-type="float" office:value="656844" table:style-name="ce5">
            <text:p>656.844</text:p>
          </table:table-cell>
          <table:table-cell office:value-type="float" office:value="8114" table:style-name="ce5">
            <text:p>8.114</text:p>
          </table:table-cell>
          <table:table-cell office:value-type="float" office:value="0" table:style-name="ce5">
            <text:p>0</text:p>
          </table:table-cell>
          <table:table-cell office:value-type="float" office:value="1370773" table:style-name="ce5">
            <text:p>1.370.773</text:p>
          </table:table-cell>
          <table:table-cell office:value-type="float" office:value="1984701" table:style-name="ce5">
            <text:p>1.984.701</text:p>
          </table:table-cell>
          <table:table-cell office:value-type="float" office:value="8114" table:style-name="ce5">
            <text:p>8.114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763206" table:style-name="ce5">
            <text:p>763.206</text:p>
          </table:table-cell>
          <table:table-cell office:value-type="float" office:value="806667" table:style-name="ce5">
            <text:p>806.6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2481" table:style-name="ce5">
            <text:p>1.432.481</text:p>
          </table:table-cell>
          <table:table-cell office:value-type="float" office:value="137392" table:style-name="ce5">
            <text:p>137.3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2656" table:style-name="ce5">
            <text:p>672.656</text:p>
          </table:table-cell>
          <table:table-cell office:value-type="float" office:value="897218" table:style-name="ce5">
            <text:p>897.2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89266" table:style-name="ce5">
            <text:p>89.266</text:p>
          </table:table-cell>
          <table:table-cell office:value-type="float" office:value="214069" table:style-name="ce5">
            <text:p>214.0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205" table:style-name="ce5">
            <text:p>169.205</text:p>
          </table:table-cell>
          <table:table-cell office:value-type="float" office:value="134130" table:style-name="ce5">
            <text:p>134.1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2627" table:style-name="ce5">
            <text:p>132.627</text:p>
          </table:table-cell>
          <table:table-cell office:value-type="float" office:value="170707" table:style-name="ce5">
            <text:p>170.7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483638" table:style-name="ce5">
            <text:p>483.638</text:p>
          </table:table-cell>
          <table:table-cell office:value-type="float" office:value="735714" table:style-name="ce5">
            <text:p>735.7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3981" table:style-name="ce5">
            <text:p>853.981</text:p>
          </table:table-cell>
          <table:table-cell office:value-type="float" office:value="354030" table:style-name="ce5">
            <text:p>354.030</text:p>
          </table:table-cell>
          <table:table-cell office:value-type="float" office:value="4382" table:style-name="ce5">
            <text:p>4.382</text:p>
          </table:table-cell>
          <table:table-cell office:value-type="float" office:value="6959" table:style-name="ce5">
            <text:p>6.959</text:p>
          </table:table-cell>
          <table:table-cell office:value-type="float" office:value="337018" table:style-name="ce5">
            <text:p>337.018</text:p>
          </table:table-cell>
          <table:table-cell office:value-type="float" office:value="872376" table:style-name="ce5">
            <text:p>872.376</text:p>
          </table:table-cell>
          <table:table-cell office:value-type="float" office:value="9958" table:style-name="ce5">
            <text:p>9.958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427294" table:style-name="ce5">
            <text:p>427.294</text:p>
          </table:table-cell>
          <table:table-cell office:value-type="float" office:value="713635" table:style-name="ce5">
            <text:p>713.6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6094" table:style-name="ce5">
            <text:p>846.094</text:p>
          </table:table-cell>
          <table:table-cell office:value-type="float" office:value="289876" table:style-name="ce5">
            <text:p>289.876</text:p>
          </table:table-cell>
          <table:table-cell office:value-type="float" office:value="4960" table:style-name="ce5">
            <text:p>4.960</text:p>
          </table:table-cell>
          <table:table-cell office:value-type="float" office:value="0" table:style-name="ce5">
            <text:p>0</text:p>
          </table:table-cell>
          <table:table-cell office:value-type="float" office:value="312580" table:style-name="ce5">
            <text:p>312.580</text:p>
          </table:table-cell>
          <table:table-cell office:value-type="float" office:value="823102" table:style-name="ce5">
            <text:p>823.102</text:p>
          </table:table-cell>
          <table:table-cell office:value-type="float" office:value="5247" table:style-name="ce5">
            <text:p>5.247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804362" table:style-name="ce5">
            <text:p>804.362</text:p>
          </table:table-cell>
          <table:table-cell office:value-type="float" office:value="167772" table:style-name="ce5">
            <text:p>167.7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1267" table:style-name="ce5">
            <text:p>951.267</text:p>
          </table:table-cell>
          <table:table-cell office:value-type="float" office:value="20867" table:style-name="ce5">
            <text:p>20.8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1759" table:style-name="ce5">
            <text:p>441.759</text:p>
          </table:table-cell>
          <table:table-cell office:value-type="float" office:value="530375" table:style-name="ce5">
            <text:p>530.3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427706" table:style-name="ce5">
            <text:p>4.427.706</text:p>
          </table:table-cell>
          <table:table-cell office:value-type="float" office:value="4354575" table:style-name="ce5">
            <text:p>4.354.5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82944" table:style-name="ce5">
            <text:p>7.282.944</text:p>
          </table:table-cell>
          <table:table-cell office:value-type="float" office:value="1499337" table:style-name="ce5">
            <text:p>1.499.3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59531" table:style-name="ce5">
            <text:p>3.159.531</text:p>
          </table:table-cell>
          <table:table-cell office:value-type="float" office:value="5622750" table:style-name="ce5">
            <text:p>5.622.7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5198296" table:style-name="ce5">
            <text:p>5.198.296</text:p>
          </table:table-cell>
          <table:table-cell office:value-type="float" office:value="9391384" table:style-name="ce5">
            <text:p>9.391.3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14144" table:style-name="ce5">
            <text:p>8.814.144</text:p>
          </table:table-cell>
          <table:table-cell office:value-type="float" office:value="5747028" table:style-name="ce5">
            <text:p>5.747.028</text:p>
          </table:table-cell>
          <table:table-cell office:value-type="float" office:value="21548" table:style-name="ce5">
            <text:p>21.548</text:p>
          </table:table-cell>
          <table:table-cell office:value-type="float" office:value="6959" table:style-name="ce5">
            <text:p>6.959</text:p>
          </table:table-cell>
          <table:table-cell office:value-type="float" office:value="4169404" table:style-name="ce5">
            <text:p>4.169.404</text:p>
          </table:table-cell>
          <table:table-cell office:value-type="float" office:value="10382451" table:style-name="ce5">
            <text:p>10.382.451</text:p>
          </table:table-cell>
          <table:table-cell office:value-type="float" office:value="37824" table:style-name="ce5">
            <text:p>37.824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054607" table:style-name="ce5">
            <text:p>1.054.607</text:p>
          </table:table-cell>
          <table:table-cell office:value-type="float" office:value="2548466" table:style-name="ce5">
            <text:p>2.548.466</text:p>
          </table:table-cell>
          <table:table-cell office:value-type="float" office:value="1873" table:style-name="ce5">
            <text:p>1.873</text:p>
          </table:table-cell>
          <table:table-cell office:value-type="float" office:value="0" table:style-name="ce5">
            <text:p>0</text:p>
          </table:table-cell>
          <table:table-cell office:value-type="float" office:value="1451808" table:style-name="ce5">
            <text:p>1.451.808</text:p>
          </table:table-cell>
          <table:table-cell office:value-type="float" office:value="2151755" table:style-name="ce5">
            <text:p>2.151.755</text:p>
          </table:table-cell>
          <table:table-cell office:value-type="float" office:value="1383" table:style-name="ce5">
            <text:p>1.383</text:p>
          </table:table-cell>
          <table:table-cell office:value-type="float" office:value="0" table:style-name="ce5">
            <text:p>0</text:p>
          </table:table-cell>
          <table:table-cell office:value-type="float" office:value="1427521" table:style-name="ce5">
            <text:p>1.427.521</text:p>
          </table:table-cell>
          <table:table-cell office:value-type="float" office:value="2177425" table:style-name="ce5">
            <text:p>2.177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2A - HOUSEHOLDS WITH COMPUTERS BY TYPE OF COMPUTER EXCLUSIVELY OR SIMULTANEOUSLY PRESENT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Only desktop computer</text:p>
          </table:table-cell>
          <table:table-cell office:value-type="string" table:number-columns-spanned="1" table:number-rows-spanned="2" table:style-name="ce13">
            <text:p>Only notebook</text:p>
          </table:table-cell>
          <table:table-cell office:value-type="string" table:number-columns-spanned="1" table:number-rows-spanned="2" table:style-name="ce13">
            <text:p>Only tablet</text:p>
          </table:table-cell>
          <table:table-cell office:value-type="string" table:number-columns-spanned="1" table:number-rows-spanned="2" table:style-name="ce13">
            <text:p>More than one type of comput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212990" table:style-name="ce5">
            <text:p>5.212.990</text:p>
          </table:table-cell>
          <table:table-cell office:value-type="float" office:value="10303684" table:style-name="ce5">
            <text:p>10.303.684</text:p>
          </table:table-cell>
          <table:table-cell office:value-type="float" office:value="3130778" table:style-name="ce5">
            <text:p>3.130.778</text:p>
          </table:table-cell>
          <table:table-cell office:value-type="float" office:value="9301589" table:style-name="ce5">
            <text:p>9.301.58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4917293" table:style-name="ce5">
            <text:p>4.917.293</text:p>
          </table:table-cell>
          <table:table-cell office:value-type="float" office:value="9547806" table:style-name="ce5">
            <text:p>9.547.806</text:p>
          </table:table-cell>
          <table:table-cell office:value-type="float" office:value="2833640" table:style-name="ce5">
            <text:p>2.833.640</text:p>
          </table:table-cell>
          <table:table-cell office:value-type="float" office:value="8904284" table:style-name="ce5">
            <text:p>8.904.28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95697" table:style-name="ce5">
            <text:p>295.697</text:p>
          </table:table-cell>
          <table:table-cell office:value-type="float" office:value="755878" table:style-name="ce5">
            <text:p>755.878</text:p>
          </table:table-cell>
          <table:table-cell office:value-type="float" office:value="297138" table:style-name="ce5">
            <text:p>297.138</text:p>
          </table:table-cell>
          <table:table-cell office:value-type="float" office:value="397306" table:style-name="ce5">
            <text:p>397.30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2882849" table:style-name="ce5">
            <text:p>2.882.849</text:p>
          </table:table-cell>
          <table:table-cell office:value-type="float" office:value="4921025" table:style-name="ce5">
            <text:p>4.921.025</text:p>
          </table:table-cell>
          <table:table-cell office:value-type="float" office:value="1334210" table:style-name="ce5">
            <text:p>1.334.210</text:p>
          </table:table-cell>
          <table:table-cell office:value-type="float" office:value="5020858" table:style-name="ce5">
            <text:p>5.020.85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958728" table:style-name="ce5">
            <text:p>958.728</text:p>
          </table:table-cell>
          <table:table-cell office:value-type="float" office:value="2037050" table:style-name="ce5">
            <text:p>2.037.050</text:p>
          </table:table-cell>
          <table:table-cell office:value-type="float" office:value="917804" table:style-name="ce5">
            <text:p>917.804</text:p>
          </table:table-cell>
          <table:table-cell office:value-type="float" office:value="1647594" table:style-name="ce5">
            <text:p>1.647.59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669181" table:style-name="ce5">
            <text:p>669.181</text:p>
          </table:table-cell>
          <table:table-cell office:value-type="float" office:value="1986683" table:style-name="ce5">
            <text:p>1.986.683</text:p>
          </table:table-cell>
          <table:table-cell office:value-type="float" office:value="388250" table:style-name="ce5">
            <text:p>388.250</text:p>
          </table:table-cell>
          <table:table-cell office:value-type="float" office:value="1638526" table:style-name="ce5">
            <text:p>1.638.52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306025" table:style-name="ce5">
            <text:p>306.025</text:p>
          </table:table-cell>
          <table:table-cell office:value-type="float" office:value="657719" table:style-name="ce5">
            <text:p>657.719</text:p>
          </table:table-cell>
          <table:table-cell office:value-type="float" office:value="274035" table:style-name="ce5">
            <text:p>274.035</text:p>
          </table:table-cell>
          <table:table-cell office:value-type="float" office:value="302527" table:style-name="ce5">
            <text:p>302.52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396207" table:style-name="ce5">
            <text:p>396.207</text:p>
          </table:table-cell>
          <table:table-cell office:value-type="float" office:value="701205" table:style-name="ce5">
            <text:p>701.205</text:p>
          </table:table-cell>
          <table:table-cell office:value-type="float" office:value="216478" table:style-name="ce5">
            <text:p>216.478</text:p>
          </table:table-cell>
          <table:table-cell office:value-type="float" office:value="692083" table:style-name="ce5">
            <text:p>692.08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959106" table:style-name="ce5">
            <text:p>959.106</text:p>
          </table:table-cell>
          <table:table-cell office:value-type="float" office:value="1114755" table:style-name="ce5">
            <text:p>1.114.755</text:p>
          </table:table-cell>
          <table:table-cell office:value-type="float" office:value="938971" table:style-name="ce5">
            <text:p>938.971</text:p>
          </table:table-cell>
          <table:table-cell office:value-type="float" office:value="744489" table:style-name="ce5">
            <text:p>744.489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375095" table:style-name="ce5">
            <text:p>1.375.095</text:p>
          </table:table-cell>
          <table:table-cell office:value-type="float" office:value="2409759" table:style-name="ce5">
            <text:p>2.409.759</text:p>
          </table:table-cell>
          <table:table-cell office:value-type="float" office:value="931173" table:style-name="ce5">
            <text:p>931.173</text:p>
          </table:table-cell>
          <table:table-cell office:value-type="float" office:value="1451275" table:style-name="ce5">
            <text:p>1.451.275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1088598" table:style-name="ce5">
            <text:p>1.088.598</text:p>
          </table:table-cell>
          <table:table-cell office:value-type="float" office:value="2060855" table:style-name="ce5">
            <text:p>2.060.855</text:p>
          </table:table-cell>
          <table:table-cell office:value-type="float" office:value="476817" table:style-name="ce5">
            <text:p>476.817</text:p>
          </table:table-cell>
          <table:table-cell office:value-type="float" office:value="1522995" table:style-name="ce5">
            <text:p>1.522.995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895935" table:style-name="ce5">
            <text:p>895.935</text:p>
          </table:table-cell>
          <table:table-cell office:value-type="float" office:value="1968482" table:style-name="ce5">
            <text:p>1.968.482</text:p>
          </table:table-cell>
          <table:table-cell office:value-type="float" office:value="372987" table:style-name="ce5">
            <text:p>372.987</text:p>
          </table:table-cell>
          <table:table-cell office:value-type="float" office:value="2040673" table:style-name="ce5">
            <text:p>2.040.673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361241" table:style-name="ce5">
            <text:p>361.241</text:p>
          </table:table-cell>
          <table:table-cell office:value-type="float" office:value="1147273" table:style-name="ce5">
            <text:p>1.147.273</text:p>
          </table:table-cell>
          <table:table-cell office:value-type="float" office:value="131348" table:style-name="ce5">
            <text:p>131.348</text:p>
          </table:table-cell>
          <table:table-cell office:value-type="float" office:value="1723724" table:style-name="ce5">
            <text:p>1.723.724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77019" table:style-name="ce5">
            <text:p>77.019</text:p>
          </table:table-cell>
          <table:table-cell office:value-type="float" office:value="491678" table:style-name="ce5">
            <text:p>491.678</text:p>
          </table:table-cell>
          <table:table-cell office:value-type="float" office:value="26627" table:style-name="ce5">
            <text:p>26.627</text:p>
          </table:table-cell>
          <table:table-cell office:value-type="float" office:value="974550" table:style-name="ce5">
            <text:p>974.55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33237" table:style-name="ce5">
            <text:p>33.237</text:p>
          </table:table-cell>
          <table:table-cell office:value-type="float" office:value="103405" table:style-name="ce5">
            <text:p>103.405</text:p>
          </table:table-cell>
          <table:table-cell office:value-type="float" office:value="85618" table:style-name="ce5">
            <text:p>85.618</text:p>
          </table:table-cell>
          <table:table-cell office:value-type="float" office:value="81075" table:style-name="ce5">
            <text:p>81.07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226277" table:style-name="ce5">
            <text:p>226.277</text:p>
          </table:table-cell>
          <table:table-cell office:value-type="float" office:value="518185" table:style-name="ce5">
            <text:p>518.185</text:p>
          </table:table-cell>
          <table:table-cell office:value-type="float" office:value="94999" table:style-name="ce5">
            <text:p>94.999</text:p>
          </table:table-cell>
          <table:table-cell office:value-type="float" office:value="379890" table:style-name="ce5">
            <text:p>379.89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196483" table:style-name="ce5">
            <text:p>196.483</text:p>
          </table:table-cell>
          <table:table-cell office:value-type="float" office:value="489290" table:style-name="ce5">
            <text:p>489.290</text:p>
          </table:table-cell>
          <table:table-cell office:value-type="float" office:value="72238" table:style-name="ce5">
            <text:p>72.238</text:p>
          </table:table-cell>
          <table:table-cell office:value-type="float" office:value="382918" table:style-name="ce5">
            <text:p>382.918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10886" table:style-name="ce5">
            <text:p>10.886</text:p>
          </table:table-cell>
          <table:table-cell office:value-type="float" office:value="117811" table:style-name="ce5">
            <text:p>117.811</text:p>
          </table:table-cell>
          <table:table-cell office:value-type="float" office:value="5906" table:style-name="ce5">
            <text:p>5.906</text:p>
          </table:table-cell>
          <table:table-cell office:value-type="float" office:value="837531" table:style-name="ce5">
            <text:p>837.53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79480" table:style-name="ce5">
            <text:p>879.480</text:p>
          </table:table-cell>
          <table:table-cell office:value-type="float" office:value="2744276" table:style-name="ce5">
            <text:p>2.744.276</text:p>
          </table:table-cell>
          <table:table-cell office:value-type="float" office:value="331676" table:style-name="ce5">
            <text:p>331.676</text:p>
          </table:table-cell>
          <table:table-cell office:value-type="float" office:value="4826849" table:style-name="ce5">
            <text:p>4.826.84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411413" table:style-name="ce5">
            <text:p>3.411.413</text:p>
          </table:table-cell>
          <table:table-cell office:value-type="float" office:value="6194865" table:style-name="ce5">
            <text:p>6.194.865</text:p>
          </table:table-cell>
          <table:table-cell office:value-type="float" office:value="1675184" table:style-name="ce5">
            <text:p>1.675.184</text:p>
          </table:table-cell>
          <table:table-cell office:value-type="float" office:value="3308219" table:style-name="ce5">
            <text:p>3.308.21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911212" table:style-name="ce5">
            <text:p>911.212</text:p>
          </table:table-cell>
          <table:table-cell office:value-type="float" office:value="1246731" table:style-name="ce5">
            <text:p>1.246.731</text:p>
          </table:table-cell>
          <table:table-cell office:value-type="float" office:value="1118013" table:style-name="ce5">
            <text:p>1.118.013</text:p>
          </table:table-cell>
          <table:table-cell office:value-type="float" office:value="328991" table:style-name="ce5">
            <text:p>328.99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7">
            <text:p>A2B - HOUSEHOLDS WITH COMPUTERS BY TYPES AND NUMBERS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3" table:number-rows-spanned="1" table:style-name="ce13">
            <text:p>Desktop computer</text:p>
          </table:table-cell>
          <table:covered-table-cell table:number-columns-repeated="2"/>
          <table:table-cell office:value-type="string" table:number-columns-spanned="3" table:number-rows-spanned="1" table:style-name="ce13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13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3">
            <text:p>None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Two or mor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Two or more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One</text:p>
          </table:table-cell>
          <table:table-cell office:value-type="string" table:style-name="ce3">
            <text:p>Two or more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6464070" table:style-name="ce5">
            <text:p>16.464.070</text:p>
          </table:table-cell>
          <table:table-cell office:value-type="float" office:value="10863568" table:style-name="ce5">
            <text:p>10.863.568</text:p>
          </table:table-cell>
          <table:table-cell office:value-type="float" office:value="621403" table:style-name="ce5">
            <text:p>621.403</text:p>
          </table:table-cell>
          <table:table-cell office:value-type="float" office:value="9448878" table:style-name="ce5">
            <text:p>9.448.878</text:p>
          </table:table-cell>
          <table:table-cell office:value-type="float" office:value="15043108" table:style-name="ce5">
            <text:p>15.043.108</text:p>
          </table:table-cell>
          <table:table-cell office:value-type="float" office:value="3457055" table:style-name="ce5">
            <text:p>3.457.055</text:p>
          </table:table-cell>
          <table:table-cell office:value-type="float" office:value="18750826" table:style-name="ce5">
            <text:p>18.750.826</text:p>
          </table:table-cell>
          <table:table-cell office:value-type="float" office:value="8131075" table:style-name="ce5">
            <text:p>8.131.075</text:p>
          </table:table-cell>
          <table:table-cell office:value-type="float" office:value="1067140" table:style-name="ce5">
            <text:p>1.067.140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15265857" table:style-name="ce5">
            <text:p>15.265.857</text:p>
          </table:table-cell>
          <table:table-cell office:value-type="float" office:value="10325179" table:style-name="ce5">
            <text:p>10.325.179</text:p>
          </table:table-cell>
          <table:table-cell office:value-type="float" office:value="611987" table:style-name="ce5">
            <text:p>611.987</text:p>
          </table:table-cell>
          <table:table-cell office:value-type="float" office:value="8782444" table:style-name="ce5">
            <text:p>8.782.444</text:p>
          </table:table-cell>
          <table:table-cell office:value-type="float" office:value="14053292" table:style-name="ce5">
            <text:p>14.053.292</text:p>
          </table:table-cell>
          <table:table-cell office:value-type="float" office:value="3367287" table:style-name="ce5">
            <text:p>3.367.287</text:p>
          </table:table-cell>
          <table:table-cell office:value-type="float" office:value="17565721" table:style-name="ce5">
            <text:p>17.565.721</text:p>
          </table:table-cell>
          <table:table-cell office:value-type="float" office:value="7621606" table:style-name="ce5">
            <text:p>7.621.606</text:p>
          </table:table-cell>
          <table:table-cell office:value-type="float" office:value="1015697" table:style-name="ce5">
            <text:p>1.015.69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198214" table:style-name="ce5">
            <text:p>1.198.214</text:p>
          </table:table-cell>
          <table:table-cell office:value-type="float" office:value="538388" table:style-name="ce5">
            <text:p>538.388</text:p>
          </table:table-cell>
          <table:table-cell office:value-type="float" office:value="9416" table:style-name="ce5">
            <text:p>9.416</text:p>
          </table:table-cell>
          <table:table-cell office:value-type="float" office:value="666434" table:style-name="ce5">
            <text:p>666.434</text:p>
          </table:table-cell>
          <table:table-cell office:value-type="float" office:value="989816" table:style-name="ce5">
            <text:p>989.816</text:p>
          </table:table-cell>
          <table:table-cell office:value-type="float" office:value="89768" table:style-name="ce5">
            <text:p>89.768</text:p>
          </table:table-cell>
          <table:table-cell office:value-type="float" office:value="1185105" table:style-name="ce5">
            <text:p>1.185.105</text:p>
          </table:table-cell>
          <table:table-cell office:value-type="float" office:value="509469" table:style-name="ce5">
            <text:p>509.469</text:p>
          </table:table-cell>
          <table:table-cell office:value-type="float" office:value="51444" table:style-name="ce5">
            <text:p>51.444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7680473" table:style-name="ce5">
            <text:p>7.680.473</text:p>
          </table:table-cell>
          <table:table-cell office:value-type="float" office:value="6156263" table:style-name="ce5">
            <text:p>6.156.263</text:p>
          </table:table-cell>
          <table:table-cell office:value-type="float" office:value="322207" table:style-name="ce5">
            <text:p>322.207</text:p>
          </table:table-cell>
          <table:table-cell office:value-type="float" office:value="4931607" table:style-name="ce5">
            <text:p>4.931.607</text:p>
          </table:table-cell>
          <table:table-cell office:value-type="float" office:value="7424689" table:style-name="ce5">
            <text:p>7.424.689</text:p>
          </table:table-cell>
          <table:table-cell office:value-type="float" office:value="1802647" table:style-name="ce5">
            <text:p>1.802.647</text:p>
          </table:table-cell>
          <table:table-cell office:value-type="float" office:value="9547569" table:style-name="ce5">
            <text:p>9.547.569</text:p>
          </table:table-cell>
          <table:table-cell office:value-type="float" office:value="4034461" table:style-name="ce5">
            <text:p>4.034.461</text:p>
          </table:table-cell>
          <table:table-cell office:value-type="float" office:value="576913" table:style-name="ce5">
            <text:p>576.91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3661331" table:style-name="ce5">
            <text:p>3.661.331</text:p>
          </table:table-cell>
          <table:table-cell office:value-type="float" office:value="1815029" table:style-name="ce5">
            <text:p>1.815.029</text:p>
          </table:table-cell>
          <table:table-cell office:value-type="float" office:value="84816" table:style-name="ce5">
            <text:p>84.816</text:p>
          </table:table-cell>
          <table:table-cell office:value-type="float" office:value="2053685" table:style-name="ce5">
            <text:p>2.053.685</text:p>
          </table:table-cell>
          <table:table-cell office:value-type="float" office:value="2876656" table:style-name="ce5">
            <text:p>2.876.656</text:p>
          </table:table-cell>
          <table:table-cell office:value-type="float" office:value="630836" table:style-name="ce5">
            <text:p>630.836</text:p>
          </table:table-cell>
          <table:table-cell office:value-type="float" office:value="3490060" table:style-name="ce5">
            <text:p>3.490.060</text:p>
          </table:table-cell>
          <table:table-cell office:value-type="float" office:value="1823796" table:style-name="ce5">
            <text:p>1.823.796</text:p>
          </table:table-cell>
          <table:table-cell office:value-type="float" office:value="247321" table:style-name="ce5">
            <text:p>247.32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2937125" table:style-name="ce5">
            <text:p>2.937.125</text:p>
          </table:table-cell>
          <table:table-cell office:value-type="float" office:value="1595943" table:style-name="ce5">
            <text:p>1.595.943</text:p>
          </table:table-cell>
          <table:table-cell office:value-type="float" office:value="149572" table:style-name="ce5">
            <text:p>149.572</text:p>
          </table:table-cell>
          <table:table-cell office:value-type="float" office:value="1181574" table:style-name="ce5">
            <text:p>1.181.574</text:p>
          </table:table-cell>
          <table:table-cell office:value-type="float" office:value="2862148" table:style-name="ce5">
            <text:p>2.862.148</text:p>
          </table:table-cell>
          <table:table-cell office:value-type="float" office:value="638918" table:style-name="ce5">
            <text:p>638.918</text:p>
          </table:table-cell>
          <table:table-cell office:value-type="float" office:value="3287442" table:style-name="ce5">
            <text:p>3.287.442</text:p>
          </table:table-cell>
          <table:table-cell office:value-type="float" office:value="1264459" table:style-name="ce5">
            <text:p>1.264.459</text:p>
          </table:table-cell>
          <table:table-cell office:value-type="float" office:value="130739" table:style-name="ce5">
            <text:p>130.73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1077685" table:style-name="ce5">
            <text:p>1.077.685</text:p>
          </table:table-cell>
          <table:table-cell office:value-type="float" office:value="449594" table:style-name="ce5">
            <text:p>449.594</text:p>
          </table:table-cell>
          <table:table-cell office:value-type="float" office:value="13028" table:style-name="ce5">
            <text:p>13.028</text:p>
          </table:table-cell>
          <table:table-cell office:value-type="float" office:value="603030" table:style-name="ce5">
            <text:p>603.030</text:p>
          </table:table-cell>
          <table:table-cell office:value-type="float" office:value="770435" table:style-name="ce5">
            <text:p>770.435</text:p>
          </table:table-cell>
          <table:table-cell office:value-type="float" office:value="166842" table:style-name="ce5">
            <text:p>166.842</text:p>
          </table:table-cell>
          <table:table-cell office:value-type="float" office:value="1055818" table:style-name="ce5">
            <text:p>1.055.818</text:p>
          </table:table-cell>
          <table:table-cell office:value-type="float" office:value="420246" table:style-name="ce5">
            <text:p>420.246</text:p>
          </table:table-cell>
          <table:table-cell office:value-type="float" office:value="64242" table:style-name="ce5">
            <text:p>64.24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1107455" table:style-name="ce5">
            <text:p>1.107.455</text:p>
          </table:table-cell>
          <table:table-cell office:value-type="float" office:value="846740" table:style-name="ce5">
            <text:p>846.740</text:p>
          </table:table-cell>
          <table:table-cell office:value-type="float" office:value="51779" table:style-name="ce5">
            <text:p>51.779</text:p>
          </table:table-cell>
          <table:table-cell office:value-type="float" office:value="678982" table:style-name="ce5">
            <text:p>678.982</text:p>
          </table:table-cell>
          <table:table-cell office:value-type="float" office:value="1109180" table:style-name="ce5">
            <text:p>1.109.180</text:p>
          </table:table-cell>
          <table:table-cell office:value-type="float" office:value="217812" table:style-name="ce5">
            <text:p>217.812</text:p>
          </table:table-cell>
          <table:table-cell office:value-type="float" office:value="1369937" table:style-name="ce5">
            <text:p>1.369.937</text:p>
          </table:table-cell>
          <table:table-cell office:value-type="float" office:value="588112" table:style-name="ce5">
            <text:p>588.112</text:p>
          </table:table-cell>
          <table:table-cell office:value-type="float" office:value="47925" table:style-name="ce5">
            <text:p>47.92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2287182" table:style-name="ce5">
            <text:p>2.287.182</text:p>
          </table:table-cell>
          <table:table-cell office:value-type="float" office:value="1423321" table:style-name="ce5">
            <text:p>1.423.321</text:p>
          </table:table-cell>
          <table:table-cell office:value-type="float" office:value="46818" table:style-name="ce5">
            <text:p>46.818</text:p>
          </table:table-cell>
          <table:table-cell office:value-type="float" office:value="2041270" table:style-name="ce5">
            <text:p>2.041.270</text:p>
          </table:table-cell>
          <table:table-cell office:value-type="float" office:value="1622452" table:style-name="ce5">
            <text:p>1.622.452</text:p>
          </table:table-cell>
          <table:table-cell office:value-type="float" office:value="93599" table:style-name="ce5">
            <text:p>93.599</text:p>
          </table:table-cell>
          <table:table-cell office:value-type="float" office:value="2361084" table:style-name="ce5">
            <text:p>2.361.084</text:p>
          </table:table-cell>
          <table:table-cell office:value-type="float" office:value="1284074" table:style-name="ce5">
            <text:p>1.284.074</text:p>
          </table:table-cell>
          <table:table-cell office:value-type="float" office:value="112164" table:style-name="ce5">
            <text:p>112.164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3843330" table:style-name="ce5">
            <text:p>3.843.330</text:p>
          </table:table-cell>
          <table:table-cell office:value-type="float" office:value="2245721" table:style-name="ce5">
            <text:p>2.245.721</text:p>
          </table:table-cell>
          <table:table-cell office:value-type="float" office:value="78252" table:style-name="ce5">
            <text:p>78.252</text:p>
          </table:table-cell>
          <table:table-cell office:value-type="float" office:value="2528491" table:style-name="ce5">
            <text:p>2.528.491</text:p>
          </table:table-cell>
          <table:table-cell office:value-type="float" office:value="3288809" table:style-name="ce5">
            <text:p>3.288.809</text:p>
          </table:table-cell>
          <table:table-cell office:value-type="float" office:value="350002" table:style-name="ce5">
            <text:p>350.002</text:p>
          </table:table-cell>
          <table:table-cell office:value-type="float" office:value="4324523" table:style-name="ce5">
            <text:p>4.324.523</text:p>
          </table:table-cell>
          <table:table-cell office:value-type="float" office:value="1683610" table:style-name="ce5">
            <text:p>1.683.610</text:p>
          </table:table-cell>
          <table:table-cell office:value-type="float" office:value="159169" table:style-name="ce5">
            <text:p>159.169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2994895" table:style-name="ce5">
            <text:p>2.994.895</text:p>
          </table:table-cell>
          <table:table-cell office:value-type="float" office:value="2077755" table:style-name="ce5">
            <text:p>2.077.755</text:p>
          </table:table-cell>
          <table:table-cell office:value-type="float" office:value="76614" table:style-name="ce5">
            <text:p>76.614</text:p>
          </table:table-cell>
          <table:table-cell office:value-type="float" office:value="1830048" table:style-name="ce5">
            <text:p>1.830.048</text:p>
          </table:table-cell>
          <table:table-cell office:value-type="float" office:value="2939916" table:style-name="ce5">
            <text:p>2.939.916</text:p>
          </table:table-cell>
          <table:table-cell office:value-type="float" office:value="379300" table:style-name="ce5">
            <text:p>379.300</text:p>
          </table:table-cell>
          <table:table-cell office:value-type="float" office:value="3744582" table:style-name="ce5">
            <text:p>3.744.582</text:p>
          </table:table-cell>
          <table:table-cell office:value-type="float" office:value="1256205" table:style-name="ce5">
            <text:p>1.256.205</text:p>
          </table:table-cell>
          <table:table-cell office:value-type="float" office:value="148478" table:style-name="ce5">
            <text:p>148.478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2947624" table:style-name="ce5">
            <text:p>2.947.624</text:p>
          </table:table-cell>
          <table:table-cell office:value-type="float" office:value="2214041" table:style-name="ce5">
            <text:p>2.214.041</text:p>
          </table:table-cell>
          <table:table-cell office:value-type="float" office:value="116412" table:style-name="ce5">
            <text:p>116.412</text:p>
          </table:table-cell>
          <table:table-cell office:value-type="float" office:value="1452382" table:style-name="ce5">
            <text:p>1.452.382</text:p>
          </table:table-cell>
          <table:table-cell office:value-type="float" office:value="3144277" table:style-name="ce5">
            <text:p>3.144.277</text:p>
          </table:table-cell>
          <table:table-cell office:value-type="float" office:value="681418" table:style-name="ce5">
            <text:p>681.418</text:p>
          </table:table-cell>
          <table:table-cell office:value-type="float" office:value="3549215" table:style-name="ce5">
            <text:p>3.549.215</text:p>
          </table:table-cell>
          <table:table-cell office:value-type="float" office:value="1496626" table:style-name="ce5">
            <text:p>1.496.626</text:p>
          </table:table-cell>
          <table:table-cell office:value-type="float" office:value="232235" table:style-name="ce5">
            <text:p>232.235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1920954" table:style-name="ce5">
            <text:p>1.920.954</text:p>
          </table:table-cell>
          <table:table-cell office:value-type="float" office:value="1293812" table:style-name="ce5">
            <text:p>1.293.812</text:p>
          </table:table-cell>
          <table:table-cell office:value-type="float" office:value="148821" table:style-name="ce5">
            <text:p>148.821</text:p>
          </table:table-cell>
          <table:table-cell office:value-type="float" office:value="664958" table:style-name="ce5">
            <text:p>664.958</text:p>
          </table:table-cell>
          <table:table-cell office:value-type="float" office:value="1745514" table:style-name="ce5">
            <text:p>1.745.514</text:p>
          </table:table-cell>
          <table:table-cell office:value-type="float" office:value="953115" table:style-name="ce5">
            <text:p>953.115</text:p>
          </table:table-cell>
          <table:table-cell office:value-type="float" office:value="1992814" table:style-name="ce5">
            <text:p>1.992.814</text:p>
          </table:table-cell>
          <table:table-cell office:value-type="float" office:value="1181213" table:style-name="ce5">
            <text:p>1.181.213</text:p>
          </table:table-cell>
          <table:table-cell office:value-type="float" office:value="189560" table:style-name="ce5">
            <text:p>189.560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806667" table:style-name="ce5">
            <text:p>806.667</text:p>
          </table:table-cell>
          <table:table-cell office:value-type="float" office:value="671216" table:style-name="ce5">
            <text:p>671.216</text:p>
          </table:table-cell>
          <table:table-cell office:value-type="float" office:value="91990" table:style-name="ce5">
            <text:p>91.990</text:p>
          </table:table-cell>
          <table:table-cell office:value-type="float" office:value="137392" table:style-name="ce5">
            <text:p>137.392</text:p>
          </table:table-cell>
          <table:table-cell office:value-type="float" office:value="727055" table:style-name="ce5">
            <text:p>727.055</text:p>
          </table:table-cell>
          <table:table-cell office:value-type="float" office:value="705426" table:style-name="ce5">
            <text:p>705.426</text:p>
          </table:table-cell>
          <table:table-cell office:value-type="float" office:value="897218" table:style-name="ce5">
            <text:p>897.218</text:p>
          </table:table-cell>
          <table:table-cell office:value-type="float" office:value="514757" table:style-name="ce5">
            <text:p>514.757</text:p>
          </table:table-cell>
          <table:table-cell office:value-type="float" office:value="157899" table:style-name="ce5">
            <text:p>157.899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214069" table:style-name="ce5">
            <text:p>214.069</text:p>
          </table:table-cell>
          <table:table-cell office:value-type="float" office:value="86025" table:style-name="ce5">
            <text:p>86.025</text:p>
          </table:table-cell>
          <table:table-cell office:value-type="float" office:value="3241" table:style-name="ce5">
            <text:p>3.241</text:p>
          </table:table-cell>
          <table:table-cell office:value-type="float" office:value="134130" table:style-name="ce5">
            <text:p>134.130</text:p>
          </table:table-cell>
          <table:table-cell office:value-type="float" office:value="161391" table:style-name="ce5">
            <text:p>161.391</text:p>
          </table:table-cell>
          <table:table-cell office:value-type="float" office:value="7814" table:style-name="ce5">
            <text:p>7.814</text:p>
          </table:table-cell>
          <table:table-cell office:value-type="float" office:value="170707" table:style-name="ce5">
            <text:p>170.707</text:p>
          </table:table-cell>
          <table:table-cell office:value-type="float" office:value="129589" table:style-name="ce5">
            <text:p>129.589</text:p>
          </table:table-cell>
          <table:table-cell office:value-type="float" office:value="3038" table:style-name="ce5">
            <text:p>3.038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735714" table:style-name="ce5">
            <text:p>735.714</text:p>
          </table:table-cell>
          <table:table-cell office:value-type="float" office:value="449160" table:style-name="ce5">
            <text:p>449.160</text:p>
          </table:table-cell>
          <table:table-cell office:value-type="float" office:value="34478" table:style-name="ce5">
            <text:p>34.478</text:p>
          </table:table-cell>
          <table:table-cell office:value-type="float" office:value="365371" table:style-name="ce5">
            <text:p>365.371</text:p>
          </table:table-cell>
          <table:table-cell office:value-type="float" office:value="713698" table:style-name="ce5">
            <text:p>713.698</text:p>
          </table:table-cell>
          <table:table-cell office:value-type="float" office:value="140283" table:style-name="ce5">
            <text:p>140.283</text:p>
          </table:table-cell>
          <table:table-cell office:value-type="float" office:value="882333" table:style-name="ce5">
            <text:p>882.333</text:p>
          </table:table-cell>
          <table:table-cell office:value-type="float" office:value="304870" table:style-name="ce5">
            <text:p>304.870</text:p>
          </table:table-cell>
          <table:table-cell office:value-type="float" office:value="32148" table:style-name="ce5">
            <text:p>32.148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713635" table:style-name="ce5">
            <text:p>713.635</text:p>
          </table:table-cell>
          <table:table-cell office:value-type="float" office:value="402517" table:style-name="ce5">
            <text:p>402.517</text:p>
          </table:table-cell>
          <table:table-cell office:value-type="float" office:value="24778" table:style-name="ce5">
            <text:p>24.778</text:p>
          </table:table-cell>
          <table:table-cell office:value-type="float" office:value="294836" table:style-name="ce5">
            <text:p>294.836</text:p>
          </table:table-cell>
          <table:table-cell office:value-type="float" office:value="699995" table:style-name="ce5">
            <text:p>699.995</text:p>
          </table:table-cell>
          <table:table-cell office:value-type="float" office:value="146098" table:style-name="ce5">
            <text:p>146.098</text:p>
          </table:table-cell>
          <table:table-cell office:value-type="float" office:value="828349" table:style-name="ce5">
            <text:p>828.349</text:p>
          </table:table-cell>
          <table:table-cell office:value-type="float" office:value="280131" table:style-name="ce5">
            <text:p>280.131</text:p>
          </table:table-cell>
          <table:table-cell office:value-type="float" office:value="32450" table:style-name="ce5">
            <text:p>32.450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167772" table:style-name="ce5">
            <text:p>167.772</text:p>
          </table:table-cell>
          <table:table-cell office:value-type="float" office:value="641143" table:style-name="ce5">
            <text:p>641.143</text:p>
          </table:table-cell>
          <table:table-cell office:value-type="float" office:value="163219" table:style-name="ce5">
            <text:p>163.219</text:p>
          </table:table-cell>
          <table:table-cell office:value-type="float" office:value="20867" table:style-name="ce5">
            <text:p>20.867</text:p>
          </table:table-cell>
          <table:table-cell office:value-type="float" office:value="427157" table:style-name="ce5">
            <text:p>427.157</text:p>
          </table:table-cell>
          <table:table-cell office:value-type="float" office:value="524110" table:style-name="ce5">
            <text:p>524.110</text:p>
          </table:table-cell>
          <table:table-cell office:value-type="float" office:value="530375" table:style-name="ce5">
            <text:p>530.375</text:p>
          </table:table-cell>
          <table:table-cell office:value-type="float" office:value="302877" table:style-name="ce5">
            <text:p>302.877</text:p>
          </table:table-cell>
          <table:table-cell office:value-type="float" office:value="138882" table:style-name="ce5">
            <text:p>138.882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354575" table:style-name="ce5">
            <text:p>4.354.575</text:p>
          </table:table-cell>
          <table:table-cell office:value-type="float" office:value="4109195" table:style-name="ce5">
            <text:p>4.109.195</text:p>
          </table:table-cell>
          <table:table-cell office:value-type="float" office:value="318511" table:style-name="ce5">
            <text:p>318.511</text:p>
          </table:table-cell>
          <table:table-cell office:value-type="float" office:value="1499337" table:style-name="ce5">
            <text:p>1.499.337</text:p>
          </table:table-cell>
          <table:table-cell office:value-type="float" office:value="5283505" table:style-name="ce5">
            <text:p>5.283.505</text:p>
          </table:table-cell>
          <table:table-cell office:value-type="float" office:value="1999439" table:style-name="ce5">
            <text:p>1.999.439</text:p>
          </table:table-cell>
          <table:table-cell office:value-type="float" office:value="5622750" table:style-name="ce5">
            <text:p>5.622.750</text:p>
          </table:table-cell>
          <table:table-cell office:value-type="float" office:value="2720953" table:style-name="ce5">
            <text:p>2.720.953</text:p>
          </table:table-cell>
          <table:table-cell office:value-type="float" office:value="438577" table:style-name="ce5">
            <text:p>438.577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9391384" table:style-name="ce5">
            <text:p>9.391.384</text:p>
          </table:table-cell>
          <table:table-cell office:value-type="float" office:value="5066096" table:style-name="ce5">
            <text:p>5.066.096</text:p>
          </table:table-cell>
          <table:table-cell office:value-type="float" office:value="132200" table:style-name="ce5">
            <text:p>132.200</text:p>
          </table:table-cell>
          <table:table-cell office:value-type="float" office:value="5775535" table:style-name="ce5">
            <text:p>5.775.535</text:p>
          </table:table-cell>
          <table:table-cell office:value-type="float" office:value="7933131" table:style-name="ce5">
            <text:p>7.933.131</text:p>
          </table:table-cell>
          <table:table-cell office:value-type="float" office:value="881014" table:style-name="ce5">
            <text:p>881.014</text:p>
          </table:table-cell>
          <table:table-cell office:value-type="float" office:value="10420276" table:style-name="ce5">
            <text:p>10.420.276</text:p>
          </table:table-cell>
          <table:table-cell office:value-type="float" office:value="3800567" table:style-name="ce5">
            <text:p>3.800.567</text:p>
          </table:table-cell>
          <table:table-cell office:value-type="float" office:value="368836" table:style-name="ce5">
            <text:p>368.836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550339" table:style-name="ce5">
            <text:p>2.550.339</text:p>
          </table:table-cell>
          <table:table-cell office:value-type="float" office:value="1047134" table:style-name="ce5">
            <text:p>1.047.134</text:p>
          </table:table-cell>
          <table:table-cell office:value-type="float" office:value="7474" table:style-name="ce5">
            <text:p>7.474</text:p>
          </table:table-cell>
          <table:table-cell office:value-type="float" office:value="2153138" table:style-name="ce5">
            <text:p>2.153.138</text:p>
          </table:table-cell>
          <table:table-cell office:value-type="float" office:value="1399315" table:style-name="ce5">
            <text:p>1.399.315</text:p>
          </table:table-cell>
          <table:table-cell office:value-type="float" office:value="52493" table:style-name="ce5">
            <text:p>52.493</text:p>
          </table:table-cell>
          <table:table-cell office:value-type="float" office:value="2177425" table:style-name="ce5">
            <text:p>2.177.425</text:p>
          </table:table-cell>
          <table:table-cell office:value-type="float" office:value="1306677" table:style-name="ce5">
            <text:p>1.306.677</text:p>
          </table:table-cell>
          <table:table-cell office:value-type="float" office:value="120845" table:style-name="ce5">
            <text:p>120.84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4 -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Yes</text:p>
          </table:table-cell>
          <table:table-cell office:value-type="string" table:number-columns-spanned="1" table:number-rows-spanned="2" table:style-name="ce13">
            <text:p>No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0696007" table:style-name="ce5">
            <text:p>50.696.007</text:p>
          </table:table-cell>
          <table:table-cell office:value-type="float" office:value="20180002" table:style-name="ce5">
            <text:p>20.180.002</text:p>
          </table:table-cell>
          <table:table-cell office:value-type="float" office:value="131403" table:style-name="ce5">
            <text:p>131.403</text:p>
          </table:table-cell>
          <table:table-cell office:value-type="float" office:value="7164" table:style-name="ce5">
            <text:p>7.16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45757596" table:style-name="ce5">
            <text:p>45.757.596</text:p>
          </table:table-cell>
          <table:table-cell office:value-type="float" office:value="15536211" table:style-name="ce5">
            <text:p>15.536.211</text:p>
          </table:table-cell>
          <table:table-cell office:value-type="float" office:value="114823" table:style-name="ce5">
            <text:p>114.823</text:p>
          </table:table-cell>
          <table:table-cell office:value-type="float" office:value="7164" table:style-name="ce5">
            <text:p>7.16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938411" table:style-name="ce5">
            <text:p>4.938.411</text:p>
          </table:table-cell>
          <table:table-cell office:value-type="float" office:value="4643791" table:style-name="ce5">
            <text:p>4.643.791</text:p>
          </table:table-cell>
          <table:table-cell office:value-type="float" office:value="16580" table:style-name="ce5">
            <text:p>16.58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23129921" table:style-name="ce5">
            <text:p>23.129.921</text:p>
          </table:table-cell>
          <table:table-cell office:value-type="float" office:value="7819169" table:style-name="ce5">
            <text:p>7.819.169</text:p>
          </table:table-cell>
          <table:table-cell office:value-type="float" office:value="66261" table:style-name="ce5">
            <text:p>66.261</text:p>
          </table:table-cell>
          <table:table-cell office:value-type="float" office:value="7164" table:style-name="ce5">
            <text:p>7.16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12062001" table:style-name="ce5">
            <text:p>12.062.001</text:p>
          </table:table-cell>
          <table:table-cell office:value-type="float" office:value="6386497" table:style-name="ce5">
            <text:p>6.386.497</text:p>
          </table:table-cell>
          <table:table-cell office:value-type="float" office:value="34292" table:style-name="ce5">
            <text:p>34.29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7866871" table:style-name="ce5">
            <text:p>7.866.871</text:p>
          </table:table-cell>
          <table:table-cell office:value-type="float" office:value="2860102" table:style-name="ce5">
            <text:p>2.860.102</text:p>
          </table:table-cell>
          <table:table-cell office:value-type="float" office:value="14811" table:style-name="ce5">
            <text:p>14.81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3783101" table:style-name="ce5">
            <text:p>3.783.101</text:p>
          </table:table-cell>
          <table:table-cell office:value-type="float" office:value="1478634" table:style-name="ce5">
            <text:p>1.478.634</text:p>
          </table:table-cell>
          <table:table-cell office:value-type="float" office:value="9905" table:style-name="ce5">
            <text:p>9.90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3854113" table:style-name="ce5">
            <text:p>3.854.113</text:p>
          </table:table-cell>
          <table:table-cell office:value-type="float" office:value="1635601" table:style-name="ce5">
            <text:p>1.635.601</text:p>
          </table:table-cell>
          <table:table-cell office:value-type="float" office:value="6134" table:style-name="ce5">
            <text:p>6.13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11062432" table:style-name="ce5">
            <text:p>11.062.432</text:p>
          </table:table-cell>
          <table:table-cell office:value-type="float" office:value="8987411" table:style-name="ce5">
            <text:p>8.987.411</text:p>
          </table:table-cell>
          <table:table-cell office:value-type="float" office:value="39296" table:style-name="ce5">
            <text:p>39.29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2875357" table:style-name="ce5">
            <text:p>12.875.357</text:p>
          </table:table-cell>
          <table:table-cell office:value-type="float" office:value="5747357" table:style-name="ce5">
            <text:p>5.747.357</text:p>
          </table:table-cell>
          <table:table-cell office:value-type="float" office:value="25769" table:style-name="ce5">
            <text:p>25.76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8990077" table:style-name="ce5">
            <text:p>8.990.077</text:p>
          </table:table-cell>
          <table:table-cell office:value-type="float" office:value="1845256" table:style-name="ce5">
            <text:p>1.845.256</text:p>
          </table:table-cell>
          <table:table-cell office:value-type="float" office:value="16772" table:style-name="ce5">
            <text:p>16.77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7309650" table:style-name="ce5">
            <text:p>7.309.650</text:p>
          </table:table-cell>
          <table:table-cell office:value-type="float" office:value="761561" table:style-name="ce5">
            <text:p>761.5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4020496" table:style-name="ce5">
            <text:p>4.020.496</text:p>
          </table:table-cell>
          <table:table-cell office:value-type="float" office:value="338625" table:style-name="ce5">
            <text:p>338.6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1716806" table:style-name="ce5">
            <text:p>1.716.806</text:p>
          </table:table-cell>
          <table:table-cell office:value-type="float" office:value="58173" table:style-name="ce5">
            <text:p>58.1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609115" table:style-name="ce5">
            <text:p>609.115</text:p>
          </table:table-cell>
          <table:table-cell office:value-type="float" office:value="586085" table:style-name="ce5">
            <text:p>586.085</text:p>
          </table:table-cell>
          <table:table-cell office:value-type="float" office:value="6038" table:style-name="ce5">
            <text:p>6.03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2386342" table:style-name="ce5">
            <text:p>2.386.342</text:p>
          </table:table-cell>
          <table:table-cell office:value-type="float" office:value="1034921" table:style-name="ce5">
            <text:p>1.034.921</text:p>
          </table:table-cell>
          <table:table-cell office:value-type="float" office:value="34239" table:style-name="ce5">
            <text:p>34.23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1725733" table:style-name="ce5">
            <text:p>1.725.733</text:p>
          </table:table-cell>
          <table:table-cell office:value-type="float" office:value="820613" table:style-name="ce5">
            <text:p>820.613</text:p>
          </table:table-cell>
          <table:table-cell office:value-type="float" office:value="9290" table:style-name="ce5">
            <text:p>9.290</text:p>
          </table:table-cell>
          <table:table-cell office:value-type="float" office:value="7164" table:style-name="ce5">
            <text:p>7.164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1015154" table:style-name="ce5">
            <text:p>1.015.154</text:p>
          </table:table-cell>
          <table:table-cell office:value-type="float" office:value="8392" table:style-name="ce5">
            <text:p>8.3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9837794" table:style-name="ce5">
            <text:p>9.837.794</text:p>
          </table:table-cell>
          <table:table-cell office:value-type="float" office:value="516119" table:style-name="ce5">
            <text:p>516.119</text:p>
          </table:table-cell>
          <table:table-cell office:value-type="float" office:value="8291" table:style-name="ce5">
            <text:p>8.29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6773943" table:style-name="ce5">
            <text:p>26.773.943</text:p>
          </table:table-cell>
          <table:table-cell office:value-type="float" office:value="6478124" table:style-name="ce5">
            <text:p>6.478.124</text:p>
          </table:table-cell>
          <table:table-cell office:value-type="float" office:value="65544" table:style-name="ce5">
            <text:p>65.54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3069116" table:style-name="ce5">
            <text:p>13.069.116</text:p>
          </table:table-cell>
          <table:table-cell office:value-type="float" office:value="13177366" table:style-name="ce5">
            <text:p>13.177.366</text:p>
          </table:table-cell>
          <table:table-cell office:value-type="float" office:value="57568" table:style-name="ce5">
            <text:p>57.568</text:p>
          </table:table-cell>
          <table:table-cell office:value-type="float" office:value="7164" table:style-name="ce5">
            <text:p>7.164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4B - HOUSEHOLDS BY PRESENCE OF COMPUTER AND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Both</text:p>
          </table:table-cell>
          <table:table-cell office:value-type="string" table:number-columns-spanned="1" table:number-rows-spanned="2" table:style-name="ce13">
            <text:p>Only computer</text:p>
          </table:table-cell>
          <table:table-cell office:value-type="string" table:number-columns-spanned="1" table:number-rows-spanned="2" table:style-name="ce13">
            <text:p>Only Internet</text:p>
          </table:table-cell>
          <table:table-cell office:value-type="string" table:number-columns-spanned="1" table:number-rows-spanned="2" table:style-name="ce13">
            <text:p>Neither computer nor Internet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6527609" table:style-name="ce5">
            <text:p>26.527.609</text:p>
          </table:table-cell>
          <table:table-cell office:value-type="float" office:value="1381578" table:style-name="ce5">
            <text:p>1.381.578</text:p>
          </table:table-cell>
          <table:table-cell office:value-type="float" office:value="24168398" table:style-name="ce5">
            <text:p>24.168.398</text:p>
          </table:table-cell>
          <table:table-cell office:value-type="float" office:value="18936990" table:style-name="ce5">
            <text:p>18.936.99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24987632" table:style-name="ce5">
            <text:p>24.987.632</text:p>
          </table:table-cell>
          <table:table-cell office:value-type="float" office:value="1175537" table:style-name="ce5">
            <text:p>1.175.537</text:p>
          </table:table-cell>
          <table:table-cell office:value-type="float" office:value="20769964" table:style-name="ce5">
            <text:p>20.769.964</text:p>
          </table:table-cell>
          <table:table-cell office:value-type="float" office:value="14482661" table:style-name="ce5">
            <text:p>14.482.66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539977" table:style-name="ce5">
            <text:p>1.539.977</text:p>
          </table:table-cell>
          <table:table-cell office:value-type="float" office:value="206041" table:style-name="ce5">
            <text:p>206.041</text:p>
          </table:table-cell>
          <table:table-cell office:value-type="float" office:value="3398434" table:style-name="ce5">
            <text:p>3.398.434</text:p>
          </table:table-cell>
          <table:table-cell office:value-type="float" office:value="4454330" table:style-name="ce5">
            <text:p>4.454.33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13555126" table:style-name="ce5">
            <text:p>13.555.126</text:p>
          </table:table-cell>
          <table:table-cell office:value-type="float" office:value="580311" table:style-name="ce5">
            <text:p>580.311</text:p>
          </table:table-cell>
          <table:table-cell office:value-type="float" office:value="9574796" table:style-name="ce5">
            <text:p>9.574.796</text:p>
          </table:table-cell>
          <table:table-cell office:value-type="float" office:value="7312283" table:style-name="ce5">
            <text:p>7.312.28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5197792" table:style-name="ce5">
            <text:p>5.197.792</text:p>
          </table:table-cell>
          <table:table-cell office:value-type="float" office:value="353786" table:style-name="ce5">
            <text:p>353.786</text:p>
          </table:table-cell>
          <table:table-cell office:value-type="float" office:value="6864208" table:style-name="ce5">
            <text:p>6.864.208</text:p>
          </table:table-cell>
          <table:table-cell office:value-type="float" office:value="6067003" table:style-name="ce5">
            <text:p>6.067.00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4506388" table:style-name="ce5">
            <text:p>4.506.388</text:p>
          </table:table-cell>
          <table:table-cell office:value-type="float" office:value="170092" table:style-name="ce5">
            <text:p>170.092</text:p>
          </table:table-cell>
          <table:table-cell office:value-type="float" office:value="3360483" table:style-name="ce5">
            <text:p>3.360.483</text:p>
          </table:table-cell>
          <table:table-cell office:value-type="float" office:value="2704821" table:style-name="ce5">
            <text:p>2.704.82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1374702" table:style-name="ce5">
            <text:p>1.374.702</text:p>
          </table:table-cell>
          <table:table-cell office:value-type="float" office:value="165605" table:style-name="ce5">
            <text:p>165.605</text:p>
          </table:table-cell>
          <table:table-cell office:value-type="float" office:value="2408399" table:style-name="ce5">
            <text:p>2.408.399</text:p>
          </table:table-cell>
          <table:table-cell office:value-type="float" office:value="1322934" table:style-name="ce5">
            <text:p>1.322.93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1893601" table:style-name="ce5">
            <text:p>1.893.601</text:p>
          </table:table-cell>
          <table:table-cell office:value-type="float" office:value="111785" table:style-name="ce5">
            <text:p>111.785</text:p>
          </table:table-cell>
          <table:table-cell office:value-type="float" office:value="1960512" table:style-name="ce5">
            <text:p>1.960.512</text:p>
          </table:table-cell>
          <table:table-cell office:value-type="float" office:value="1529950" table:style-name="ce5">
            <text:p>1.529.95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3324912" table:style-name="ce5">
            <text:p>3.324.912</text:p>
          </table:table-cell>
          <table:table-cell office:value-type="float" office:value="432114" table:style-name="ce5">
            <text:p>432.114</text:p>
          </table:table-cell>
          <table:table-cell office:value-type="float" office:value="7737520" table:style-name="ce5">
            <text:p>7.737.520</text:p>
          </table:table-cell>
          <table:table-cell office:value-type="float" office:value="8594592" table:style-name="ce5">
            <text:p>8.594.592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5762963" table:style-name="ce5">
            <text:p>5.762.963</text:p>
          </table:table-cell>
          <table:table-cell office:value-type="float" office:value="401892" table:style-name="ce5">
            <text:p>401.892</text:p>
          </table:table-cell>
          <table:table-cell office:value-type="float" office:value="7112395" table:style-name="ce5">
            <text:p>7.112.395</text:p>
          </table:table-cell>
          <table:table-cell office:value-type="float" office:value="5371234" table:style-name="ce5">
            <text:p>5.371.234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4966828" table:style-name="ce5">
            <text:p>4.966.828</text:p>
          </table:table-cell>
          <table:table-cell office:value-type="float" office:value="172030" table:style-name="ce5">
            <text:p>172.030</text:p>
          </table:table-cell>
          <table:table-cell office:value-type="float" office:value="4023248" table:style-name="ce5">
            <text:p>4.023.248</text:p>
          </table:table-cell>
          <table:table-cell office:value-type="float" office:value="1689997" table:style-name="ce5">
            <text:p>1.689.997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5096330" table:style-name="ce5">
            <text:p>5.096.330</text:p>
          </table:table-cell>
          <table:table-cell office:value-type="float" office:value="181746" table:style-name="ce5">
            <text:p>181.746</text:p>
          </table:table-cell>
          <table:table-cell office:value-type="float" office:value="2213319" table:style-name="ce5">
            <text:p>2.213.319</text:p>
          </table:table-cell>
          <table:table-cell office:value-type="float" office:value="579815" table:style-name="ce5">
            <text:p>579.815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3334248" table:style-name="ce5">
            <text:p>3.334.248</text:p>
          </table:table-cell>
          <table:table-cell office:value-type="float" office:value="29339" table:style-name="ce5">
            <text:p>29.339</text:p>
          </table:table-cell>
          <table:table-cell office:value-type="float" office:value="686248" table:style-name="ce5">
            <text:p>686.248</text:p>
          </table:table-cell>
          <table:table-cell office:value-type="float" office:value="309286" table:style-name="ce5">
            <text:p>309.28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1563581" table:style-name="ce5">
            <text:p>1.563.581</text:p>
          </table:table-cell>
          <table:table-cell office:value-type="float" office:value="6293" table:style-name="ce5">
            <text:p>6.293</text:p>
          </table:table-cell>
          <table:table-cell office:value-type="float" office:value="153225" table:style-name="ce5">
            <text:p>153.225</text:p>
          </table:table-cell>
          <table:table-cell office:value-type="float" office:value="51881" table:style-name="ce5">
            <text:p>51.88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277530" table:style-name="ce5">
            <text:p>277.530</text:p>
          </table:table-cell>
          <table:table-cell office:value-type="float" office:value="19767" table:style-name="ce5">
            <text:p>19.767</text:p>
          </table:table-cell>
          <table:table-cell office:value-type="float" office:value="331585" table:style-name="ce5">
            <text:p>331.585</text:p>
          </table:table-cell>
          <table:table-cell office:value-type="float" office:value="572355" table:style-name="ce5">
            <text:p>572.35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1125776" table:style-name="ce5">
            <text:p>1.125.776</text:p>
          </table:table-cell>
          <table:table-cell office:value-type="float" office:value="79878" table:style-name="ce5">
            <text:p>79.878</text:p>
          </table:table-cell>
          <table:table-cell office:value-type="float" office:value="1260566" table:style-name="ce5">
            <text:p>1.260.566</text:p>
          </table:table-cell>
          <table:table-cell office:value-type="float" office:value="989282" table:style-name="ce5">
            <text:p>989.28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1075442" table:style-name="ce5">
            <text:p>1.075.442</text:p>
          </table:table-cell>
          <table:table-cell office:value-type="float" office:value="58518" table:style-name="ce5">
            <text:p>58.518</text:p>
          </table:table-cell>
          <table:table-cell office:value-type="float" office:value="650291" table:style-name="ce5">
            <text:p>650.291</text:p>
          </table:table-cell>
          <table:table-cell office:value-type="float" office:value="778549" table:style-name="ce5">
            <text:p>778.549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968140" table:style-name="ce5">
            <text:p>968.140</text:p>
          </table:table-cell>
          <table:table-cell office:value-type="float" office:value="3994" table:style-name="ce5">
            <text:p>3.994</text:p>
          </table:table-cell>
          <table:table-cell office:value-type="float" office:value="47014" table:style-name="ce5">
            <text:p>47.014</text:p>
          </table:table-cell>
          <table:table-cell office:value-type="float" office:value="4398" table:style-name="ce5">
            <text:p>4.39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586076" table:style-name="ce5">
            <text:p>8.586.076</text:p>
          </table:table-cell>
          <table:table-cell office:value-type="float" office:value="189645" table:style-name="ce5">
            <text:p>189.645</text:p>
          </table:table-cell>
          <table:table-cell office:value-type="float" office:value="1251718" table:style-name="ce5">
            <text:p>1.251.718</text:p>
          </table:table-cell>
          <table:table-cell office:value-type="float" office:value="334765" table:style-name="ce5">
            <text:p>334.76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3820394" table:style-name="ce5">
            <text:p>13.820.394</text:p>
          </table:table-cell>
          <table:table-cell office:value-type="float" office:value="738440" table:style-name="ce5">
            <text:p>738.440</text:p>
          </table:table-cell>
          <table:table-cell office:value-type="float" office:value="12953549" table:style-name="ce5">
            <text:p>12.953.549</text:p>
          </table:table-cell>
          <table:table-cell office:value-type="float" office:value="5805229" table:style-name="ce5">
            <text:p>5.805.22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152999" table:style-name="ce5">
            <text:p>3.152.999</text:p>
          </table:table-cell>
          <table:table-cell office:value-type="float" office:value="449500" table:style-name="ce5">
            <text:p>449.500</text:p>
          </table:table-cell>
          <table:table-cell office:value-type="float" office:value="9916118" table:style-name="ce5">
            <text:p>9.916.118</text:p>
          </table:table-cell>
          <table:table-cell office:value-type="float" office:value="12792599" table:style-name="ce5">
            <text:p>12.792.59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 ¹Respondents who did not know or did not answer at least one of the questions that generated this data crossing were counted in the column 'Neither computer nor Internet'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8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7">
            <text:p>A5 - HOUSEHOLDS WITH INTERNET ACCESS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Dial-up connection</text:p>
          </table:table-cell>
          <table:table-cell office:value-type="string" table:number-columns-spanned="5" table:number-rows-spanned="1" table:style-name="ce13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13">
            <text:p>Mobile connection via 3G or 4G modem or chip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Total - Fixed broadband</text:p>
          </table:table-cell>
          <table:table-cell office:value-type="string" table:style-name="ce3">
            <text:p>TV cable or fiber-optic connection</text:p>
          </table:table-cell>
          <table:table-cell office:value-type="string" table:style-name="ce3">
            <text:p>Connection via telephone line (DSL)</text:p>
          </table:table-cell>
          <table:table-cell office:value-type="string" table:style-name="ce3">
            <text:p>Radio connection</text:p>
          </table:table-cell>
          <table:table-cell office:value-type="string" table:style-name="ce3">
            <text:p>Satellite connection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19548" table:style-name="ce5">
            <text:p>319.548</text:p>
          </table:table-cell>
          <table:table-cell office:value-type="float" office:value="30968436" table:style-name="ce5">
            <text:p>30.968.436</text:p>
          </table:table-cell>
          <table:table-cell office:value-type="float" office:value="22239268" table:style-name="ce5">
            <text:p>22.239.268</text:p>
          </table:table-cell>
          <table:table-cell office:value-type="float" office:value="3218506" table:style-name="ce5">
            <text:p>3.218.506</text:p>
          </table:table-cell>
          <table:table-cell office:value-type="float" office:value="2302494" table:style-name="ce5">
            <text:p>2.302.494</text:p>
          </table:table-cell>
          <table:table-cell office:value-type="float" office:value="3208167" table:style-name="ce5">
            <text:p>3.208.167</text:p>
          </table:table-cell>
          <table:table-cell office:value-type="float" office:value="13739754" table:style-name="ce5">
            <text:p>13.739.754</text:p>
          </table:table-cell>
          <table:table-cell office:value-type="float" office:value="5482693" table:style-name="ce5">
            <text:p>5.482.693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281834" table:style-name="ce5">
            <text:p>281.834</text:p>
          </table:table-cell>
          <table:table-cell office:value-type="float" office:value="28607870" table:style-name="ce5">
            <text:p>28.607.870</text:p>
          </table:table-cell>
          <table:table-cell office:value-type="float" office:value="21424331" table:style-name="ce5">
            <text:p>21.424.331</text:p>
          </table:table-cell>
          <table:table-cell office:value-type="float" office:value="3133735" table:style-name="ce5">
            <text:p>3.133.735</text:p>
          </table:table-cell>
          <table:table-cell office:value-type="float" office:value="1627204" table:style-name="ce5">
            <text:p>1.627.204</text:p>
          </table:table-cell>
          <table:table-cell office:value-type="float" office:value="2422601" table:style-name="ce5">
            <text:p>2.422.601</text:p>
          </table:table-cell>
          <table:table-cell office:value-type="float" office:value="12107213" table:style-name="ce5">
            <text:p>12.107.213</text:p>
          </table:table-cell>
          <table:table-cell office:value-type="float" office:value="4628640" table:style-name="ce5">
            <text:p>4.628.640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7714" table:style-name="ce5">
            <text:p>37.714</text:p>
          </table:table-cell>
          <table:table-cell office:value-type="float" office:value="2360566" table:style-name="ce5">
            <text:p>2.360.566</text:p>
          </table:table-cell>
          <table:table-cell office:value-type="float" office:value="814938" table:style-name="ce5">
            <text:p>814.938</text:p>
          </table:table-cell>
          <table:table-cell office:value-type="float" office:value="84772" table:style-name="ce5">
            <text:p>84.772</text:p>
          </table:table-cell>
          <table:table-cell office:value-type="float" office:value="675290" table:style-name="ce5">
            <text:p>675.290</text:p>
          </table:table-cell>
          <table:table-cell office:value-type="float" office:value="785566" table:style-name="ce5">
            <text:p>785.566</text:p>
          </table:table-cell>
          <table:table-cell office:value-type="float" office:value="1632541" table:style-name="ce5">
            <text:p>1.632.541</text:p>
          </table:table-cell>
          <table:table-cell office:value-type="float" office:value="854054" table:style-name="ce5">
            <text:p>854.054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142227" table:style-name="ce5">
            <text:p>142.227</text:p>
          </table:table-cell>
          <table:table-cell office:value-type="float" office:value="14990269" table:style-name="ce5">
            <text:p>14.990.269</text:p>
          </table:table-cell>
          <table:table-cell office:value-type="float" office:value="11276138" table:style-name="ce5">
            <text:p>11.276.138</text:p>
          </table:table-cell>
          <table:table-cell office:value-type="float" office:value="1805857" table:style-name="ce5">
            <text:p>1.805.857</text:p>
          </table:table-cell>
          <table:table-cell office:value-type="float" office:value="579801" table:style-name="ce5">
            <text:p>579.801</text:p>
          </table:table-cell>
          <table:table-cell office:value-type="float" office:value="1328472" table:style-name="ce5">
            <text:p>1.328.472</text:p>
          </table:table-cell>
          <table:table-cell office:value-type="float" office:value="5689276" table:style-name="ce5">
            <text:p>5.689.276</text:p>
          </table:table-cell>
          <table:table-cell office:value-type="float" office:value="2261698" table:style-name="ce5">
            <text:p>2.261.698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96818" table:style-name="ce5">
            <text:p>96.818</text:p>
          </table:table-cell>
          <table:table-cell office:value-type="float" office:value="6776202" table:style-name="ce5">
            <text:p>6.776.202</text:p>
          </table:table-cell>
          <table:table-cell office:value-type="float" office:value="4917123" table:style-name="ce5">
            <text:p>4.917.123</text:p>
          </table:table-cell>
          <table:table-cell office:value-type="float" office:value="431841" table:style-name="ce5">
            <text:p>431.841</text:p>
          </table:table-cell>
          <table:table-cell office:value-type="float" office:value="352400" table:style-name="ce5">
            <text:p>352.400</text:p>
          </table:table-cell>
          <table:table-cell office:value-type="float" office:value="1074838" table:style-name="ce5">
            <text:p>1.074.838</text:p>
          </table:table-cell>
          <table:table-cell office:value-type="float" office:value="3413998" table:style-name="ce5">
            <text:p>3.413.998</text:p>
          </table:table-cell>
          <table:table-cell office:value-type="float" office:value="1666720" table:style-name="ce5">
            <text:p>1.666.720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40584" table:style-name="ce5">
            <text:p>40.584</text:p>
          </table:table-cell>
          <table:table-cell office:value-type="float" office:value="5530145" table:style-name="ce5">
            <text:p>5.530.145</text:p>
          </table:table-cell>
          <table:table-cell office:value-type="float" office:value="3663665" table:style-name="ce5">
            <text:p>3.663.665</text:p>
          </table:table-cell>
          <table:table-cell office:value-type="float" office:value="630205" table:style-name="ce5">
            <text:p>630.205</text:p>
          </table:table-cell>
          <table:table-cell office:value-type="float" office:value="839522" table:style-name="ce5">
            <text:p>839.522</text:p>
          </table:table-cell>
          <table:table-cell office:value-type="float" office:value="396753" table:style-name="ce5">
            <text:p>396.753</text:p>
          </table:table-cell>
          <table:table-cell office:value-type="float" office:value="1622103" table:style-name="ce5">
            <text:p>1.622.103</text:p>
          </table:table-cell>
          <table:table-cell office:value-type="float" office:value="656561" table:style-name="ce5">
            <text:p>656.561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25358" table:style-name="ce5">
            <text:p>25.358</text:p>
          </table:table-cell>
          <table:table-cell office:value-type="float" office:value="1431764" table:style-name="ce5">
            <text:p>1.431.764</text:p>
          </table:table-cell>
          <table:table-cell office:value-type="float" office:value="896112" table:style-name="ce5">
            <text:p>896.112</text:p>
          </table:table-cell>
          <table:table-cell office:value-type="float" office:value="119643" table:style-name="ce5">
            <text:p>119.643</text:p>
          </table:table-cell>
          <table:table-cell office:value-type="float" office:value="204278" table:style-name="ce5">
            <text:p>204.278</text:p>
          </table:table-cell>
          <table:table-cell office:value-type="float" office:value="211732" table:style-name="ce5">
            <text:p>211.732</text:p>
          </table:table-cell>
          <table:table-cell office:value-type="float" office:value="1828309" table:style-name="ce5">
            <text:p>1.828.309</text:p>
          </table:table-cell>
          <table:table-cell office:value-type="float" office:value="484731" table:style-name="ce5">
            <text:p>484.731</text:p>
          </table:table-cell>
          <table:table-cell table:style-name="ce5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14560" table:style-name="ce5">
            <text:p>14.560</text:p>
          </table:table-cell>
          <table:table-cell office:value-type="float" office:value="2240056" table:style-name="ce5">
            <text:p>2.240.056</text:p>
          </table:table-cell>
          <table:table-cell office:value-type="float" office:value="1486230" table:style-name="ce5">
            <text:p>1.486.230</text:p>
          </table:table-cell>
          <table:table-cell office:value-type="float" office:value="230960" table:style-name="ce5">
            <text:p>230.960</text:p>
          </table:table-cell>
          <table:table-cell office:value-type="float" office:value="326493" table:style-name="ce5">
            <text:p>326.493</text:p>
          </table:table-cell>
          <table:table-cell office:value-type="float" office:value="196373" table:style-name="ce5">
            <text:p>196.373</text:p>
          </table:table-cell>
          <table:table-cell office:value-type="float" office:value="1186068" table:style-name="ce5">
            <text:p>1.186.068</text:p>
          </table:table-cell>
          <table:table-cell office:value-type="float" office:value="412984" table:style-name="ce5">
            <text:p>412.984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99233" table:style-name="ce5">
            <text:p>99.233</text:p>
          </table:table-cell>
          <table:table-cell office:value-type="float" office:value="4763996" table:style-name="ce5">
            <text:p>4.763.996</text:p>
          </table:table-cell>
          <table:table-cell office:value-type="float" office:value="3129246" table:style-name="ce5">
            <text:p>3.129.246</text:p>
          </table:table-cell>
          <table:table-cell office:value-type="float" office:value="446960" table:style-name="ce5">
            <text:p>446.960</text:p>
          </table:table-cell>
          <table:table-cell office:value-type="float" office:value="368006" table:style-name="ce5">
            <text:p>368.006</text:p>
          </table:table-cell>
          <table:table-cell office:value-type="float" office:value="819782" table:style-name="ce5">
            <text:p>819.782</text:p>
          </table:table-cell>
          <table:table-cell office:value-type="float" office:value="4489631" table:style-name="ce5">
            <text:p>4.489.631</text:p>
          </table:table-cell>
          <table:table-cell office:value-type="float" office:value="1627828" table:style-name="ce5">
            <text:p>1.627.828</text:p>
          </table:table-cell>
          <table:table-cell table:style-name="ce5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60961" table:style-name="ce5">
            <text:p>60.961</text:p>
          </table:table-cell>
          <table:table-cell office:value-type="float" office:value="7398905" table:style-name="ce5">
            <text:p>7.398.905</text:p>
          </table:table-cell>
          <table:table-cell office:value-type="float" office:value="5124263" table:style-name="ce5">
            <text:p>5.124.263</text:p>
          </table:table-cell>
          <table:table-cell office:value-type="float" office:value="710134" table:style-name="ce5">
            <text:p>710.134</text:p>
          </table:table-cell>
          <table:table-cell office:value-type="float" office:value="677800" table:style-name="ce5">
            <text:p>677.800</text:p>
          </table:table-cell>
          <table:table-cell office:value-type="float" office:value="886707" table:style-name="ce5">
            <text:p>886.707</text:p>
          </table:table-cell>
          <table:table-cell office:value-type="float" office:value="3953193" table:style-name="ce5">
            <text:p>3.953.193</text:p>
          </table:table-cell>
          <table:table-cell office:value-type="float" office:value="1434427" table:style-name="ce5">
            <text:p>1.434.427</text:p>
          </table:table-cell>
          <table:table-cell table:style-name="ce5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67163" table:style-name="ce5">
            <text:p>67.163</text:p>
          </table:table-cell>
          <table:table-cell office:value-type="float" office:value="5954725" table:style-name="ce5">
            <text:p>5.954.725</text:p>
          </table:table-cell>
          <table:table-cell office:value-type="float" office:value="4268649" table:style-name="ce5">
            <text:p>4.268.649</text:p>
          </table:table-cell>
          <table:table-cell office:value-type="float" office:value="555651" table:style-name="ce5">
            <text:p>555.651</text:p>
          </table:table-cell>
          <table:table-cell office:value-type="float" office:value="532625" table:style-name="ce5">
            <text:p>532.625</text:p>
          </table:table-cell>
          <table:table-cell office:value-type="float" office:value="597800" table:style-name="ce5">
            <text:p>597.800</text:p>
          </table:table-cell>
          <table:table-cell office:value-type="float" office:value="2142549" table:style-name="ce5">
            <text:p>2.142.549</text:p>
          </table:table-cell>
          <table:table-cell office:value-type="float" office:value="795476" table:style-name="ce5">
            <text:p>795.476</text:p>
          </table:table-cell>
          <table:table-cell table:style-name="ce5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45515" table:style-name="ce5">
            <text:p>45.515</text:p>
          </table:table-cell>
          <table:table-cell office:value-type="float" office:value="5379364" table:style-name="ce5">
            <text:p>5.379.364</text:p>
          </table:table-cell>
          <table:table-cell office:value-type="float" office:value="3973680" table:style-name="ce5">
            <text:p>3.973.680</text:p>
          </table:table-cell>
          <table:table-cell office:value-type="float" office:value="655598" table:style-name="ce5">
            <text:p>655.598</text:p>
          </table:table-cell>
          <table:table-cell office:value-type="float" office:value="405485" table:style-name="ce5">
            <text:p>405.485</text:p>
          </table:table-cell>
          <table:table-cell office:value-type="float" office:value="344601" table:style-name="ce5">
            <text:p>344.601</text:p>
          </table:table-cell>
          <table:table-cell office:value-type="float" office:value="1399078" table:style-name="ce5">
            <text:p>1.399.078</text:p>
          </table:table-cell>
          <table:table-cell office:value-type="float" office:value="468223" table:style-name="ce5">
            <text:p>468.223</text:p>
          </table:table-cell>
          <table:table-cell table:style-name="ce5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24718" table:style-name="ce5">
            <text:p>24.718</text:p>
          </table:table-cell>
          <table:table-cell office:value-type="float" office:value="3335773" table:style-name="ce5">
            <text:p>3.335.773</text:p>
          </table:table-cell>
          <table:table-cell office:value-type="float" office:value="2536561" table:style-name="ce5">
            <text:p>2.536.561</text:p>
          </table:table-cell>
          <table:table-cell office:value-type="float" office:value="455953" table:style-name="ce5">
            <text:p>455.953</text:p>
          </table:table-cell>
          <table:table-cell office:value-type="float" office:value="141026" table:style-name="ce5">
            <text:p>141.026</text:p>
          </table:table-cell>
          <table:table-cell office:value-type="float" office:value="202232" table:style-name="ce5">
            <text:p>202.232</text:p>
          </table:table-cell>
          <table:table-cell office:value-type="float" office:value="464081" table:style-name="ce5">
            <text:p>464.081</text:p>
          </table:table-cell>
          <table:table-cell office:value-type="float" office:value="191559" table:style-name="ce5">
            <text:p>191.559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5942" table:style-name="ce5">
            <text:p>5.942</text:p>
          </table:table-cell>
          <table:table-cell office:value-type="float" office:value="1520567" table:style-name="ce5">
            <text:p>1.520.567</text:p>
          </table:table-cell>
          <table:table-cell office:value-type="float" office:value="1344764" table:style-name="ce5">
            <text:p>1.344.764</text:p>
          </table:table-cell>
          <table:table-cell office:value-type="float" office:value="113599" table:style-name="ce5">
            <text:p>113.599</text:p>
          </table:table-cell>
          <table:table-cell office:value-type="float" office:value="21125" table:style-name="ce5">
            <text:p>21.125</text:p>
          </table:table-cell>
          <table:table-cell office:value-type="float" office:value="41078" table:style-name="ce5">
            <text:p>41.078</text:p>
          </table:table-cell>
          <table:table-cell office:value-type="float" office:value="158785" table:style-name="ce5">
            <text:p>158.785</text:p>
          </table:table-cell>
          <table:table-cell office:value-type="float" office:value="31512" table:style-name="ce5">
            <text:p>31.512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5110" table:style-name="ce5">
            <text:p>5.110</text:p>
          </table:table-cell>
          <table:table-cell office:value-type="float" office:value="274199" table:style-name="ce5">
            <text:p>274.199</text:p>
          </table:table-cell>
          <table:table-cell office:value-type="float" office:value="189971" table:style-name="ce5">
            <text:p>189.971</text:p>
          </table:table-cell>
          <table:table-cell office:value-type="float" office:value="18487" table:style-name="ce5">
            <text:p>18.487</text:p>
          </table:table-cell>
          <table:table-cell office:value-type="float" office:value="13919" table:style-name="ce5">
            <text:p>13.919</text:p>
          </table:table-cell>
          <table:table-cell office:value-type="float" office:value="51823" table:style-name="ce5">
            <text:p>51.823</text:p>
          </table:table-cell>
          <table:table-cell office:value-type="float" office:value="258035" table:style-name="ce5">
            <text:p>258.035</text:p>
          </table:table-cell>
          <table:table-cell office:value-type="float" office:value="71771" table:style-name="ce5">
            <text:p>71.771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10906" table:style-name="ce5">
            <text:p>10.906</text:p>
          </table:table-cell>
          <table:table-cell office:value-type="float" office:value="1236352" table:style-name="ce5">
            <text:p>1.236.352</text:p>
          </table:table-cell>
          <table:table-cell office:value-type="float" office:value="862263" table:style-name="ce5">
            <text:p>862.263</text:p>
          </table:table-cell>
          <table:table-cell office:value-type="float" office:value="140961" table:style-name="ce5">
            <text:p>140.961</text:p>
          </table:table-cell>
          <table:table-cell office:value-type="float" office:value="70627" table:style-name="ce5">
            <text:p>70.627</text:p>
          </table:table-cell>
          <table:table-cell office:value-type="float" office:value="162501" table:style-name="ce5">
            <text:p>162.501</text:p>
          </table:table-cell>
          <table:table-cell office:value-type="float" office:value="497767" table:style-name="ce5">
            <text:p>497.767</text:p>
          </table:table-cell>
          <table:table-cell office:value-type="float" office:value="626405" table:style-name="ce5">
            <text:p>626.405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0" table:style-name="ce5">
            <text:p>0</text:p>
          </table:table-cell>
          <table:table-cell office:value-type="float" office:value="1104556" table:style-name="ce5">
            <text:p>1.104.556</text:p>
          </table:table-cell>
          <table:table-cell office:value-type="float" office:value="809871" table:style-name="ce5">
            <text:p>809.871</text:p>
          </table:table-cell>
          <table:table-cell office:value-type="float" office:value="121161" table:style-name="ce5">
            <text:p>121.161</text:p>
          </table:table-cell>
          <table:table-cell office:value-type="float" office:value="71881" table:style-name="ce5">
            <text:p>71.881</text:p>
          </table:table-cell>
          <table:table-cell office:value-type="float" office:value="101643" table:style-name="ce5">
            <text:p>101.643</text:p>
          </table:table-cell>
          <table:table-cell office:value-type="float" office:value="376637" table:style-name="ce5">
            <text:p>376.637</text:p>
          </table:table-cell>
          <table:table-cell office:value-type="float" office:value="235491" table:style-name="ce5">
            <text:p>235.491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5394" table:style-name="ce5">
            <text:p>5.394</text:p>
          </table:table-cell>
          <table:table-cell office:value-type="float" office:value="936312" table:style-name="ce5">
            <text:p>936.312</text:p>
          </table:table-cell>
          <table:table-cell office:value-type="float" office:value="785909" table:style-name="ce5">
            <text:p>785.909</text:p>
          </table:table-cell>
          <table:table-cell office:value-type="float" office:value="117380" table:style-name="ce5">
            <text:p>117.380</text:p>
          </table:table-cell>
          <table:table-cell office:value-type="float" office:value="5349" table:style-name="ce5">
            <text:p>5.349</text:p>
          </table:table-cell>
          <table:table-cell office:value-type="float" office:value="27673" table:style-name="ce5">
            <text:p>27.673</text:p>
          </table:table-cell>
          <table:table-cell office:value-type="float" office:value="47761" table:style-name="ce5">
            <text:p>47.761</text:p>
          </table:table-cell>
          <table:table-cell office:value-type="float" office:value="25687" table:style-name="ce5">
            <text:p>25.687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50912" table:style-name="ce5">
            <text:p>50.912</text:p>
          </table:table-cell>
          <table:table-cell office:value-type="float" office:value="8094498" table:style-name="ce5">
            <text:p>8.094.498</text:p>
          </table:table-cell>
          <table:table-cell office:value-type="float" office:value="6308276" table:style-name="ce5">
            <text:p>6.308.276</text:p>
          </table:table-cell>
          <table:table-cell office:value-type="float" office:value="1016398" table:style-name="ce5">
            <text:p>1.016.398</text:p>
          </table:table-cell>
          <table:table-cell office:value-type="float" office:value="399273" table:style-name="ce5">
            <text:p>399.273</text:p>
          </table:table-cell>
          <table:table-cell office:value-type="float" office:value="370551" table:style-name="ce5">
            <text:p>370.551</text:p>
          </table:table-cell>
          <table:table-cell office:value-type="float" office:value="1193305" table:style-name="ce5">
            <text:p>1.193.305</text:p>
          </table:table-cell>
          <table:table-cell office:value-type="float" office:value="495355" table:style-name="ce5">
            <text:p>495.355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48176" table:style-name="ce5">
            <text:p>148.176</text:p>
          </table:table-cell>
          <table:table-cell office:value-type="float" office:value="16665042" table:style-name="ce5">
            <text:p>16.665.042</text:p>
          </table:table-cell>
          <table:table-cell office:value-type="float" office:value="11682892" table:style-name="ce5">
            <text:p>11.682.892</text:p>
          </table:table-cell>
          <table:table-cell office:value-type="float" office:value="1770264" table:style-name="ce5">
            <text:p>1.770.264</text:p>
          </table:table-cell>
          <table:table-cell office:value-type="float" office:value="1402150" table:style-name="ce5">
            <text:p>1.402.150</text:p>
          </table:table-cell>
          <table:table-cell office:value-type="float" office:value="1809736" table:style-name="ce5">
            <text:p>1.809.736</text:p>
          </table:table-cell>
          <table:table-cell office:value-type="float" office:value="6965996" table:style-name="ce5">
            <text:p>6.965.996</text:p>
          </table:table-cell>
          <table:table-cell office:value-type="float" office:value="2902749" table:style-name="ce5">
            <text:p>2.902.749</text:p>
          </table:table-cell>
          <table:table-cell table:style-name="ce5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15065" table:style-name="ce5">
            <text:p>115.065</text:p>
          </table:table-cell>
          <table:table-cell office:value-type="float" office:value="5272584" table:style-name="ce5">
            <text:p>5.272.584</text:p>
          </table:table-cell>
          <table:table-cell office:value-type="float" office:value="3462192" table:style-name="ce5">
            <text:p>3.462.192</text:p>
          </table:table-cell>
          <table:table-cell office:value-type="float" office:value="314464" table:style-name="ce5">
            <text:p>314.464</text:p>
          </table:table-cell>
          <table:table-cell office:value-type="float" office:value="495722" table:style-name="ce5">
            <text:p>495.722</text:p>
          </table:table-cell>
          <table:table-cell office:value-type="float" office:value="1000207" table:style-name="ce5">
            <text:p>1.000.207</text:p>
          </table:table-cell>
          <table:table-cell office:value-type="float" office:value="5532692" table:style-name="ce5">
            <text:p>5.532.692</text:p>
          </table:table-cell>
          <table:table-cell office:value-type="float" office:value="2058901" table:style-name="ce5">
            <text:p>2.058.901</text:p>
          </table:table-cell>
          <table:table-cell table:style-name="ce5"/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4" table:number-columns-repeated="16369" table:default-cell-style-name="ce1"/>
        <table:table-row table:style-name="ro1">
          <table:table-cell office:value-type="string" table:style-name="ce7">
            <text:p>A6 - HOUSEHOLDS WITH INTERNET ACCESS BY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Up to 256 Kbps</text:p>
          </table:table-cell>
          <table:table-cell office:value-type="string" table:number-columns-spanned="1" table:number-rows-spanned="2" table:style-name="ce13">
            <text:p>257 Kbps to 999 Kbps</text:p>
          </table:table-cell>
          <table:table-cell office:value-type="string" table:number-columns-spanned="1" table:number-rows-spanned="2" table:style-name="ce13">
            <text:p>1 Mbps</text:p>
          </table:table-cell>
          <table:table-cell office:value-type="string" table:number-columns-spanned="1" table:number-rows-spanned="2" table:style-name="ce13">
            <text:p>2 Mbps</text:p>
          </table:table-cell>
          <table:table-cell office:value-type="string" table:number-columns-spanned="1" table:number-rows-spanned="2" table:style-name="ce13">
            <text:p>3 Mbps to 4 Mbps</text:p>
          </table:table-cell>
          <table:table-cell office:value-type="string" table:number-columns-spanned="1" table:number-rows-spanned="2" table:style-name="ce13">
            <text:p>5 Mbps to 8 Mbps</text:p>
          </table:table-cell>
          <table:table-cell office:value-type="string" table:number-columns-spanned="1" table:number-rows-spanned="2" table:style-name="ce13">
            <text:p>9 Mbps to 10 Mbps</text:p>
          </table:table-cell>
          <table:table-cell office:value-type="string" table:number-columns-spanned="1" table:number-rows-spanned="2" table:style-name="ce13">
            <text:p>11 Mbps to 20 Mbps</text:p>
          </table:table-cell>
          <table:table-cell office:value-type="string" table:number-columns-spanned="1" table:number-rows-spanned="2" table:style-name="ce13">
            <text:p>21 Mbps to 50 Mbps</text:p>
          </table:table-cell>
          <table:table-cell office:value-type="string" table:number-columns-spanned="1" table:number-rows-spanned="2" table:style-name="ce13">
            <text:p>51 Mbps or more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office:value-type="string" table:number-columns-spanned="1" table:number-rows-spanned="2" table:style-name="ce13">
            <text:p>Does not have fixed broadband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32461" table:style-name="ce5">
            <text:p>432.461</text:p>
          </table:table-cell>
          <table:table-cell office:value-type="float" office:value="111135" table:style-name="ce5">
            <text:p>111.135</text:p>
          </table:table-cell>
          <table:table-cell office:value-type="float" office:value="1193119" table:style-name="ce5">
            <text:p>1.193.119</text:p>
          </table:table-cell>
          <table:table-cell office:value-type="float" office:value="2445603" table:style-name="ce5">
            <text:p>2.445.603</text:p>
          </table:table-cell>
          <table:table-cell office:value-type="float" office:value="2827530" table:style-name="ce5">
            <text:p>2.827.530</text:p>
          </table:table-cell>
          <table:table-cell office:value-type="float" office:value="3651135" table:style-name="ce5">
            <text:p>3.651.135</text:p>
          </table:table-cell>
          <table:table-cell office:value-type="float" office:value="4611901" table:style-name="ce5">
            <text:p>4.611.901</text:p>
          </table:table-cell>
          <table:table-cell office:value-type="float" office:value="3849360" table:style-name="ce5">
            <text:p>3.849.360</text:p>
          </table:table-cell>
          <table:table-cell office:value-type="float" office:value="3979734" table:style-name="ce5">
            <text:p>3.979.734</text:p>
          </table:table-cell>
          <table:table-cell office:value-type="float" office:value="3771466" table:style-name="ce5">
            <text:p>3.771.466</text:p>
          </table:table-cell>
          <table:table-cell office:value-type="float" office:value="4365487" table:style-name="ce5">
            <text:p>4.365.487</text:p>
          </table:table-cell>
          <table:table-cell office:value-type="float" office:value="49053" table:style-name="ce5">
            <text:p>49.053</text:p>
          </table:table-cell>
          <table:table-cell office:value-type="float" office:value="19408024" table:style-name="ce5">
            <text:p>19.408.024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390193" table:style-name="ce5">
            <text:p>390.193</text:p>
          </table:table-cell>
          <table:table-cell office:value-type="float" office:value="93512" table:style-name="ce5">
            <text:p>93.512</text:p>
          </table:table-cell>
          <table:table-cell office:value-type="float" office:value="1003391" table:style-name="ce5">
            <text:p>1.003.391</text:p>
          </table:table-cell>
          <table:table-cell office:value-type="float" office:value="1997177" table:style-name="ce5">
            <text:p>1.997.177</text:p>
          </table:table-cell>
          <table:table-cell office:value-type="float" office:value="2432987" table:style-name="ce5">
            <text:p>2.432.987</text:p>
          </table:table-cell>
          <table:table-cell office:value-type="float" office:value="3307353" table:style-name="ce5">
            <text:p>3.307.353</text:p>
          </table:table-cell>
          <table:table-cell office:value-type="float" office:value="4310012" table:style-name="ce5">
            <text:p>4.310.012</text:p>
          </table:table-cell>
          <table:table-cell office:value-type="float" office:value="3707162" table:style-name="ce5">
            <text:p>3.707.162</text:p>
          </table:table-cell>
          <table:table-cell office:value-type="float" office:value="3888045" table:style-name="ce5">
            <text:p>3.888.045</text:p>
          </table:table-cell>
          <table:table-cell office:value-type="float" office:value="3707288" table:style-name="ce5">
            <text:p>3.707.288</text:p>
          </table:table-cell>
          <table:table-cell office:value-type="float" office:value="4003532" table:style-name="ce5">
            <text:p>4.003.532</text:p>
          </table:table-cell>
          <table:table-cell office:value-type="float" office:value="49053" table:style-name="ce5">
            <text:p>49.053</text:p>
          </table:table-cell>
          <table:table-cell office:value-type="float" office:value="16867892" table:style-name="ce5">
            <text:p>16.867.89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2267" table:style-name="ce5">
            <text:p>42.267</text:p>
          </table:table-cell>
          <table:table-cell office:value-type="float" office:value="17624" table:style-name="ce5">
            <text:p>17.624</text:p>
          </table:table-cell>
          <table:table-cell office:value-type="float" office:value="189729" table:style-name="ce5">
            <text:p>189.729</text:p>
          </table:table-cell>
          <table:table-cell office:value-type="float" office:value="448426" table:style-name="ce5">
            <text:p>448.426</text:p>
          </table:table-cell>
          <table:table-cell office:value-type="float" office:value="394543" table:style-name="ce5">
            <text:p>394.543</text:p>
          </table:table-cell>
          <table:table-cell office:value-type="float" office:value="343782" table:style-name="ce5">
            <text:p>343.782</text:p>
          </table:table-cell>
          <table:table-cell office:value-type="float" office:value="301889" table:style-name="ce5">
            <text:p>301.889</text:p>
          </table:table-cell>
          <table:table-cell office:value-type="float" office:value="142198" table:style-name="ce5">
            <text:p>142.198</text:p>
          </table:table-cell>
          <table:table-cell office:value-type="float" office:value="91688" table:style-name="ce5">
            <text:p>91.688</text:p>
          </table:table-cell>
          <table:table-cell office:value-type="float" office:value="64178" table:style-name="ce5">
            <text:p>64.178</text:p>
          </table:table-cell>
          <table:table-cell office:value-type="float" office:value="361956" table:style-name="ce5">
            <text:p>361.956</text:p>
          </table:table-cell>
          <table:table-cell office:value-type="float" office:value="0" table:style-name="ce5">
            <text:p>0</text:p>
          </table:table-cell>
          <table:table-cell office:value-type="float" office:value="2540132" table:style-name="ce5">
            <text:p>2.540.132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166517" table:style-name="ce5">
            <text:p>166.517</text:p>
          </table:table-cell>
          <table:table-cell office:value-type="float" office:value="53223" table:style-name="ce5">
            <text:p>53.223</text:p>
          </table:table-cell>
          <table:table-cell office:value-type="float" office:value="612680" table:style-name="ce5">
            <text:p>612.680</text:p>
          </table:table-cell>
          <table:table-cell office:value-type="float" office:value="1167364" table:style-name="ce5">
            <text:p>1.167.364</text:p>
          </table:table-cell>
          <table:table-cell office:value-type="float" office:value="1462617" table:style-name="ce5">
            <text:p>1.462.617</text:p>
          </table:table-cell>
          <table:table-cell office:value-type="float" office:value="1459951" table:style-name="ce5">
            <text:p>1.459.951</text:p>
          </table:table-cell>
          <table:table-cell office:value-type="float" office:value="2094566" table:style-name="ce5">
            <text:p>2.094.566</text:p>
          </table:table-cell>
          <table:table-cell office:value-type="float" office:value="1674987" table:style-name="ce5">
            <text:p>1.674.987</text:p>
          </table:table-cell>
          <table:table-cell office:value-type="float" office:value="1976922" table:style-name="ce5">
            <text:p>1.976.922</text:p>
          </table:table-cell>
          <table:table-cell office:value-type="float" office:value="2258963" table:style-name="ce5">
            <text:p>2.258.963</text:p>
          </table:table-cell>
          <table:table-cell office:value-type="float" office:value="2190619" table:style-name="ce5">
            <text:p>2.190.619</text:p>
          </table:table-cell>
          <table:table-cell office:value-type="float" office:value="14086" table:style-name="ce5">
            <text:p>14.086</text:p>
          </table:table-cell>
          <table:table-cell office:value-type="float" office:value="7997425" table:style-name="ce5">
            <text:p>7.997.42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128356" table:style-name="ce5">
            <text:p>128.356</text:p>
          </table:table-cell>
          <table:table-cell office:value-type="float" office:value="24916" table:style-name="ce5">
            <text:p>24.916</text:p>
          </table:table-cell>
          <table:table-cell office:value-type="float" office:value="303354" table:style-name="ce5">
            <text:p>303.354</text:p>
          </table:table-cell>
          <table:table-cell office:value-type="float" office:value="568026" table:style-name="ce5">
            <text:p>568.026</text:p>
          </table:table-cell>
          <table:table-cell office:value-type="float" office:value="633216" table:style-name="ce5">
            <text:p>633.216</text:p>
          </table:table-cell>
          <table:table-cell office:value-type="float" office:value="1134917" table:style-name="ce5">
            <text:p>1.134.917</text:p>
          </table:table-cell>
          <table:table-cell office:value-type="float" office:value="925675" table:style-name="ce5">
            <text:p>925.675</text:p>
          </table:table-cell>
          <table:table-cell office:value-type="float" office:value="851858" table:style-name="ce5">
            <text:p>851.858</text:p>
          </table:table-cell>
          <table:table-cell office:value-type="float" office:value="730681" table:style-name="ce5">
            <text:p>730.681</text:p>
          </table:table-cell>
          <table:table-cell office:value-type="float" office:value="632617" table:style-name="ce5">
            <text:p>632.617</text:p>
          </table:table-cell>
          <table:table-cell office:value-type="float" office:value="918124" table:style-name="ce5">
            <text:p>918.124</text:p>
          </table:table-cell>
          <table:table-cell office:value-type="float" office:value="21280" table:style-name="ce5">
            <text:p>21.280</text:p>
          </table:table-cell>
          <table:table-cell office:value-type="float" office:value="5188980" table:style-name="ce5">
            <text:p>5.188.98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63998" table:style-name="ce5">
            <text:p>63.998</text:p>
          </table:table-cell>
          <table:table-cell office:value-type="float" office:value="23600" table:style-name="ce5">
            <text:p>23.600</text:p>
          </table:table-cell>
          <table:table-cell office:value-type="float" office:value="179582" table:style-name="ce5">
            <text:p>179.582</text:p>
          </table:table-cell>
          <table:table-cell office:value-type="float" office:value="385157" table:style-name="ce5">
            <text:p>385.157</text:p>
          </table:table-cell>
          <table:table-cell office:value-type="float" office:value="391227" table:style-name="ce5">
            <text:p>391.227</text:p>
          </table:table-cell>
          <table:table-cell office:value-type="float" office:value="602389" table:style-name="ce5">
            <text:p>602.389</text:p>
          </table:table-cell>
          <table:table-cell office:value-type="float" office:value="928659" table:style-name="ce5">
            <text:p>928.659</text:p>
          </table:table-cell>
          <table:table-cell office:value-type="float" office:value="861932" table:style-name="ce5">
            <text:p>861.932</text:p>
          </table:table-cell>
          <table:table-cell office:value-type="float" office:value="891666" table:style-name="ce5">
            <text:p>891.666</text:p>
          </table:table-cell>
          <table:table-cell office:value-type="float" office:value="518643" table:style-name="ce5">
            <text:p>518.643</text:p>
          </table:table-cell>
          <table:table-cell office:value-type="float" office:value="714389" table:style-name="ce5">
            <text:p>714.389</text:p>
          </table:table-cell>
          <table:table-cell office:value-type="float" office:value="9487" table:style-name="ce5">
            <text:p>9.487</text:p>
          </table:table-cell>
          <table:table-cell office:value-type="float" office:value="2296142" table:style-name="ce5">
            <text:p>2.296.14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47967" table:style-name="ce5">
            <text:p>47.967</text:p>
          </table:table-cell>
          <table:table-cell office:value-type="float" office:value="7909" table:style-name="ce5">
            <text:p>7.909</text:p>
          </table:table-cell>
          <table:table-cell office:value-type="float" office:value="52789" table:style-name="ce5">
            <text:p>52.789</text:p>
          </table:table-cell>
          <table:table-cell office:value-type="float" office:value="128667" table:style-name="ce5">
            <text:p>128.667</text:p>
          </table:table-cell>
          <table:table-cell office:value-type="float" office:value="167826" table:style-name="ce5">
            <text:p>167.826</text:p>
          </table:table-cell>
          <table:table-cell office:value-type="float" office:value="166337" table:style-name="ce5">
            <text:p>166.337</text:p>
          </table:table-cell>
          <table:table-cell office:value-type="float" office:value="218652" table:style-name="ce5">
            <text:p>218.652</text:p>
          </table:table-cell>
          <table:table-cell office:value-type="float" office:value="128268" table:style-name="ce5">
            <text:p>128.268</text:p>
          </table:table-cell>
          <table:table-cell office:value-type="float" office:value="119082" table:style-name="ce5">
            <text:p>119.082</text:p>
          </table:table-cell>
          <table:table-cell office:value-type="float" office:value="185403" table:style-name="ce5">
            <text:p>185.403</text:p>
          </table:table-cell>
          <table:table-cell office:value-type="float" office:value="234222" table:style-name="ce5">
            <text:p>234.222</text:p>
          </table:table-cell>
          <table:table-cell office:value-type="float" office:value="0" table:style-name="ce5">
            <text:p>0</text:p>
          </table:table-cell>
          <table:table-cell office:value-type="float" office:value="2325980" table:style-name="ce5">
            <text:p>2.325.98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25622" table:style-name="ce5">
            <text:p>25.622</text:p>
          </table:table-cell>
          <table:table-cell office:value-type="float" office:value="1486" table:style-name="ce5">
            <text:p>1.486</text:p>
          </table:table-cell>
          <table:table-cell office:value-type="float" office:value="44714" table:style-name="ce5">
            <text:p>44.714</text:p>
          </table:table-cell>
          <table:table-cell office:value-type="float" office:value="196389" table:style-name="ce5">
            <text:p>196.389</text:p>
          </table:table-cell>
          <table:table-cell office:value-type="float" office:value="172643" table:style-name="ce5">
            <text:p>172.643</text:p>
          </table:table-cell>
          <table:table-cell office:value-type="float" office:value="287541" table:style-name="ce5">
            <text:p>287.541</text:p>
          </table:table-cell>
          <table:table-cell office:value-type="float" office:value="444350" table:style-name="ce5">
            <text:p>444.350</text:p>
          </table:table-cell>
          <table:table-cell office:value-type="float" office:value="332314" table:style-name="ce5">
            <text:p>332.314</text:p>
          </table:table-cell>
          <table:table-cell office:value-type="float" office:value="261383" table:style-name="ce5">
            <text:p>261.383</text:p>
          </table:table-cell>
          <table:table-cell office:value-type="float" office:value="175840" table:style-name="ce5">
            <text:p>175.840</text:p>
          </table:table-cell>
          <table:table-cell office:value-type="float" office:value="308133" table:style-name="ce5">
            <text:p>308.133</text:p>
          </table:table-cell>
          <table:table-cell office:value-type="float" office:value="4201" table:style-name="ce5">
            <text:p>4.201</text:p>
          </table:table-cell>
          <table:table-cell office:value-type="float" office:value="1599497" table:style-name="ce5">
            <text:p>1.599.497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119415" table:style-name="ce5">
            <text:p>119.415</text:p>
          </table:table-cell>
          <table:table-cell office:value-type="float" office:value="17335" table:style-name="ce5">
            <text:p>17.335</text:p>
          </table:table-cell>
          <table:table-cell office:value-type="float" office:value="281392" table:style-name="ce5">
            <text:p>281.392</text:p>
          </table:table-cell>
          <table:table-cell office:value-type="float" office:value="540342" table:style-name="ce5">
            <text:p>540.342</text:p>
          </table:table-cell>
          <table:table-cell office:value-type="float" office:value="460060" table:style-name="ce5">
            <text:p>460.060</text:p>
          </table:table-cell>
          <table:table-cell office:value-type="float" office:value="699461" table:style-name="ce5">
            <text:p>699.461</text:p>
          </table:table-cell>
          <table:table-cell office:value-type="float" office:value="725498" table:style-name="ce5">
            <text:p>725.498</text:p>
          </table:table-cell>
          <table:table-cell office:value-type="float" office:value="447871" table:style-name="ce5">
            <text:p>447.871</text:p>
          </table:table-cell>
          <table:table-cell office:value-type="float" office:value="415201" table:style-name="ce5">
            <text:p>415.201</text:p>
          </table:table-cell>
          <table:table-cell office:value-type="float" office:value="398309" table:style-name="ce5">
            <text:p>398.309</text:p>
          </table:table-cell>
          <table:table-cell office:value-type="float" office:value="751447" table:style-name="ce5">
            <text:p>751.447</text:p>
          </table:table-cell>
          <table:table-cell office:value-type="float" office:value="6897" table:style-name="ce5">
            <text:p>6.897</text:p>
          </table:table-cell>
          <table:table-cell office:value-type="float" office:value="6199204" table:style-name="ce5">
            <text:p>6.199.20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79695" table:style-name="ce5">
            <text:p>79.695</text:p>
          </table:table-cell>
          <table:table-cell office:value-type="float" office:value="33150" table:style-name="ce5">
            <text:p>33.150</text:p>
          </table:table-cell>
          <table:table-cell office:value-type="float" office:value="307589" table:style-name="ce5">
            <text:p>307.589</text:p>
          </table:table-cell>
          <table:table-cell office:value-type="float" office:value="713907" table:style-name="ce5">
            <text:p>713.907</text:p>
          </table:table-cell>
          <table:table-cell office:value-type="float" office:value="886475" table:style-name="ce5">
            <text:p>886.475</text:p>
          </table:table-cell>
          <table:table-cell office:value-type="float" office:value="962479" table:style-name="ce5">
            <text:p>962.479</text:p>
          </table:table-cell>
          <table:table-cell office:value-type="float" office:value="1036036" table:style-name="ce5">
            <text:p>1.036.036</text:p>
          </table:table-cell>
          <table:table-cell office:value-type="float" office:value="854316" table:style-name="ce5">
            <text:p>854.316</text:p>
          </table:table-cell>
          <table:table-cell office:value-type="float" office:value="785012" table:style-name="ce5">
            <text:p>785.012</text:p>
          </table:table-cell>
          <table:table-cell office:value-type="float" office:value="579767" table:style-name="ce5">
            <text:p>579.767</text:p>
          </table:table-cell>
          <table:table-cell office:value-type="float" office:value="1204730" table:style-name="ce5">
            <text:p>1.204.730</text:p>
          </table:table-cell>
          <table:table-cell office:value-type="float" office:value="16709" table:style-name="ce5">
            <text:p>16.709</text:p>
          </table:table-cell>
          <table:table-cell office:value-type="float" office:value="5415492" table:style-name="ce5">
            <text:p>5.415.492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81375" table:style-name="ce5">
            <text:p>81.375</text:p>
          </table:table-cell>
          <table:table-cell office:value-type="float" office:value="20815" table:style-name="ce5">
            <text:p>20.815</text:p>
          </table:table-cell>
          <table:table-cell office:value-type="float" office:value="281412" table:style-name="ce5">
            <text:p>281.412</text:p>
          </table:table-cell>
          <table:table-cell office:value-type="float" office:value="448416" table:style-name="ce5">
            <text:p>448.416</text:p>
          </table:table-cell>
          <table:table-cell office:value-type="float" office:value="525931" table:style-name="ce5">
            <text:p>525.931</text:p>
          </table:table-cell>
          <table:table-cell office:value-type="float" office:value="662745" table:style-name="ce5">
            <text:p>662.745</text:p>
          </table:table-cell>
          <table:table-cell office:value-type="float" office:value="1007565" table:style-name="ce5">
            <text:p>1.007.565</text:p>
          </table:table-cell>
          <table:table-cell office:value-type="float" office:value="739424" table:style-name="ce5">
            <text:p>739.424</text:p>
          </table:table-cell>
          <table:table-cell office:value-type="float" office:value="888246" table:style-name="ce5">
            <text:p>888.246</text:p>
          </table:table-cell>
          <table:table-cell office:value-type="float" office:value="636831" table:style-name="ce5">
            <text:p>636.831</text:p>
          </table:table-cell>
          <table:table-cell office:value-type="float" office:value="720990" table:style-name="ce5">
            <text:p>720.990</text:p>
          </table:table-cell>
          <table:table-cell office:value-type="float" office:value="8137" table:style-name="ce5">
            <text:p>8.137</text:p>
          </table:table-cell>
          <table:table-cell office:value-type="float" office:value="2968189" table:style-name="ce5">
            <text:p>2.968.189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68087" table:style-name="ce5">
            <text:p>68.087</text:p>
          </table:table-cell>
          <table:table-cell office:value-type="float" office:value="18104" table:style-name="ce5">
            <text:p>18.104</text:p>
          </table:table-cell>
          <table:table-cell office:value-type="float" office:value="166942" table:style-name="ce5">
            <text:p>166.942</text:p>
          </table:table-cell>
          <table:table-cell office:value-type="float" office:value="372666" table:style-name="ce5">
            <text:p>372.666</text:p>
          </table:table-cell>
          <table:table-cell office:value-type="float" office:value="477788" table:style-name="ce5">
            <text:p>477.788</text:p>
          </table:table-cell>
          <table:table-cell office:value-type="float" office:value="625981" table:style-name="ce5">
            <text:p>625.981</text:p>
          </table:table-cell>
          <table:table-cell office:value-type="float" office:value="851010" table:style-name="ce5">
            <text:p>851.010</text:p>
          </table:table-cell>
          <table:table-cell office:value-type="float" office:value="722016" table:style-name="ce5">
            <text:p>722.016</text:p>
          </table:table-cell>
          <table:table-cell office:value-type="float" office:value="811401" table:style-name="ce5">
            <text:p>811.401</text:p>
          </table:table-cell>
          <table:table-cell office:value-type="float" office:value="716343" table:style-name="ce5">
            <text:p>716.343</text:p>
          </table:table-cell>
          <table:table-cell office:value-type="float" office:value="590341" table:style-name="ce5">
            <text:p>590.341</text:p>
          </table:table-cell>
          <table:table-cell office:value-type="float" office:value="4201" table:style-name="ce5">
            <text:p>4.201</text:p>
          </table:table-cell>
          <table:table-cell office:value-type="float" office:value="1884771" table:style-name="ce5">
            <text:p>1.884.771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53337" table:style-name="ce5">
            <text:p>53.337</text:p>
          </table:table-cell>
          <table:table-cell office:value-type="float" office:value="14533" table:style-name="ce5">
            <text:p>14.533</text:p>
          </table:table-cell>
          <table:table-cell office:value-type="float" office:value="47859" table:style-name="ce5">
            <text:p>47.859</text:p>
          </table:table-cell>
          <table:table-cell office:value-type="float" office:value="178262" table:style-name="ce5">
            <text:p>178.262</text:p>
          </table:table-cell>
          <table:table-cell office:value-type="float" office:value="140034" table:style-name="ce5">
            <text:p>140.034</text:p>
          </table:table-cell>
          <table:table-cell office:value-type="float" office:value="306429" table:style-name="ce5">
            <text:p>306.429</text:p>
          </table:table-cell>
          <table:table-cell office:value-type="float" office:value="473140" table:style-name="ce5">
            <text:p>473.140</text:p>
          </table:table-cell>
          <table:table-cell office:value-type="float" office:value="567832" table:style-name="ce5">
            <text:p>567.832</text:p>
          </table:table-cell>
          <table:table-cell office:value-type="float" office:value="562577" table:style-name="ce5">
            <text:p>562.577</text:p>
          </table:table-cell>
          <table:table-cell office:value-type="float" office:value="681047" table:style-name="ce5">
            <text:p>681.047</text:p>
          </table:table-cell>
          <table:table-cell office:value-type="float" office:value="333326" table:style-name="ce5">
            <text:p>333.326</text:p>
          </table:table-cell>
          <table:table-cell office:value-type="float" office:value="2113" table:style-name="ce5">
            <text:p>2.113</text:p>
          </table:table-cell>
          <table:table-cell office:value-type="float" office:value="660005" table:style-name="ce5">
            <text:p>660.00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8296" table:style-name="ce5">
            <text:p>8.296</text:p>
          </table:table-cell>
          <table:table-cell office:value-type="float" office:value="0" table:style-name="ce5">
            <text:p>0</text:p>
          </table:table-cell>
          <table:table-cell office:value-type="float" office:value="15493" table:style-name="ce5">
            <text:p>15.493</text:p>
          </table:table-cell>
          <table:table-cell office:value-type="float" office:value="28614" table:style-name="ce5">
            <text:p>28.614</text:p>
          </table:table-cell>
          <table:table-cell office:value-type="float" office:value="147710" table:style-name="ce5">
            <text:p>147.710</text:p>
          </table:table-cell>
          <table:table-cell office:value-type="float" office:value="102984" table:style-name="ce5">
            <text:p>102.984</text:p>
          </table:table-cell>
          <table:table-cell office:value-type="float" office:value="186805" table:style-name="ce5">
            <text:p>186.805</text:p>
          </table:table-cell>
          <table:table-cell office:value-type="float" office:value="217629" table:style-name="ce5">
            <text:p>217.629</text:p>
          </table:table-cell>
          <table:table-cell office:value-type="float" office:value="251681" table:style-name="ce5">
            <text:p>251.681</text:p>
          </table:table-cell>
          <table:table-cell office:value-type="float" office:value="448854" table:style-name="ce5">
            <text:p>448.854</text:p>
          </table:table-cell>
          <table:table-cell office:value-type="float" office:value="118444" table:style-name="ce5">
            <text:p>118.444</text:p>
          </table:table-cell>
          <table:table-cell office:value-type="float" office:value="0" table:style-name="ce5">
            <text:p>0</text:p>
          </table:table-cell>
          <table:table-cell office:value-type="float" office:value="190297" table:style-name="ce5">
            <text:p>190.29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5110" table:style-name="ce5">
            <text:p>5.110</text:p>
          </table:table-cell>
          <table:table-cell office:value-type="float" office:value="3964" table:style-name="ce5">
            <text:p>3.964</text:p>
          </table:table-cell>
          <table:table-cell office:value-type="float" office:value="7598" table:style-name="ce5">
            <text:p>7.598</text:p>
          </table:table-cell>
          <table:table-cell office:value-type="float" office:value="16135" table:style-name="ce5">
            <text:p>16.135</text:p>
          </table:table-cell>
          <table:table-cell office:value-type="float" office:value="25718" table:style-name="ce5">
            <text:p>25.718</text:p>
          </table:table-cell>
          <table:table-cell office:value-type="float" office:value="27114" table:style-name="ce5">
            <text:p>27.114</text:p>
          </table:table-cell>
          <table:table-cell office:value-type="float" office:value="45769" table:style-name="ce5">
            <text:p>45.769</text:p>
          </table:table-cell>
          <table:table-cell office:value-type="float" office:value="24772" table:style-name="ce5">
            <text:p>24.772</text:p>
          </table:table-cell>
          <table:table-cell office:value-type="float" office:value="29589" table:style-name="ce5">
            <text:p>29.589</text:p>
          </table:table-cell>
          <table:table-cell office:value-type="float" office:value="13018" table:style-name="ce5">
            <text:p>13.018</text:p>
          </table:table-cell>
          <table:table-cell office:value-type="float" office:value="80522" table:style-name="ce5">
            <text:p>80.522</text:p>
          </table:table-cell>
          <table:table-cell office:value-type="float" office:value="0" table:style-name="ce5">
            <text:p>0</text:p>
          </table:table-cell>
          <table:table-cell office:value-type="float" office:value="329805" table:style-name="ce5">
            <text:p>329.80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14261" table:style-name="ce5">
            <text:p>14.261</text:p>
          </table:table-cell>
          <table:table-cell office:value-type="float" office:value="0" table:style-name="ce5">
            <text:p>0</text:p>
          </table:table-cell>
          <table:table-cell office:value-type="float" office:value="32718" table:style-name="ce5">
            <text:p>32.718</text:p>
          </table:table-cell>
          <table:table-cell office:value-type="float" office:value="76003" table:style-name="ce5">
            <text:p>76.003</text:p>
          </table:table-cell>
          <table:table-cell office:value-type="float" office:value="64773" table:style-name="ce5">
            <text:p>64.773</text:p>
          </table:table-cell>
          <table:table-cell office:value-type="float" office:value="154640" table:style-name="ce5">
            <text:p>154.640</text:p>
          </table:table-cell>
          <table:table-cell office:value-type="float" office:value="140516" table:style-name="ce5">
            <text:p>140.516</text:p>
          </table:table-cell>
          <table:table-cell office:value-type="float" office:value="138638" table:style-name="ce5">
            <text:p>138.638</text:p>
          </table:table-cell>
          <table:table-cell office:value-type="float" office:value="87473" table:style-name="ce5">
            <text:p>87.473</text:p>
          </table:table-cell>
          <table:table-cell office:value-type="float" office:value="135022" table:style-name="ce5">
            <text:p>135.022</text:p>
          </table:table-cell>
          <table:table-cell office:value-type="float" office:value="394231" table:style-name="ce5">
            <text:p>394.231</text:p>
          </table:table-cell>
          <table:table-cell office:value-type="float" office:value="8982" table:style-name="ce5">
            <text:p>8.982</text:p>
          </table:table-cell>
          <table:table-cell office:value-type="float" office:value="1139084" table:style-name="ce5">
            <text:p>1.139.08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2884" table:style-name="ce5">
            <text:p>2.884</text:p>
          </table:table-cell>
          <table:table-cell office:value-type="float" office:value="3234" table:style-name="ce5">
            <text:p>3.234</text:p>
          </table:table-cell>
          <table:table-cell office:value-type="float" office:value="52116" table:style-name="ce5">
            <text:p>52.116</text:p>
          </table:table-cell>
          <table:table-cell office:value-type="float" office:value="71257" table:style-name="ce5">
            <text:p>71.257</text:p>
          </table:table-cell>
          <table:table-cell office:value-type="float" office:value="99039" table:style-name="ce5">
            <text:p>99.039</text:p>
          </table:table-cell>
          <table:table-cell office:value-type="float" office:value="109301" table:style-name="ce5">
            <text:p>109.301</text:p>
          </table:table-cell>
          <table:table-cell office:value-type="float" office:value="145561" table:style-name="ce5">
            <text:p>145.561</text:p>
          </table:table-cell>
          <table:table-cell office:value-type="float" office:value="136862" table:style-name="ce5">
            <text:p>136.862</text:p>
          </table:table-cell>
          <table:table-cell office:value-type="float" office:value="148554" table:style-name="ce5">
            <text:p>148.554</text:p>
          </table:table-cell>
          <table:table-cell office:value-type="float" office:value="162275" table:style-name="ce5">
            <text:p>162.275</text:p>
          </table:table-cell>
          <table:table-cell office:value-type="float" office:value="171458" table:style-name="ce5">
            <text:p>171.458</text:p>
          </table:table-cell>
          <table:table-cell office:value-type="float" office:value="2015" table:style-name="ce5">
            <text:p>2.015</text:p>
          </table:table-cell>
          <table:table-cell office:value-type="float" office:value="621177" table:style-name="ce5">
            <text:p>621.177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15561" table:style-name="ce5">
            <text:p>15.561</text:p>
          </table:table-cell>
          <table:table-cell office:value-type="float" office:value="3234" table:style-name="ce5">
            <text:p>3.234</text:p>
          </table:table-cell>
          <table:table-cell office:value-type="float" office:value="4436" table:style-name="ce5">
            <text:p>4.436</text:p>
          </table:table-cell>
          <table:table-cell office:value-type="float" office:value="39159" table:style-name="ce5">
            <text:p>39.159</text:p>
          </table:table-cell>
          <table:table-cell office:value-type="float" office:value="25502" table:style-name="ce5">
            <text:p>25.502</text:p>
          </table:table-cell>
          <table:table-cell office:value-type="float" office:value="56303" table:style-name="ce5">
            <text:p>56.303</text:p>
          </table:table-cell>
          <table:table-cell office:value-type="float" office:value="65314" table:style-name="ce5">
            <text:p>65.314</text:p>
          </table:table-cell>
          <table:table-cell office:value-type="float" office:value="153439" table:style-name="ce5">
            <text:p>153.439</text:p>
          </table:table-cell>
          <table:table-cell office:value-type="float" office:value="183431" table:style-name="ce5">
            <text:p>183.431</text:p>
          </table:table-cell>
          <table:table-cell office:value-type="float" office:value="317273" table:style-name="ce5">
            <text:p>317.273</text:p>
          </table:table-cell>
          <table:table-cell office:value-type="float" office:value="78052" table:style-name="ce5">
            <text:p>78.052</text:p>
          </table:table-cell>
          <table:table-cell office:value-type="float" office:value="0" table:style-name="ce5">
            <text:p>0</text:p>
          </table:table-cell>
          <table:table-cell office:value-type="float" office:value="73448" table:style-name="ce5">
            <text:p>73.448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72182" table:style-name="ce5">
            <text:p>72.182</text:p>
          </table:table-cell>
          <table:table-cell office:value-type="float" office:value="32936" table:style-name="ce5">
            <text:p>32.936</text:p>
          </table:table-cell>
          <table:table-cell office:value-type="float" office:value="237676" table:style-name="ce5">
            <text:p>237.676</text:p>
          </table:table-cell>
          <table:table-cell office:value-type="float" office:value="452128" table:style-name="ce5">
            <text:p>452.128</text:p>
          </table:table-cell>
          <table:table-cell office:value-type="float" office:value="572370" table:style-name="ce5">
            <text:p>572.370</text:p>
          </table:table-cell>
          <table:table-cell office:value-type="float" office:value="824532" table:style-name="ce5">
            <text:p>824.532</text:p>
          </table:table-cell>
          <table:table-cell office:value-type="float" office:value="1316751" table:style-name="ce5">
            <text:p>1.316.751</text:p>
          </table:table-cell>
          <table:table-cell office:value-type="float" office:value="1231313" table:style-name="ce5">
            <text:p>1.231.313</text:p>
          </table:table-cell>
          <table:table-cell office:value-type="float" office:value="1151201" table:style-name="ce5">
            <text:p>1.151.201</text:p>
          </table:table-cell>
          <table:table-cell office:value-type="float" office:value="1444735" table:style-name="ce5">
            <text:p>1.444.735</text:p>
          </table:table-cell>
          <table:table-cell office:value-type="float" office:value="797158" table:style-name="ce5">
            <text:p>797.158</text:p>
          </table:table-cell>
          <table:table-cell office:value-type="float" office:value="12429" table:style-name="ce5">
            <text:p>12.429</text:p>
          </table:table-cell>
          <table:table-cell office:value-type="float" office:value="1692384" table:style-name="ce5">
            <text:p>1.692.38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02535" table:style-name="ce5">
            <text:p>202.535</text:p>
          </table:table-cell>
          <table:table-cell office:value-type="float" office:value="53755" table:style-name="ce5">
            <text:p>53.755</text:p>
          </table:table-cell>
          <table:table-cell office:value-type="float" office:value="643831" table:style-name="ce5">
            <text:p>643.831</text:p>
          </table:table-cell>
          <table:table-cell office:value-type="float" office:value="1395566" table:style-name="ce5">
            <text:p>1.395.566</text:p>
          </table:table-cell>
          <table:table-cell office:value-type="float" office:value="1627973" table:style-name="ce5">
            <text:p>1.627.973</text:p>
          </table:table-cell>
          <table:table-cell office:value-type="float" office:value="2029331" table:style-name="ce5">
            <text:p>2.029.331</text:p>
          </table:table-cell>
          <table:table-cell office:value-type="float" office:value="2494414" table:style-name="ce5">
            <text:p>2.494.414</text:p>
          </table:table-cell>
          <table:table-cell office:value-type="float" office:value="2002103" table:style-name="ce5">
            <text:p>2.002.103</text:p>
          </table:table-cell>
          <table:table-cell office:value-type="float" office:value="2181260" table:style-name="ce5">
            <text:p>2.181.260</text:p>
          </table:table-cell>
          <table:table-cell office:value-type="float" office:value="1666637" table:style-name="ce5">
            <text:p>1.666.637</text:p>
          </table:table-cell>
          <table:table-cell office:value-type="float" office:value="2486631" table:style-name="ce5">
            <text:p>2.486.631</text:p>
          </table:table-cell>
          <table:table-cell office:value-type="float" office:value="29182" table:style-name="ce5">
            <text:p>29.182</text:p>
          </table:table-cell>
          <table:table-cell office:value-type="float" office:value="9960725" table:style-name="ce5">
            <text:p>9.960.72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42182" table:style-name="ce5">
            <text:p>142.182</text:p>
          </table:table-cell>
          <table:table-cell office:value-type="float" office:value="21210" table:style-name="ce5">
            <text:p>21.210</text:p>
          </table:table-cell>
          <table:table-cell office:value-type="float" office:value="307177" table:style-name="ce5">
            <text:p>307.177</text:p>
          </table:table-cell>
          <table:table-cell office:value-type="float" office:value="558751" table:style-name="ce5">
            <text:p>558.751</text:p>
          </table:table-cell>
          <table:table-cell office:value-type="float" office:value="601685" table:style-name="ce5">
            <text:p>601.685</text:p>
          </table:table-cell>
          <table:table-cell office:value-type="float" office:value="740969" table:style-name="ce5">
            <text:p>740.969</text:p>
          </table:table-cell>
          <table:table-cell office:value-type="float" office:value="735422" table:style-name="ce5">
            <text:p>735.422</text:p>
          </table:table-cell>
          <table:table-cell office:value-type="float" office:value="462504" table:style-name="ce5">
            <text:p>462.504</text:p>
          </table:table-cell>
          <table:table-cell office:value-type="float" office:value="463841" table:style-name="ce5">
            <text:p>463.841</text:p>
          </table:table-cell>
          <table:table-cell office:value-type="float" office:value="342821" table:style-name="ce5">
            <text:p>342.821</text:p>
          </table:table-cell>
          <table:table-cell office:value-type="float" office:value="1003646" table:style-name="ce5">
            <text:p>1.003.646</text:p>
          </table:table-cell>
          <table:table-cell office:value-type="float" office:value="7442" table:style-name="ce5">
            <text:p>7.442</text:p>
          </table:table-cell>
          <table:table-cell office:value-type="float" office:value="7681467" table:style-name="ce5">
            <text:p>7.681.467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5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7">
            <text:p>A10 - HOUSEHOLDS WITHOUT INTERNET ACCESS BY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out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Does not have a computer in the household</text:p>
          </table:table-cell>
          <table:table-cell office:value-type="string" table:number-columns-spanned="1" table:number-rows-spanned="2" table:style-name="ce13">
            <text:p>Lack of need</text:p>
          </table:table-cell>
          <table:table-cell office:value-type="string" table:number-columns-spanned="1" table:number-rows-spanned="2" table:style-name="ce13">
            <text:p>Lack of interest</text:p>
          </table:table-cell>
          <table:table-cell office:value-type="string" table:number-columns-spanned="1" table:number-rows-spanned="2" table:style-name="ce13">
            <text:p>Has Internet access elsewhere</text:p>
          </table:table-cell>
          <table:table-cell office:value-type="string" table:number-columns-spanned="1" table:number-rows-spanned="2" table:style-name="ce13">
            <text:p>Too expensive</text:p>
          </table:table-cell>
          <table:table-cell office:value-type="string" table:number-columns-spanned="1" table:number-rows-spanned="2" table:style-name="ce13">
            <text:p>Does not know how to use the Internet</text:p>
          </table:table-cell>
          <table:table-cell office:value-type="string" table:number-columns-spanned="1" table:number-rows-spanned="2" table:style-name="ce13">
            <text:p>Lack of service availability in the area of the household</text:p>
          </table:table-cell>
          <table:table-cell office:value-type="string" table:number-columns-spanned="1" table:number-rows-spanned="2" table:style-name="ce13">
            <text:p>Concerns about security and privacy</text:p>
          </table:table-cell>
          <table:table-cell office:value-type="string" table:number-columns-spanned="1" table:number-rows-spanned="2" table:style-name="ce13">
            <text:p>Desire to avoid contact with dangerous content</text:p>
          </table:table-cell>
          <table:table-cell office:value-type="string" table:number-columns-spanned="1" table:number-rows-spanned="2" table:style-name="ce13">
            <text:p>Other reason</text:p>
          </table:table-cell>
          <table:table-cell office:value-type="string" table:number-columns-spanned="1" table:number-rows-spanned="2" table:style-name="ce13">
            <text:p>None of these reasons</text:p>
          </table:table-cell>
          <table:table-cell table:style-name="ce4"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8210555" table:style-name="ce5">
            <text:p>8.210.555</text:p>
          </table:table-cell>
          <table:table-cell office:value-type="float" office:value="9499567" table:style-name="ce5">
            <text:p>9.499.567</text:p>
          </table:table-cell>
          <table:table-cell office:value-type="float" office:value="10761917" table:style-name="ce5">
            <text:p>10.761.917</text:p>
          </table:table-cell>
          <table:table-cell office:value-type="float" office:value="6054703" table:style-name="ce5">
            <text:p>6.054.703</text:p>
          </table:table-cell>
          <table:table-cell office:value-type="float" office:value="11910557" table:style-name="ce5">
            <text:p>11.910.557</text:p>
          </table:table-cell>
          <table:table-cell office:value-type="float" office:value="9899260" table:style-name="ce5">
            <text:p>9.899.260</text:p>
          </table:table-cell>
          <table:table-cell office:value-type="float" office:value="5099757" table:style-name="ce5">
            <text:p>5.099.757</text:p>
          </table:table-cell>
          <table:table-cell office:value-type="float" office:value="8788266" table:style-name="ce5">
            <text:p>8.788.266</text:p>
          </table:table-cell>
          <table:table-cell office:value-type="float" office:value="8078613" table:style-name="ce5">
            <text:p>8.078.613</text:p>
          </table:table-cell>
          <table:table-cell office:value-type="float" office:value="314994" table:style-name="ce5">
            <text:p>314.994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6018706" table:style-name="ce5">
            <text:p>6.018.706</text:p>
          </table:table-cell>
          <table:table-cell office:value-type="float" office:value="7206761" table:style-name="ce5">
            <text:p>7.206.761</text:p>
          </table:table-cell>
          <table:table-cell office:value-type="float" office:value="8489532" table:style-name="ce5">
            <text:p>8.489.532</text:p>
          </table:table-cell>
          <table:table-cell office:value-type="float" office:value="4339179" table:style-name="ce5">
            <text:p>4.339.179</text:p>
          </table:table-cell>
          <table:table-cell office:value-type="float" office:value="8862776" table:style-name="ce5">
            <text:p>8.862.776</text:p>
          </table:table-cell>
          <table:table-cell office:value-type="float" office:value="7408525" table:style-name="ce5">
            <text:p>7.408.525</text:p>
          </table:table-cell>
          <table:table-cell office:value-type="float" office:value="2964539" table:style-name="ce5">
            <text:p>2.964.539</text:p>
          </table:table-cell>
          <table:table-cell office:value-type="float" office:value="6513064" table:style-name="ce5">
            <text:p>6.513.064</text:p>
          </table:table-cell>
          <table:table-cell office:value-type="float" office:value="6066116" table:style-name="ce5">
            <text:p>6.066.116</text:p>
          </table:table-cell>
          <table:table-cell office:value-type="float" office:value="257048" table:style-name="ce5">
            <text:p>257.048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191849" table:style-name="ce5">
            <text:p>2.191.849</text:p>
          </table:table-cell>
          <table:table-cell office:value-type="float" office:value="2292805" table:style-name="ce5">
            <text:p>2.292.805</text:p>
          </table:table-cell>
          <table:table-cell office:value-type="float" office:value="2272385" table:style-name="ce5">
            <text:p>2.272.385</text:p>
          </table:table-cell>
          <table:table-cell office:value-type="float" office:value="1715524" table:style-name="ce5">
            <text:p>1.715.524</text:p>
          </table:table-cell>
          <table:table-cell office:value-type="float" office:value="3047780" table:style-name="ce5">
            <text:p>3.047.780</text:p>
          </table:table-cell>
          <table:table-cell office:value-type="float" office:value="2490734" table:style-name="ce5">
            <text:p>2.490.734</text:p>
          </table:table-cell>
          <table:table-cell office:value-type="float" office:value="2135219" table:style-name="ce5">
            <text:p>2.135.219</text:p>
          </table:table-cell>
          <table:table-cell office:value-type="float" office:value="2275202" table:style-name="ce5">
            <text:p>2.275.202</text:p>
          </table:table-cell>
          <table:table-cell office:value-type="float" office:value="2012497" table:style-name="ce5">
            <text:p>2.012.497</text:p>
          </table:table-cell>
          <table:table-cell office:value-type="float" office:value="57946" table:style-name="ce5">
            <text:p>57.946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2896976" table:style-name="ce5">
            <text:p>2.896.976</text:p>
          </table:table-cell>
          <table:table-cell office:value-type="float" office:value="3693518" table:style-name="ce5">
            <text:p>3.693.518</text:p>
          </table:table-cell>
          <table:table-cell office:value-type="float" office:value="4449817" table:style-name="ce5">
            <text:p>4.449.817</text:p>
          </table:table-cell>
          <table:table-cell office:value-type="float" office:value="2021502" table:style-name="ce5">
            <text:p>2.021.502</text:p>
          </table:table-cell>
          <table:table-cell office:value-type="float" office:value="4147057" table:style-name="ce5">
            <text:p>4.147.057</text:p>
          </table:table-cell>
          <table:table-cell office:value-type="float" office:value="3916869" table:style-name="ce5">
            <text:p>3.916.869</text:p>
          </table:table-cell>
          <table:table-cell office:value-type="float" office:value="1514686" table:style-name="ce5">
            <text:p>1.514.686</text:p>
          </table:table-cell>
          <table:table-cell office:value-type="float" office:value="3207151" table:style-name="ce5">
            <text:p>3.207.151</text:p>
          </table:table-cell>
          <table:table-cell office:value-type="float" office:value="2940017" table:style-name="ce5">
            <text:p>2.940.017</text:p>
          </table:table-cell>
          <table:table-cell office:value-type="float" office:value="165594" table:style-name="ce5">
            <text:p>165.594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2932356" table:style-name="ce5">
            <text:p>2.932.356</text:p>
          </table:table-cell>
          <table:table-cell office:value-type="float" office:value="2814284" table:style-name="ce5">
            <text:p>2.814.284</text:p>
          </table:table-cell>
          <table:table-cell office:value-type="float" office:value="3015197" table:style-name="ce5">
            <text:p>3.015.197</text:p>
          </table:table-cell>
          <table:table-cell office:value-type="float" office:value="2293855" table:style-name="ce5">
            <text:p>2.293.855</text:p>
          </table:table-cell>
          <table:table-cell office:value-type="float" office:value="4054151" table:style-name="ce5">
            <text:p>4.054.151</text:p>
          </table:table-cell>
          <table:table-cell office:value-type="float" office:value="2999523" table:style-name="ce5">
            <text:p>2.999.523</text:p>
          </table:table-cell>
          <table:table-cell office:value-type="float" office:value="1935940" table:style-name="ce5">
            <text:p>1.935.940</text:p>
          </table:table-cell>
          <table:table-cell office:value-type="float" office:value="2872070" table:style-name="ce5">
            <text:p>2.872.070</text:p>
          </table:table-cell>
          <table:table-cell office:value-type="float" office:value="2525490" table:style-name="ce5">
            <text:p>2.525.490</text:p>
          </table:table-cell>
          <table:table-cell office:value-type="float" office:value="69126" table:style-name="ce5">
            <text:p>69.126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1086071" table:style-name="ce5">
            <text:p>1.086.071</text:p>
          </table:table-cell>
          <table:table-cell office:value-type="float" office:value="1432075" table:style-name="ce5">
            <text:p>1.432.075</text:p>
          </table:table-cell>
          <table:table-cell office:value-type="float" office:value="1759337" table:style-name="ce5">
            <text:p>1.759.337</text:p>
          </table:table-cell>
          <table:table-cell office:value-type="float" office:value="661389" table:style-name="ce5">
            <text:p>661.389</text:p>
          </table:table-cell>
          <table:table-cell office:value-type="float" office:value="1658043" table:style-name="ce5">
            <text:p>1.658.043</text:p>
          </table:table-cell>
          <table:table-cell office:value-type="float" office:value="1566173" table:style-name="ce5">
            <text:p>1.566.173</text:p>
          </table:table-cell>
          <table:table-cell office:value-type="float" office:value="673303" table:style-name="ce5">
            <text:p>673.303</text:p>
          </table:table-cell>
          <table:table-cell office:value-type="float" office:value="1272604" table:style-name="ce5">
            <text:p>1.272.604</text:p>
          </table:table-cell>
          <table:table-cell office:value-type="float" office:value="1149013" table:style-name="ce5">
            <text:p>1.149.013</text:p>
          </table:table-cell>
          <table:table-cell office:value-type="float" office:value="30675" table:style-name="ce5">
            <text:p>30.675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745944" table:style-name="ce5">
            <text:p>745.944</text:p>
          </table:table-cell>
          <table:table-cell office:value-type="float" office:value="828801" table:style-name="ce5">
            <text:p>828.801</text:p>
          </table:table-cell>
          <table:table-cell office:value-type="float" office:value="680935" table:style-name="ce5">
            <text:p>680.935</text:p>
          </table:table-cell>
          <table:table-cell office:value-type="float" office:value="634495" table:style-name="ce5">
            <text:p>634.495</text:p>
          </table:table-cell>
          <table:table-cell office:value-type="float" office:value="1068338" table:style-name="ce5">
            <text:p>1.068.338</text:p>
          </table:table-cell>
          <table:table-cell office:value-type="float" office:value="580330" table:style-name="ce5">
            <text:p>580.330</text:p>
          </table:table-cell>
          <table:table-cell office:value-type="float" office:value="662779" table:style-name="ce5">
            <text:p>662.779</text:p>
          </table:table-cell>
          <table:table-cell office:value-type="float" office:value="801143" table:style-name="ce5">
            <text:p>801.143</text:p>
          </table:table-cell>
          <table:table-cell office:value-type="float" office:value="788671" table:style-name="ce5">
            <text:p>788.671</text:p>
          </table:table-cell>
          <table:table-cell office:value-type="float" office:value="30051" table:style-name="ce5">
            <text:p>30.051</text:p>
          </table:table-cell>
          <table:table-cell table:style-name="ce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549208" table:style-name="ce5">
            <text:p>549.208</text:p>
          </table:table-cell>
          <table:table-cell office:value-type="float" office:value="730889" table:style-name="ce5">
            <text:p>730.889</text:p>
          </table:table-cell>
          <table:table-cell office:value-type="float" office:value="856632" table:style-name="ce5">
            <text:p>856.632</text:p>
          </table:table-cell>
          <table:table-cell office:value-type="float" office:value="443462" table:style-name="ce5">
            <text:p>443.462</text:p>
          </table:table-cell>
          <table:table-cell office:value-type="float" office:value="982967" table:style-name="ce5">
            <text:p>982.967</text:p>
          </table:table-cell>
          <table:table-cell office:value-type="float" office:value="836364" table:style-name="ce5">
            <text:p>836.364</text:p>
          </table:table-cell>
          <table:table-cell office:value-type="float" office:value="313050" table:style-name="ce5">
            <text:p>313.050</text:p>
          </table:table-cell>
          <table:table-cell office:value-type="float" office:value="635299" table:style-name="ce5">
            <text:p>635.299</text:p>
          </table:table-cell>
          <table:table-cell office:value-type="float" office:value="675423" table:style-name="ce5">
            <text:p>675.423</text:p>
          </table:table-cell>
          <table:table-cell office:value-type="float" office:value="19548" table:style-name="ce5">
            <text:p>19.548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4062236" table:style-name="ce5">
            <text:p>4.062.236</text:p>
          </table:table-cell>
          <table:table-cell office:value-type="float" office:value="4288627" table:style-name="ce5">
            <text:p>4.288.627</text:p>
          </table:table-cell>
          <table:table-cell office:value-type="float" office:value="4557703" table:style-name="ce5">
            <text:p>4.557.703</text:p>
          </table:table-cell>
          <table:table-cell office:value-type="float" office:value="2759757" table:style-name="ce5">
            <text:p>2.759.757</text:p>
          </table:table-cell>
          <table:table-cell office:value-type="float" office:value="5859574" table:style-name="ce5">
            <text:p>5.859.574</text:p>
          </table:table-cell>
          <table:table-cell office:value-type="float" office:value="4565775" table:style-name="ce5">
            <text:p>4.565.775</text:p>
          </table:table-cell>
          <table:table-cell office:value-type="float" office:value="2608375" table:style-name="ce5">
            <text:p>2.608.375</text:p>
          </table:table-cell>
          <table:table-cell office:value-type="float" office:value="4073674" table:style-name="ce5">
            <text:p>4.073.674</text:p>
          </table:table-cell>
          <table:table-cell office:value-type="float" office:value="3667662" table:style-name="ce5">
            <text:p>3.667.662</text:p>
          </table:table-cell>
          <table:table-cell office:value-type="float" office:value="69782" table:style-name="ce5">
            <text:p>69.782</text:p>
          </table:table-cell>
          <table:table-cell table:style-name="ce5"/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2119667" table:style-name="ce5">
            <text:p>2.119.667</text:p>
          </table:table-cell>
          <table:table-cell office:value-type="float" office:value="2653456" table:style-name="ce5">
            <text:p>2.653.456</text:p>
          </table:table-cell>
          <table:table-cell office:value-type="float" office:value="3127868" table:style-name="ce5">
            <text:p>3.127.868</text:p>
          </table:table-cell>
          <table:table-cell office:value-type="float" office:value="1608603" table:style-name="ce5">
            <text:p>1.608.603</text:p>
          </table:table-cell>
          <table:table-cell office:value-type="float" office:value="3245871" table:style-name="ce5">
            <text:p>3.245.871</text:p>
          </table:table-cell>
          <table:table-cell office:value-type="float" office:value="2902865" table:style-name="ce5">
            <text:p>2.902.865</text:p>
          </table:table-cell>
          <table:table-cell office:value-type="float" office:value="1223566" table:style-name="ce5">
            <text:p>1.223.566</text:p>
          </table:table-cell>
          <table:table-cell office:value-type="float" office:value="2350060" table:style-name="ce5">
            <text:p>2.350.060</text:p>
          </table:table-cell>
          <table:table-cell office:value-type="float" office:value="2369533" table:style-name="ce5">
            <text:p>2.369.533</text:p>
          </table:table-cell>
          <table:table-cell office:value-type="float" office:value="121735" table:style-name="ce5">
            <text:p>121.735</text:p>
          </table:table-cell>
          <table:table-cell table:style-name="ce5"/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693456" table:style-name="ce5">
            <text:p>693.456</text:p>
          </table:table-cell>
          <table:table-cell office:value-type="float" office:value="817780" table:style-name="ce5">
            <text:p>817.780</text:p>
          </table:table-cell>
          <table:table-cell office:value-type="float" office:value="1099133" table:style-name="ce5">
            <text:p>1.099.133</text:p>
          </table:table-cell>
          <table:table-cell office:value-type="float" office:value="561866" table:style-name="ce5">
            <text:p>561.866</text:p>
          </table:table-cell>
          <table:table-cell office:value-type="float" office:value="981361" table:style-name="ce5">
            <text:p>981.361</text:p>
          </table:table-cell>
          <table:table-cell office:value-type="float" office:value="861462" table:style-name="ce5">
            <text:p>861.462</text:p>
          </table:table-cell>
          <table:table-cell office:value-type="float" office:value="427587" table:style-name="ce5">
            <text:p>427.587</text:p>
          </table:table-cell>
          <table:table-cell office:value-type="float" office:value="850527" table:style-name="ce5">
            <text:p>850.527</text:p>
          </table:table-cell>
          <table:table-cell office:value-type="float" office:value="702852" table:style-name="ce5">
            <text:p>702.852</text:p>
          </table:table-cell>
          <table:table-cell office:value-type="float" office:value="63543" table:style-name="ce5">
            <text:p>63.543</text:p>
          </table:table-cell>
          <table:table-cell table:style-name="ce5"/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228279" table:style-name="ce5">
            <text:p>228.279</text:p>
          </table:table-cell>
          <table:table-cell office:value-type="float" office:value="402095" table:style-name="ce5">
            <text:p>402.095</text:p>
          </table:table-cell>
          <table:table-cell office:value-type="float" office:value="469221" table:style-name="ce5">
            <text:p>469.221</text:p>
          </table:table-cell>
          <table:table-cell office:value-type="float" office:value="292887" table:style-name="ce5">
            <text:p>292.887</text:p>
          </table:table-cell>
          <table:table-cell office:value-type="float" office:value="323938" table:style-name="ce5">
            <text:p>323.938</text:p>
          </table:table-cell>
          <table:table-cell office:value-type="float" office:value="282205" table:style-name="ce5">
            <text:p>282.205</text:p>
          </table:table-cell>
          <table:table-cell office:value-type="float" office:value="171491" table:style-name="ce5">
            <text:p>171.491</text:p>
          </table:table-cell>
          <table:table-cell office:value-type="float" office:value="313710" table:style-name="ce5">
            <text:p>313.710</text:p>
          </table:table-cell>
          <table:table-cell office:value-type="float" office:value="261789" table:style-name="ce5">
            <text:p>261.789</text:p>
          </table:table-cell>
          <table:table-cell office:value-type="float" office:value="13726" table:style-name="ce5">
            <text:p>13.726</text:p>
          </table:table-cell>
          <table:table-cell table:style-name="ce5"/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146325" table:style-name="ce5">
            <text:p>146.325</text:p>
          </table:table-cell>
          <table:table-cell office:value-type="float" office:value="156227" table:style-name="ce5">
            <text:p>156.227</text:p>
          </table:table-cell>
          <table:table-cell office:value-type="float" office:value="232812" table:style-name="ce5">
            <text:p>232.812</text:p>
          </table:table-cell>
          <table:table-cell office:value-type="float" office:value="152994" table:style-name="ce5">
            <text:p>152.994</text:p>
          </table:table-cell>
          <table:table-cell office:value-type="float" office:value="136013" table:style-name="ce5">
            <text:p>136.013</text:p>
          </table:table-cell>
          <table:table-cell office:value-type="float" office:value="133726" table:style-name="ce5">
            <text:p>133.726</text:p>
          </table:table-cell>
          <table:table-cell office:value-type="float" office:value="95649" table:style-name="ce5">
            <text:p>95.649</text:p>
          </table:table-cell>
          <table:table-cell office:value-type="float" office:value="142358" table:style-name="ce5">
            <text:p>142.358</text:p>
          </table:table-cell>
          <table:table-cell office:value-type="float" office:value="116839" table:style-name="ce5">
            <text:p>116.839</text:p>
          </table:table-cell>
          <table:table-cell office:value-type="float" office:value="4878" table:style-name="ce5">
            <text:p>4.878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17402" table:style-name="ce5">
            <text:p>17.402</text:p>
          </table:table-cell>
          <table:table-cell office:value-type="float" office:value="21343" table:style-name="ce5">
            <text:p>21.343</text:p>
          </table:table-cell>
          <table:table-cell office:value-type="float" office:value="31970" table:style-name="ce5">
            <text:p>31.970</text:p>
          </table:table-cell>
          <table:table-cell office:value-type="float" office:value="27017" table:style-name="ce5">
            <text:p>27.017</text:p>
          </table:table-cell>
          <table:table-cell office:value-type="float" office:value="4870" table:style-name="ce5">
            <text:p>4.870</text:p>
          </table:table-cell>
          <table:table-cell office:value-type="float" office:value="14184" table:style-name="ce5">
            <text:p>14.184</text:p>
          </table:table-cell>
          <table:table-cell office:value-type="float" office:value="9823" table:style-name="ce5">
            <text:p>9.823</text:p>
          </table:table-cell>
          <table:table-cell office:value-type="float" office:value="19445" table:style-name="ce5">
            <text:p>19.445</text:p>
          </table:table-cell>
          <table:table-cell office:value-type="float" office:value="11758" table:style-name="ce5">
            <text:p>11.758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269309" table:style-name="ce5">
            <text:p>269.309</text:p>
          </table:table-cell>
          <table:table-cell office:value-type="float" office:value="271063" table:style-name="ce5">
            <text:p>271.063</text:p>
          </table:table-cell>
          <table:table-cell office:value-type="float" office:value="238881" table:style-name="ce5">
            <text:p>238.881</text:p>
          </table:table-cell>
          <table:table-cell office:value-type="float" office:value="133738" table:style-name="ce5">
            <text:p>133.738</text:p>
          </table:table-cell>
          <table:table-cell office:value-type="float" office:value="355563" table:style-name="ce5">
            <text:p>355.563</text:p>
          </table:table-cell>
          <table:table-cell office:value-type="float" office:value="230310" table:style-name="ce5">
            <text:p>230.310</text:p>
          </table:table-cell>
          <table:table-cell office:value-type="float" office:value="188561" table:style-name="ce5">
            <text:p>188.561</text:p>
          </table:table-cell>
          <table:table-cell office:value-type="float" office:value="259318" table:style-name="ce5">
            <text:p>259.318</text:p>
          </table:table-cell>
          <table:table-cell office:value-type="float" office:value="240438" table:style-name="ce5">
            <text:p>240.438</text:p>
          </table:table-cell>
          <table:table-cell office:value-type="float" office:value="10363" table:style-name="ce5">
            <text:p>10.363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376870" table:style-name="ce5">
            <text:p>376.870</text:p>
          </table:table-cell>
          <table:table-cell office:value-type="float" office:value="468271" table:style-name="ce5">
            <text:p>468.271</text:p>
          </table:table-cell>
          <table:table-cell office:value-type="float" office:value="566605" table:style-name="ce5">
            <text:p>566.605</text:p>
          </table:table-cell>
          <table:table-cell office:value-type="float" office:value="351788" table:style-name="ce5">
            <text:p>351.788</text:p>
          </table:table-cell>
          <table:table-cell office:value-type="float" office:value="612320" table:style-name="ce5">
            <text:p>612.320</text:p>
          </table:table-cell>
          <table:table-cell office:value-type="float" office:value="511844" table:style-name="ce5">
            <text:p>511.844</text:p>
          </table:table-cell>
          <table:table-cell office:value-type="float" office:value="237028" table:style-name="ce5">
            <text:p>237.028</text:p>
          </table:table-cell>
          <table:table-cell office:value-type="float" office:value="450900" table:style-name="ce5">
            <text:p>450.900</text:p>
          </table:table-cell>
          <table:table-cell office:value-type="float" office:value="388074" table:style-name="ce5">
            <text:p>388.074</text:p>
          </table:table-cell>
          <table:table-cell office:value-type="float" office:value="11334" table:style-name="ce5">
            <text:p>11.334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297012" table:style-name="ce5">
            <text:p>297.012</text:p>
          </table:table-cell>
          <table:table-cell office:value-type="float" office:value="420705" table:style-name="ce5">
            <text:p>420.705</text:p>
          </table:table-cell>
          <table:table-cell office:value-type="float" office:value="437723" table:style-name="ce5">
            <text:p>437.723</text:p>
          </table:table-cell>
          <table:table-cell office:value-type="float" office:value="166054" table:style-name="ce5">
            <text:p>166.054</text:p>
          </table:table-cell>
          <table:table-cell office:value-type="float" office:value="391046" table:style-name="ce5">
            <text:p>391.046</text:p>
          </table:table-cell>
          <table:table-cell office:value-type="float" office:value="396888" table:style-name="ce5">
            <text:p>396.888</text:p>
          </table:table-cell>
          <table:table-cell office:value-type="float" office:value="137679" table:style-name="ce5">
            <text:p>137.679</text:p>
          </table:table-cell>
          <table:table-cell office:value-type="float" office:value="328273" table:style-name="ce5">
            <text:p>328.273</text:p>
          </table:table-cell>
          <table:table-cell office:value-type="float" office:value="319668" table:style-name="ce5">
            <text:p>319.668</text:p>
          </table:table-cell>
          <table:table-cell office:value-type="float" office:value="19633" table:style-name="ce5">
            <text:p>19.633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2921" table:style-name="ce5">
            <text:p>2.921</text:p>
          </table:table-cell>
          <table:table-cell office:value-type="float" office:value="2921" table:style-name="ce5">
            <text:p>2.921</text:p>
          </table:table-cell>
          <table:table-cell office:value-type="float" office:value="2064" table:style-name="ce5">
            <text:p>2.064</text:p>
          </table:table-cell>
          <table:table-cell office:value-type="float" office:value="7469" table:style-name="ce5">
            <text:p>7.469</text:p>
          </table:table-cell>
          <table:table-cell office:value-type="float" office:value="2921" table:style-name="ce5">
            <text:p>2.921</text:p>
          </table:table-cell>
          <table:table-cell office:value-type="float" office:value="923" table:style-name="ce5">
            <text:p>923</text:p>
          </table:table-cell>
          <table:table-cell office:value-type="float" office:value="1930" table:style-name="ce5">
            <text:p>1.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14326" table:style-name="ce5">
            <text:p>114.326</text:p>
          </table:table-cell>
          <table:table-cell office:value-type="float" office:value="234184" table:style-name="ce5">
            <text:p>234.184</text:p>
          </table:table-cell>
          <table:table-cell office:value-type="float" office:value="300935" table:style-name="ce5">
            <text:p>300.935</text:p>
          </table:table-cell>
          <table:table-cell office:value-type="float" office:value="206123" table:style-name="ce5">
            <text:p>206.123</text:p>
          </table:table-cell>
          <table:table-cell office:value-type="float" office:value="135728" table:style-name="ce5">
            <text:p>135.728</text:p>
          </table:table-cell>
          <table:table-cell office:value-type="float" office:value="130258" table:style-name="ce5">
            <text:p>130.258</text:p>
          </table:table-cell>
          <table:table-cell office:value-type="float" office:value="96174" table:style-name="ce5">
            <text:p>96.174</text:p>
          </table:table-cell>
          <table:table-cell office:value-type="float" office:value="158336" table:style-name="ce5">
            <text:p>158.336</text:p>
          </table:table-cell>
          <table:table-cell office:value-type="float" office:value="110789" table:style-name="ce5">
            <text:p>110.789</text:p>
          </table:table-cell>
          <table:table-cell office:value-type="float" office:value="14702" table:style-name="ce5">
            <text:p>14.702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279554" table:style-name="ce5">
            <text:p>2.279.554</text:p>
          </table:table-cell>
          <table:table-cell office:value-type="float" office:value="2919699" table:style-name="ce5">
            <text:p>2.919.699</text:p>
          </table:table-cell>
          <table:table-cell office:value-type="float" office:value="3655382" table:style-name="ce5">
            <text:p>3.655.382</text:p>
          </table:table-cell>
          <table:table-cell office:value-type="float" office:value="2008980" table:style-name="ce5">
            <text:p>2.008.980</text:p>
          </table:table-cell>
          <table:table-cell office:value-type="float" office:value="3467922" table:style-name="ce5">
            <text:p>3.467.922</text:p>
          </table:table-cell>
          <table:table-cell office:value-type="float" office:value="2644125" table:style-name="ce5">
            <text:p>2.644.125</text:p>
          </table:table-cell>
          <table:table-cell office:value-type="float" office:value="1270903" table:style-name="ce5">
            <text:p>1.270.903</text:p>
          </table:table-cell>
          <table:table-cell office:value-type="float" office:value="2734230" table:style-name="ce5">
            <text:p>2.734.230</text:p>
          </table:table-cell>
          <table:table-cell office:value-type="float" office:value="2571790" table:style-name="ce5">
            <text:p>2.571.790</text:p>
          </table:table-cell>
          <table:table-cell office:value-type="float" office:value="127772" table:style-name="ce5">
            <text:p>127.772</text:p>
          </table:table-cell>
          <table:table-cell table:style-name="ce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813753" table:style-name="ce5">
            <text:p>5.813.753</text:p>
          </table:table-cell>
          <table:table-cell office:value-type="float" office:value="6342763" table:style-name="ce5">
            <text:p>6.342.763</text:p>
          </table:table-cell>
          <table:table-cell office:value-type="float" office:value="6803535" table:style-name="ce5">
            <text:p>6.803.535</text:p>
          </table:table-cell>
          <table:table-cell office:value-type="float" office:value="3832131" table:style-name="ce5">
            <text:p>3.832.131</text:p>
          </table:table-cell>
          <table:table-cell office:value-type="float" office:value="8303986" table:style-name="ce5">
            <text:p>8.303.986</text:p>
          </table:table-cell>
          <table:table-cell office:value-type="float" office:value="7123953" table:style-name="ce5">
            <text:p>7.123.953</text:p>
          </table:table-cell>
          <table:table-cell office:value-type="float" office:value="3730750" table:style-name="ce5">
            <text:p>3.730.750</text:p>
          </table:table-cell>
          <table:table-cell office:value-type="float" office:value="5895700" table:style-name="ce5">
            <text:p>5.895.700</text:p>
          </table:table-cell>
          <table:table-cell office:value-type="float" office:value="5396034" table:style-name="ce5">
            <text:p>5.396.034</text:p>
          </table:table-cell>
          <table:table-cell office:value-type="float" office:value="172521" table:style-name="ce5">
            <text:p>172.521</text:p>
          </table:table-cell>
          <table:table-cell table:style-name="ce5"/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7">
            <text:p>A10A - HOUSEHOLDS WITHOUT INTERNET ACCESS BY MAIN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out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Does not have a computer in the household</text:p>
          </table:table-cell>
          <table:table-cell office:value-type="string" table:number-columns-spanned="1" table:number-rows-spanned="2" table:style-name="ce13">
            <text:p>Lack of need</text:p>
          </table:table-cell>
          <table:table-cell office:value-type="string" table:number-columns-spanned="1" table:number-rows-spanned="2" table:style-name="ce13">
            <text:p>Lack of interest</text:p>
          </table:table-cell>
          <table:table-cell office:value-type="string" table:number-columns-spanned="1" table:number-rows-spanned="2" table:style-name="ce13">
            <text:p>Has Internet access elsewhere</text:p>
          </table:table-cell>
          <table:table-cell office:value-type="string" table:number-columns-spanned="1" table:number-rows-spanned="2" table:style-name="ce13">
            <text:p>Too expensive</text:p>
          </table:table-cell>
          <table:table-cell office:value-type="string" table:number-columns-spanned="1" table:number-rows-spanned="2" table:style-name="ce13">
            <text:p>Does not know how to use the Internet</text:p>
          </table:table-cell>
          <table:table-cell office:value-type="string" table:number-columns-spanned="1" table:number-rows-spanned="2" table:style-name="ce13">
            <text:p>Lack of service availability in the area of the household</text:p>
          </table:table-cell>
          <table:table-cell office:value-type="string" table:number-columns-spanned="1" table:number-rows-spanned="2" table:style-name="ce13">
            <text:p>Concerns about security and privacy</text:p>
          </table:table-cell>
          <table:table-cell office:value-type="string" table:number-columns-spanned="1" table:number-rows-spanned="2" table:style-name="ce13">
            <text:p>Desire to avoid contact with dangerous content</text:p>
          </table:table-cell>
          <table:table-cell office:value-type="string" table:number-columns-spanned="1" table:number-rows-spanned="2" table:style-name="ce13">
            <text:p>Other reason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89724" table:style-name="ce5">
            <text:p>789.724</text:p>
          </table:table-cell>
          <table:table-cell office:value-type="float" office:value="1490531" table:style-name="ce5">
            <text:p>1.490.531</text:p>
          </table:table-cell>
          <table:table-cell office:value-type="float" office:value="3689751" table:style-name="ce5">
            <text:p>3.689.751</text:p>
          </table:table-cell>
          <table:table-cell office:value-type="float" office:value="1286367" table:style-name="ce5">
            <text:p>1.286.367</text:p>
          </table:table-cell>
          <table:table-cell office:value-type="float" office:value="5295904" table:style-name="ce5">
            <text:p>5.295.904</text:p>
          </table:table-cell>
          <table:table-cell office:value-type="float" office:value="4016392" table:style-name="ce5">
            <text:p>4.016.392</text:p>
          </table:table-cell>
          <table:table-cell office:value-type="float" office:value="904527" table:style-name="ce5">
            <text:p>904.527</text:p>
          </table:table-cell>
          <table:table-cell office:value-type="float" office:value="888790" table:style-name="ce5">
            <text:p>888.790</text:p>
          </table:table-cell>
          <table:table-cell office:value-type="float" office:value="1538378" table:style-name="ce5">
            <text:p>1.538.378</text:p>
          </table:table-cell>
          <table:table-cell office:value-type="float" office:value="279638" table:style-name="ce5">
            <text:p>279.638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613999" table:style-name="ce5">
            <text:p>613.999</text:p>
          </table:table-cell>
          <table:table-cell office:value-type="float" office:value="1190461" table:style-name="ce5">
            <text:p>1.190.461</text:p>
          </table:table-cell>
          <table:table-cell office:value-type="float" office:value="3100238" table:style-name="ce5">
            <text:p>3.100.238</text:p>
          </table:table-cell>
          <table:table-cell office:value-type="float" office:value="1077742" table:style-name="ce5">
            <text:p>1.077.742</text:p>
          </table:table-cell>
          <table:table-cell office:value-type="float" office:value="4017410" table:style-name="ce5">
            <text:p>4.017.410</text:p>
          </table:table-cell>
          <table:table-cell office:value-type="float" office:value="3106420" table:style-name="ce5">
            <text:p>3.106.420</text:p>
          </table:table-cell>
          <table:table-cell office:value-type="float" office:value="392645" table:style-name="ce5">
            <text:p>392.645</text:p>
          </table:table-cell>
          <table:table-cell office:value-type="float" office:value="697690" table:style-name="ce5">
            <text:p>697.690</text:p>
          </table:table-cell>
          <table:table-cell office:value-type="float" office:value="1106224" table:style-name="ce5">
            <text:p>1.106.224</text:p>
          </table:table-cell>
          <table:table-cell office:value-type="float" office:value="233382" table:style-name="ce5">
            <text:p>233.38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75725" table:style-name="ce5">
            <text:p>175.725</text:p>
          </table:table-cell>
          <table:table-cell office:value-type="float" office:value="300070" table:style-name="ce5">
            <text:p>300.070</text:p>
          </table:table-cell>
          <table:table-cell office:value-type="float" office:value="589513" table:style-name="ce5">
            <text:p>589.513</text:p>
          </table:table-cell>
          <table:table-cell office:value-type="float" office:value="208625" table:style-name="ce5">
            <text:p>208.625</text:p>
          </table:table-cell>
          <table:table-cell office:value-type="float" office:value="1278494" table:style-name="ce5">
            <text:p>1.278.494</text:p>
          </table:table-cell>
          <table:table-cell office:value-type="float" office:value="909972" table:style-name="ce5">
            <text:p>909.972</text:p>
          </table:table-cell>
          <table:table-cell office:value-type="float" office:value="511881" table:style-name="ce5">
            <text:p>511.881</text:p>
          </table:table-cell>
          <table:table-cell office:value-type="float" office:value="191100" table:style-name="ce5">
            <text:p>191.100</text:p>
          </table:table-cell>
          <table:table-cell office:value-type="float" office:value="432154" table:style-name="ce5">
            <text:p>432.154</text:p>
          </table:table-cell>
          <table:table-cell office:value-type="float" office:value="46256" table:style-name="ce5">
            <text:p>46.256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278453" table:style-name="ce5">
            <text:p>278.453</text:p>
          </table:table-cell>
          <table:table-cell office:value-type="float" office:value="574086" table:style-name="ce5">
            <text:p>574.086</text:p>
          </table:table-cell>
          <table:table-cell office:value-type="float" office:value="1721436" table:style-name="ce5">
            <text:p>1.721.436</text:p>
          </table:table-cell>
          <table:table-cell office:value-type="float" office:value="495667" table:style-name="ce5">
            <text:p>495.667</text:p>
          </table:table-cell>
          <table:table-cell office:value-type="float" office:value="1761890" table:style-name="ce5">
            <text:p>1.761.890</text:p>
          </table:table-cell>
          <table:table-cell office:value-type="float" office:value="1635214" table:style-name="ce5">
            <text:p>1.635.214</text:p>
          </table:table-cell>
          <table:table-cell office:value-type="float" office:value="329761" table:style-name="ce5">
            <text:p>329.761</text:p>
          </table:table-cell>
          <table:table-cell office:value-type="float" office:value="326987" table:style-name="ce5">
            <text:p>326.987</text:p>
          </table:table-cell>
          <table:table-cell office:value-type="float" office:value="544394" table:style-name="ce5">
            <text:p>544.394</text:p>
          </table:table-cell>
          <table:table-cell office:value-type="float" office:value="151282" table:style-name="ce5">
            <text:p>151.28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309481" table:style-name="ce5">
            <text:p>309.481</text:p>
          </table:table-cell>
          <table:table-cell office:value-type="float" office:value="452596" table:style-name="ce5">
            <text:p>452.596</text:p>
          </table:table-cell>
          <table:table-cell office:value-type="float" office:value="878689" table:style-name="ce5">
            <text:p>878.689</text:p>
          </table:table-cell>
          <table:table-cell office:value-type="float" office:value="401554" table:style-name="ce5">
            <text:p>401.554</text:p>
          </table:table-cell>
          <table:table-cell office:value-type="float" office:value="1942787" table:style-name="ce5">
            <text:p>1.942.787</text:p>
          </table:table-cell>
          <table:table-cell office:value-type="float" office:value="1239785" table:style-name="ce5">
            <text:p>1.239.785</text:p>
          </table:table-cell>
          <table:table-cell office:value-type="float" office:value="230683" table:style-name="ce5">
            <text:p>230.683</text:p>
          </table:table-cell>
          <table:table-cell office:value-type="float" office:value="318664" table:style-name="ce5">
            <text:p>318.664</text:p>
          </table:table-cell>
          <table:table-cell office:value-type="float" office:value="548690" table:style-name="ce5">
            <text:p>548.690</text:p>
          </table:table-cell>
          <table:table-cell office:value-type="float" office:value="63569" table:style-name="ce5">
            <text:p>63.569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58968" table:style-name="ce5">
            <text:p>58.968</text:p>
          </table:table-cell>
          <table:table-cell office:value-type="float" office:value="190436" table:style-name="ce5">
            <text:p>190.436</text:p>
          </table:table-cell>
          <table:table-cell office:value-type="float" office:value="638590" table:style-name="ce5">
            <text:p>638.590</text:p>
          </table:table-cell>
          <table:table-cell office:value-type="float" office:value="165066" table:style-name="ce5">
            <text:p>165.066</text:p>
          </table:table-cell>
          <table:table-cell office:value-type="float" office:value="697814" table:style-name="ce5">
            <text:p>697.814</text:p>
          </table:table-cell>
          <table:table-cell office:value-type="float" office:value="592529" table:style-name="ce5">
            <text:p>592.529</text:p>
          </table:table-cell>
          <table:table-cell office:value-type="float" office:value="171170" table:style-name="ce5">
            <text:p>171.170</text:p>
          </table:table-cell>
          <table:table-cell office:value-type="float" office:value="123714" table:style-name="ce5">
            <text:p>123.714</text:p>
          </table:table-cell>
          <table:table-cell office:value-type="float" office:value="203066" table:style-name="ce5">
            <text:p>203.066</text:p>
          </table:table-cell>
          <table:table-cell office:value-type="float" office:value="18750" table:style-name="ce5">
            <text:p>18.750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90791" table:style-name="ce5">
            <text:p>90.791</text:p>
          </table:table-cell>
          <table:table-cell office:value-type="float" office:value="137488" table:style-name="ce5">
            <text:p>137.488</text:p>
          </table:table-cell>
          <table:table-cell office:value-type="float" office:value="170439" table:style-name="ce5">
            <text:p>170.439</text:p>
          </table:table-cell>
          <table:table-cell office:value-type="float" office:value="103940" table:style-name="ce5">
            <text:p>103.940</text:p>
          </table:table-cell>
          <table:table-cell office:value-type="float" office:value="440941" table:style-name="ce5">
            <text:p>440.941</text:p>
          </table:table-cell>
          <table:table-cell office:value-type="float" office:value="162233" table:style-name="ce5">
            <text:p>162.233</text:p>
          </table:table-cell>
          <table:table-cell office:value-type="float" office:value="119363" table:style-name="ce5">
            <text:p>119.363</text:p>
          </table:table-cell>
          <table:table-cell office:value-type="float" office:value="68073" table:style-name="ce5">
            <text:p>68.073</text:p>
          </table:table-cell>
          <table:table-cell office:value-type="float" office:value="158874" table:style-name="ce5">
            <text:p>158.874</text:p>
          </table:table-cell>
          <table:table-cell office:value-type="float" office:value="26491" table:style-name="ce5">
            <text:p>26.491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52031" table:style-name="ce5">
            <text:p>52.031</text:p>
          </table:table-cell>
          <table:table-cell office:value-type="float" office:value="135924" table:style-name="ce5">
            <text:p>135.924</text:p>
          </table:table-cell>
          <table:table-cell office:value-type="float" office:value="280597" table:style-name="ce5">
            <text:p>280.597</text:p>
          </table:table-cell>
          <table:table-cell office:value-type="float" office:value="120140" table:style-name="ce5">
            <text:p>120.140</text:p>
          </table:table-cell>
          <table:table-cell office:value-type="float" office:value="452473" table:style-name="ce5">
            <text:p>452.473</text:p>
          </table:table-cell>
          <table:table-cell office:value-type="float" office:value="386632" table:style-name="ce5">
            <text:p>386.632</text:p>
          </table:table-cell>
          <table:table-cell office:value-type="float" office:value="53550" table:style-name="ce5">
            <text:p>53.550</text:p>
          </table:table-cell>
          <table:table-cell office:value-type="float" office:value="51352" table:style-name="ce5">
            <text:p>51.352</text:p>
          </table:table-cell>
          <table:table-cell office:value-type="float" office:value="83352" table:style-name="ce5">
            <text:p>83.352</text:p>
          </table:table-cell>
          <table:table-cell office:value-type="float" office:value="19548" table:style-name="ce5">
            <text:p>19.548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372610" table:style-name="ce5">
            <text:p>372.610</text:p>
          </table:table-cell>
          <table:table-cell office:value-type="float" office:value="673735" table:style-name="ce5">
            <text:p>673.735</text:p>
          </table:table-cell>
          <table:table-cell office:value-type="float" office:value="1311232" table:style-name="ce5">
            <text:p>1.311.232</text:p>
          </table:table-cell>
          <table:table-cell office:value-type="float" office:value="472815" table:style-name="ce5">
            <text:p>472.815</text:p>
          </table:table-cell>
          <table:table-cell office:value-type="float" office:value="2769101" table:style-name="ce5">
            <text:p>2.769.101</text:p>
          </table:table-cell>
          <table:table-cell office:value-type="float" office:value="1861147" table:style-name="ce5">
            <text:p>1.861.147</text:p>
          </table:table-cell>
          <table:table-cell office:value-type="float" office:value="345248" table:style-name="ce5">
            <text:p>345.248</text:p>
          </table:table-cell>
          <table:table-cell office:value-type="float" office:value="420404" table:style-name="ce5">
            <text:p>420.404</text:p>
          </table:table-cell>
          <table:table-cell office:value-type="float" office:value="707366" table:style-name="ce5">
            <text:p>707.366</text:p>
          </table:table-cell>
          <table:table-cell office:value-type="float" office:value="53752" table:style-name="ce5">
            <text:p>53.752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220900" table:style-name="ce5">
            <text:p>220.900</text:p>
          </table:table-cell>
          <table:table-cell office:value-type="float" office:value="438783" table:style-name="ce5">
            <text:p>438.783</text:p>
          </table:table-cell>
          <table:table-cell office:value-type="float" office:value="1117280" table:style-name="ce5">
            <text:p>1.117.280</text:p>
          </table:table-cell>
          <table:table-cell office:value-type="float" office:value="357360" table:style-name="ce5">
            <text:p>357.360</text:p>
          </table:table-cell>
          <table:table-cell office:value-type="float" office:value="1292106" table:style-name="ce5">
            <text:p>1.292.106</text:p>
          </table:table-cell>
          <table:table-cell office:value-type="float" office:value="1268390" table:style-name="ce5">
            <text:p>1.268.390</text:p>
          </table:table-cell>
          <table:table-cell office:value-type="float" office:value="263115" table:style-name="ce5">
            <text:p>263.115</text:p>
          </table:table-cell>
          <table:table-cell office:value-type="float" office:value="200722" table:style-name="ce5">
            <text:p>200.722</text:p>
          </table:table-cell>
          <table:table-cell office:value-type="float" office:value="474289" table:style-name="ce5">
            <text:p>474.289</text:p>
          </table:table-cell>
          <table:table-cell office:value-type="float" office:value="114413" table:style-name="ce5">
            <text:p>114.413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85951" table:style-name="ce5">
            <text:p>85.951</text:p>
          </table:table-cell>
          <table:table-cell office:value-type="float" office:value="99588" table:style-name="ce5">
            <text:p>99.588</text:p>
          </table:table-cell>
          <table:table-cell office:value-type="float" office:value="371849" table:style-name="ce5">
            <text:p>371.849</text:p>
          </table:table-cell>
          <table:table-cell office:value-type="float" office:value="184705" table:style-name="ce5">
            <text:p>184.705</text:p>
          </table:table-cell>
          <table:table-cell office:value-type="float" office:value="407897" table:style-name="ce5">
            <text:p>407.897</text:p>
          </table:table-cell>
          <table:table-cell office:value-type="float" office:value="311605" table:style-name="ce5">
            <text:p>311.605</text:p>
          </table:table-cell>
          <table:table-cell office:value-type="float" office:value="111064" table:style-name="ce5">
            <text:p>111.064</text:p>
          </table:table-cell>
          <table:table-cell office:value-type="float" office:value="98639" table:style-name="ce5">
            <text:p>98.639</text:p>
          </table:table-cell>
          <table:table-cell office:value-type="float" office:value="115472" table:style-name="ce5">
            <text:p>115.472</text:p>
          </table:table-cell>
          <table:table-cell office:value-type="float" office:value="58485" table:style-name="ce5">
            <text:p>58.485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15032" table:style-name="ce5">
            <text:p>15.032</text:p>
          </table:table-cell>
          <table:table-cell office:value-type="float" office:value="34620" table:style-name="ce5">
            <text:p>34.620</text:p>
          </table:table-cell>
          <table:table-cell office:value-type="float" office:value="232965" table:style-name="ce5">
            <text:p>232.965</text:p>
          </table:table-cell>
          <table:table-cell office:value-type="float" office:value="102492" table:style-name="ce5">
            <text:p>102.492</text:p>
          </table:table-cell>
          <table:table-cell office:value-type="float" office:value="159925" table:style-name="ce5">
            <text:p>159.925</text:p>
          </table:table-cell>
          <table:table-cell office:value-type="float" office:value="110787" table:style-name="ce5">
            <text:p>110.787</text:p>
          </table:table-cell>
          <table:table-cell office:value-type="float" office:value="37775" table:style-name="ce5">
            <text:p>37.775</text:p>
          </table:table-cell>
          <table:table-cell office:value-type="float" office:value="21304" table:style-name="ce5">
            <text:p>21.304</text:p>
          </table:table-cell>
          <table:table-cell office:value-type="float" office:value="32935" table:style-name="ce5">
            <text:p>32.935</text:p>
          </table:table-cell>
          <table:table-cell office:value-type="float" office:value="13726" table:style-name="ce5">
            <text:p>13.726</text:p>
          </table:table-cell>
          <table:table-cell table:number-columns-repeated="2" table:style-name="ce5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11764" table:style-name="ce5">
            <text:p>11.764</text:p>
          </table:table-cell>
          <table:table-cell office:value-type="float" office:value="16126" table:style-name="ce5">
            <text:p>16.126</text:p>
          </table:table-cell>
          <table:table-cell office:value-type="float" office:value="147591" table:style-name="ce5">
            <text:p>147.591</text:p>
          </table:table-cell>
          <table:table-cell office:value-type="float" office:value="46093" table:style-name="ce5">
            <text:p>46.093</text:p>
          </table:table-cell>
          <table:table-cell office:value-type="float" office:value="26887" table:style-name="ce5">
            <text:p>26.887</text:p>
          </table:table-cell>
          <table:table-cell office:value-type="float" office:value="31356" table:style-name="ce5">
            <text:p>31.356</text:p>
          </table:table-cell>
          <table:table-cell office:value-type="float" office:value="16056" table:style-name="ce5">
            <text:p>16.056</text:p>
          </table:table-cell>
          <table:table-cell office:value-type="float" office:value="26968" table:style-name="ce5">
            <text:p>26.968</text:p>
          </table:table-cell>
          <table:table-cell office:value-type="float" office:value="10906" table:style-name="ce5">
            <text:p>10.906</text:p>
          </table:table-cell>
          <table:table-cell office:value-type="float" office:value="4878" table:style-name="ce5">
            <text:p>4.878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7247" table:style-name="ce5">
            <text:p>7.247</text:p>
          </table:table-cell>
          <table:table-cell office:value-type="float" office:value="15613" table:style-name="ce5">
            <text:p>15.613</text:p>
          </table:table-cell>
          <table:table-cell office:value-type="float" office:value="18165" table:style-name="ce5">
            <text:p>18.165</text:p>
          </table:table-cell>
          <table:table-cell office:value-type="float" office:value="4870" table:style-name="ce5">
            <text:p>4.870</text:p>
          </table:table-cell>
          <table:table-cell office:value-type="float" office:value="2455" table:style-name="ce5">
            <text:p>2.455</text:p>
          </table:table-cell>
          <table:table-cell office:value-type="float" office:value="9823" table:style-name="ce5">
            <text:p>9.8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25611" table:style-name="ce5">
            <text:p>25.611</text:p>
          </table:table-cell>
          <table:table-cell office:value-type="float" office:value="62520" table:style-name="ce5">
            <text:p>62.520</text:p>
          </table:table-cell>
          <table:table-cell office:value-type="float" office:value="49429" table:style-name="ce5">
            <text:p>49.429</text:p>
          </table:table-cell>
          <table:table-cell office:value-type="float" office:value="35499" table:style-name="ce5">
            <text:p>35.499</text:p>
          </table:table-cell>
          <table:table-cell office:value-type="float" office:value="179417" table:style-name="ce5">
            <text:p>179.417</text:p>
          </table:table-cell>
          <table:table-cell office:value-type="float" office:value="83169" table:style-name="ce5">
            <text:p>83.169</text:p>
          </table:table-cell>
          <table:table-cell office:value-type="float" office:value="39587" table:style-name="ce5">
            <text:p>39.587</text:p>
          </table:table-cell>
          <table:table-cell office:value-type="float" office:value="34035" table:style-name="ce5">
            <text:p>34.035</text:p>
          </table:table-cell>
          <table:table-cell office:value-type="float" office:value="66454" table:style-name="ce5">
            <text:p>66.454</text:p>
          </table:table-cell>
          <table:table-cell office:value-type="float" office:value="10363" table:style-name="ce5">
            <text:p>10.363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34534" table:style-name="ce5">
            <text:p>34.534</text:p>
          </table:table-cell>
          <table:table-cell office:value-type="float" office:value="90396" table:style-name="ce5">
            <text:p>90.396</text:p>
          </table:table-cell>
          <table:table-cell office:value-type="float" office:value="210284" table:style-name="ce5">
            <text:p>210.284</text:p>
          </table:table-cell>
          <table:table-cell office:value-type="float" office:value="31016" table:style-name="ce5">
            <text:p>31.016</text:p>
          </table:table-cell>
          <table:table-cell office:value-type="float" office:value="291136" table:style-name="ce5">
            <text:p>291.136</text:p>
          </table:table-cell>
          <table:table-cell office:value-type="float" office:value="196872" table:style-name="ce5">
            <text:p>196.872</text:p>
          </table:table-cell>
          <table:table-cell office:value-type="float" office:value="47239" table:style-name="ce5">
            <text:p>47.239</text:p>
          </table:table-cell>
          <table:table-cell office:value-type="float" office:value="54026" table:style-name="ce5">
            <text:p>54.026</text:p>
          </table:table-cell>
          <table:table-cell office:value-type="float" office:value="73546" table:style-name="ce5">
            <text:p>73.546</text:p>
          </table:table-cell>
          <table:table-cell office:value-type="float" office:value="5873" table:style-name="ce5">
            <text:p>5.873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23322" table:style-name="ce5">
            <text:p>23.322</text:p>
          </table:table-cell>
          <table:table-cell office:value-type="float" office:value="67516" table:style-name="ce5">
            <text:p>67.516</text:p>
          </table:table-cell>
          <table:table-cell office:value-type="float" office:value="233507" table:style-name="ce5">
            <text:p>233.507</text:p>
          </table:table-cell>
          <table:table-cell office:value-type="float" office:value="38221" table:style-name="ce5">
            <text:p>38.221</text:p>
          </table:table-cell>
          <table:table-cell office:value-type="float" office:value="164565" table:style-name="ce5">
            <text:p>164.565</text:p>
          </table:table-cell>
          <table:table-cell office:value-type="float" office:value="150610" table:style-name="ce5">
            <text:p>150.610</text:p>
          </table:table-cell>
          <table:table-cell office:value-type="float" office:value="34621" table:style-name="ce5">
            <text:p>34.621</text:p>
          </table:table-cell>
          <table:table-cell office:value-type="float" office:value="32692" table:style-name="ce5">
            <text:p>32.692</text:p>
          </table:table-cell>
          <table:table-cell office:value-type="float" office:value="57410" table:style-name="ce5">
            <text:p>57.410</text:p>
          </table:table-cell>
          <table:table-cell office:value-type="float" office:value="18149" table:style-name="ce5">
            <text:p>18.149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18" table:style-name="ce5">
            <text:p>2.618</text:p>
          </table:table-cell>
          <table:table-cell office:value-type="float" office:value="2921" table:style-name="ce5">
            <text:p>2.921</text:p>
          </table:table-cell>
          <table:table-cell office:value-type="float" office:value="923" table:style-name="ce5">
            <text:p>923</text:p>
          </table:table-cell>
          <table:table-cell office:value-type="float" office:value="1930" table:style-name="ce5">
            <text:p>1.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7445" table:style-name="ce5">
            <text:p>7.445</text:p>
          </table:table-cell>
          <table:table-cell office:value-type="float" office:value="22225" table:style-name="ce5">
            <text:p>22.225</text:p>
          </table:table-cell>
          <table:table-cell office:value-type="float" office:value="213604" table:style-name="ce5">
            <text:p>213.604</text:p>
          </table:table-cell>
          <table:table-cell office:value-type="float" office:value="84208" table:style-name="ce5">
            <text:p>84.208</text:p>
          </table:table-cell>
          <table:table-cell office:value-type="float" office:value="61600" table:style-name="ce5">
            <text:p>61.600</text:p>
          </table:table-cell>
          <table:table-cell office:value-type="float" office:value="28971" table:style-name="ce5">
            <text:p>28.971</text:p>
          </table:table-cell>
          <table:table-cell office:value-type="float" office:value="49036" table:style-name="ce5">
            <text:p>49.036</text:p>
          </table:table-cell>
          <table:table-cell office:value-type="float" office:value="21463" table:style-name="ce5">
            <text:p>21.463</text:p>
          </table:table-cell>
          <table:table-cell office:value-type="float" office:value="12865" table:style-name="ce5">
            <text:p>12.865</text:p>
          </table:table-cell>
          <table:table-cell office:value-type="float" office:value="14702" table:style-name="ce5">
            <text:p>14.702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31493" table:style-name="ce5">
            <text:p>231.493</text:p>
          </table:table-cell>
          <table:table-cell office:value-type="float" office:value="451902" table:style-name="ce5">
            <text:p>451.902</text:p>
          </table:table-cell>
          <table:table-cell office:value-type="float" office:value="1507140" table:style-name="ce5">
            <text:p>1.507.140</text:p>
          </table:table-cell>
          <table:table-cell office:value-type="float" office:value="600884" table:style-name="ce5">
            <text:p>600.884</text:p>
          </table:table-cell>
          <table:table-cell office:value-type="float" office:value="1540801" table:style-name="ce5">
            <text:p>1.540.801</text:p>
          </table:table-cell>
          <table:table-cell office:value-type="float" office:value="1008103" table:style-name="ce5">
            <text:p>1.008.103</text:p>
          </table:table-cell>
          <table:table-cell office:value-type="float" office:value="293108" table:style-name="ce5">
            <text:p>293.108</text:p>
          </table:table-cell>
          <table:table-cell office:value-type="float" office:value="299438" table:style-name="ce5">
            <text:p>299.438</text:p>
          </table:table-cell>
          <table:table-cell office:value-type="float" office:value="425831" table:style-name="ce5">
            <text:p>425.831</text:p>
          </table:table-cell>
          <table:table-cell office:value-type="float" office:value="119423" table:style-name="ce5">
            <text:p>119.423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550786" table:style-name="ce5">
            <text:p>550.786</text:p>
          </table:table-cell>
          <table:table-cell office:value-type="float" office:value="1016404" table:style-name="ce5">
            <text:p>1.016.404</text:p>
          </table:table-cell>
          <table:table-cell office:value-type="float" office:value="1969008" table:style-name="ce5">
            <text:p>1.969.008</text:p>
          </table:table-cell>
          <table:table-cell office:value-type="float" office:value="598658" table:style-name="ce5">
            <text:p>598.658</text:p>
          </table:table-cell>
          <table:table-cell office:value-type="float" office:value="3690581" table:style-name="ce5">
            <text:p>3.690.581</text:p>
          </table:table-cell>
          <table:table-cell office:value-type="float" office:value="2978394" table:style-name="ce5">
            <text:p>2.978.394</text:p>
          </table:table-cell>
          <table:table-cell office:value-type="float" office:value="560452" table:style-name="ce5">
            <text:p>560.452</text:p>
          </table:table-cell>
          <table:table-cell office:value-type="float" office:value="567888" table:style-name="ce5">
            <text:p>567.888</text:p>
          </table:table-cell>
          <table:table-cell office:value-type="float" office:value="1099682" table:style-name="ce5">
            <text:p>1.099.682</text:p>
          </table:table-cell>
          <table:table-cell office:value-type="float" office:value="145514" table:style-name="ce5">
            <text:p>145.514</text:p>
          </table:table-cell>
          <table:table-cell table:number-columns-repeated="2" table:style-name="ce5"/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7">
            <text:p>A11 - HOUSEHOLDS WITH INTERNET ACCESS BY COST OF THE MAIN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Up to BRL 30</text:p>
          </table:table-cell>
          <table:table-cell office:value-type="string" table:number-columns-spanned="1" table:number-rows-spanned="2" table:style-name="ce13">
            <text:p>BRL 31 to BRL 40</text:p>
          </table:table-cell>
          <table:table-cell office:value-type="string" table:number-columns-spanned="1" table:number-rows-spanned="2" table:style-name="ce13">
            <text:p>BRL 41 to BRL 50</text:p>
          </table:table-cell>
          <table:table-cell office:value-type="string" table:number-columns-spanned="1" table:number-rows-spanned="2" table:style-name="ce13">
            <text:p>BRL 51 to BRL 60</text:p>
          </table:table-cell>
          <table:table-cell office:value-type="string" table:number-columns-spanned="1" table:number-rows-spanned="2" table:style-name="ce13">
            <text:p>BRL 61 to BRL 70</text:p>
          </table:table-cell>
          <table:table-cell office:value-type="string" table:number-columns-spanned="1" table:number-rows-spanned="2" table:style-name="ce13">
            <text:p>BRL 71 to BRL 80</text:p>
          </table:table-cell>
          <table:table-cell office:value-type="string" table:number-columns-spanned="1" table:number-rows-spanned="2" table:style-name="ce13">
            <text:p>BRL 81 to BRL 90</text:p>
          </table:table-cell>
          <table:table-cell office:value-type="string" table:number-columns-spanned="1" table:number-rows-spanned="2" table:style-name="ce13">
            <text:p>BRL 91 to BRL 100</text:p>
          </table:table-cell>
          <table:table-cell office:value-type="string" table:number-columns-spanned="1" table:number-rows-spanned="2" table:style-name="ce13">
            <text:p>BRL 101 to BRL 150</text:p>
          </table:table-cell>
          <table:table-cell office:value-type="string" table:number-columns-spanned="1" table:number-rows-spanned="2" table:style-name="ce13">
            <text:p>More than BRL 150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417681" table:style-name="ce5">
            <text:p>4.417.681</text:p>
          </table:table-cell>
          <table:table-cell office:value-type="float" office:value="3087575" table:style-name="ce5">
            <text:p>3.087.575</text:p>
          </table:table-cell>
          <table:table-cell office:value-type="float" office:value="5761577" table:style-name="ce5">
            <text:p>5.761.577</text:p>
          </table:table-cell>
          <table:table-cell office:value-type="float" office:value="5258020" table:style-name="ce5">
            <text:p>5.258.020</text:p>
          </table:table-cell>
          <table:table-cell office:value-type="float" office:value="4655303" table:style-name="ce5">
            <text:p>4.655.303</text:p>
          </table:table-cell>
          <table:table-cell office:value-type="float" office:value="4811819" table:style-name="ce5">
            <text:p>4.811.819</text:p>
          </table:table-cell>
          <table:table-cell office:value-type="float" office:value="3502042" table:style-name="ce5">
            <text:p>3.502.042</text:p>
          </table:table-cell>
          <table:table-cell office:value-type="float" office:value="6205689" table:style-name="ce5">
            <text:p>6.205.689</text:p>
          </table:table-cell>
          <table:table-cell office:value-type="float" office:value="7258679" table:style-name="ce5">
            <text:p>7.258.679</text:p>
          </table:table-cell>
          <table:table-cell office:value-type="float" office:value="1918187" table:style-name="ce5">
            <text:p>1.918.187</text:p>
          </table:table-cell>
          <table:table-cell office:value-type="float" office:value="3729065" table:style-name="ce5">
            <text:p>3.729.065</text:p>
          </table:table-cell>
          <table:table-cell office:value-type="float" office:value="90372" table:style-name="ce5">
            <text:p>90.372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3632010" table:style-name="ce5">
            <text:p>3.632.010</text:p>
          </table:table-cell>
          <table:table-cell office:value-type="float" office:value="2696594" table:style-name="ce5">
            <text:p>2.696.594</text:p>
          </table:table-cell>
          <table:table-cell office:value-type="float" office:value="5044079" table:style-name="ce5">
            <text:p>5.044.079</text:p>
          </table:table-cell>
          <table:table-cell office:value-type="float" office:value="4548992" table:style-name="ce5">
            <text:p>4.548.992</text:p>
          </table:table-cell>
          <table:table-cell office:value-type="float" office:value="4136195" table:style-name="ce5">
            <text:p>4.136.195</text:p>
          </table:table-cell>
          <table:table-cell office:value-type="float" office:value="4449958" table:style-name="ce5">
            <text:p>4.449.958</text:p>
          </table:table-cell>
          <table:table-cell office:value-type="float" office:value="3272976" table:style-name="ce5">
            <text:p>3.272.976</text:p>
          </table:table-cell>
          <table:table-cell office:value-type="float" office:value="5822191" table:style-name="ce5">
            <text:p>5.822.191</text:p>
          </table:table-cell>
          <table:table-cell office:value-type="float" office:value="6832344" table:style-name="ce5">
            <text:p>6.832.344</text:p>
          </table:table-cell>
          <table:table-cell office:value-type="float" office:value="1755749" table:style-name="ce5">
            <text:p>1.755.749</text:p>
          </table:table-cell>
          <table:table-cell office:value-type="float" office:value="3497820" table:style-name="ce5">
            <text:p>3.497.820</text:p>
          </table:table-cell>
          <table:table-cell office:value-type="float" office:value="68688" table:style-name="ce5">
            <text:p>68.68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785671" table:style-name="ce5">
            <text:p>785.671</text:p>
          </table:table-cell>
          <table:table-cell office:value-type="float" office:value="390980" table:style-name="ce5">
            <text:p>390.980</text:p>
          </table:table-cell>
          <table:table-cell office:value-type="float" office:value="717498" table:style-name="ce5">
            <text:p>717.498</text:p>
          </table:table-cell>
          <table:table-cell office:value-type="float" office:value="709028" table:style-name="ce5">
            <text:p>709.028</text:p>
          </table:table-cell>
          <table:table-cell office:value-type="float" office:value="519108" table:style-name="ce5">
            <text:p>519.108</text:p>
          </table:table-cell>
          <table:table-cell office:value-type="float" office:value="361860" table:style-name="ce5">
            <text:p>361.860</text:p>
          </table:table-cell>
          <table:table-cell office:value-type="float" office:value="229066" table:style-name="ce5">
            <text:p>229.066</text:p>
          </table:table-cell>
          <table:table-cell office:value-type="float" office:value="383499" table:style-name="ce5">
            <text:p>383.499</text:p>
          </table:table-cell>
          <table:table-cell office:value-type="float" office:value="426334" table:style-name="ce5">
            <text:p>426.334</text:p>
          </table:table-cell>
          <table:table-cell office:value-type="float" office:value="162438" table:style-name="ce5">
            <text:p>162.438</text:p>
          </table:table-cell>
          <table:table-cell office:value-type="float" office:value="231245" table:style-name="ce5">
            <text:p>231.245</text:p>
          </table:table-cell>
          <table:table-cell office:value-type="float" office:value="21684" table:style-name="ce5">
            <text:p>21.684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1272072" table:style-name="ce5">
            <text:p>1.272.072</text:p>
          </table:table-cell>
          <table:table-cell office:value-type="float" office:value="1077922" table:style-name="ce5">
            <text:p>1.077.922</text:p>
          </table:table-cell>
          <table:table-cell office:value-type="float" office:value="1957507" table:style-name="ce5">
            <text:p>1.957.507</text:p>
          </table:table-cell>
          <table:table-cell office:value-type="float" office:value="2545328" table:style-name="ce5">
            <text:p>2.545.328</text:p>
          </table:table-cell>
          <table:table-cell office:value-type="float" office:value="2315407" table:style-name="ce5">
            <text:p>2.315.407</text:p>
          </table:table-cell>
          <table:table-cell office:value-type="float" office:value="2419860" table:style-name="ce5">
            <text:p>2.419.860</text:p>
          </table:table-cell>
          <table:table-cell office:value-type="float" office:value="1826815" table:style-name="ce5">
            <text:p>1.826.815</text:p>
          </table:table-cell>
          <table:table-cell office:value-type="float" office:value="3148682" table:style-name="ce5">
            <text:p>3.148.682</text:p>
          </table:table-cell>
          <table:table-cell office:value-type="float" office:value="3455109" table:style-name="ce5">
            <text:p>3.455.109</text:p>
          </table:table-cell>
          <table:table-cell office:value-type="float" office:value="858083" table:style-name="ce5">
            <text:p>858.083</text:p>
          </table:table-cell>
          <table:table-cell office:value-type="float" office:value="2210929" table:style-name="ce5">
            <text:p>2.210.929</text:p>
          </table:table-cell>
          <table:table-cell office:value-type="float" office:value="42207" table:style-name="ce5">
            <text:p>42.207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1491110" table:style-name="ce5">
            <text:p>1.491.110</text:p>
          </table:table-cell>
          <table:table-cell office:value-type="float" office:value="1265488" table:style-name="ce5">
            <text:p>1.265.488</text:p>
          </table:table-cell>
          <table:table-cell office:value-type="float" office:value="2806100" table:style-name="ce5">
            <text:p>2.806.100</text:p>
          </table:table-cell>
          <table:table-cell office:value-type="float" office:value="1708676" table:style-name="ce5">
            <text:p>1.708.676</text:p>
          </table:table-cell>
          <table:table-cell office:value-type="float" office:value="960972" table:style-name="ce5">
            <text:p>960.972</text:p>
          </table:table-cell>
          <table:table-cell office:value-type="float" office:value="989616" table:style-name="ce5">
            <text:p>989.616</text:p>
          </table:table-cell>
          <table:table-cell office:value-type="float" office:value="635254" table:style-name="ce5">
            <text:p>635.254</text:p>
          </table:table-cell>
          <table:table-cell office:value-type="float" office:value="671988" table:style-name="ce5">
            <text:p>671.988</text:p>
          </table:table-cell>
          <table:table-cell office:value-type="float" office:value="755659" table:style-name="ce5">
            <text:p>755.659</text:p>
          </table:table-cell>
          <table:table-cell office:value-type="float" office:value="246210" table:style-name="ce5">
            <text:p>246.210</text:p>
          </table:table-cell>
          <table:table-cell office:value-type="float" office:value="523032" table:style-name="ce5">
            <text:p>523.032</text:p>
          </table:table-cell>
          <table:table-cell office:value-type="float" office:value="7896" table:style-name="ce5">
            <text:p>7.89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370126" table:style-name="ce5">
            <text:p>370.126</text:p>
          </table:table-cell>
          <table:table-cell office:value-type="float" office:value="270333" table:style-name="ce5">
            <text:p>270.333</text:p>
          </table:table-cell>
          <table:table-cell office:value-type="float" office:value="534297" table:style-name="ce5">
            <text:p>534.297</text:p>
          </table:table-cell>
          <table:table-cell office:value-type="float" office:value="556862" table:style-name="ce5">
            <text:p>556.862</text:p>
          </table:table-cell>
          <table:table-cell office:value-type="float" office:value="902501" table:style-name="ce5">
            <text:p>902.501</text:p>
          </table:table-cell>
          <table:table-cell office:value-type="float" office:value="962084" table:style-name="ce5">
            <text:p>962.084</text:p>
          </table:table-cell>
          <table:table-cell office:value-type="float" office:value="655255" table:style-name="ce5">
            <text:p>655.255</text:p>
          </table:table-cell>
          <table:table-cell office:value-type="float" office:value="1361284" table:style-name="ce5">
            <text:p>1.361.284</text:p>
          </table:table-cell>
          <table:table-cell office:value-type="float" office:value="1338482" table:style-name="ce5">
            <text:p>1.338.482</text:p>
          </table:table-cell>
          <table:table-cell office:value-type="float" office:value="400946" table:style-name="ce5">
            <text:p>400.946</text:p>
          </table:table-cell>
          <table:table-cell office:value-type="float" office:value="495742" table:style-name="ce5">
            <text:p>495.742</text:p>
          </table:table-cell>
          <table:table-cell office:value-type="float" office:value="18959" table:style-name="ce5">
            <text:p>18.95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990803" table:style-name="ce5">
            <text:p>990.803</text:p>
          </table:table-cell>
          <table:table-cell office:value-type="float" office:value="352367" table:style-name="ce5">
            <text:p>352.367</text:p>
          </table:table-cell>
          <table:table-cell office:value-type="float" office:value="190321" table:style-name="ce5">
            <text:p>190.321</text:p>
          </table:table-cell>
          <table:table-cell office:value-type="float" office:value="186738" table:style-name="ce5">
            <text:p>186.738</text:p>
          </table:table-cell>
          <table:table-cell office:value-type="float" office:value="146149" table:style-name="ce5">
            <text:p>146.149</text:p>
          </table:table-cell>
          <table:table-cell office:value-type="float" office:value="136917" table:style-name="ce5">
            <text:p>136.917</text:p>
          </table:table-cell>
          <table:table-cell office:value-type="float" office:value="164654" table:style-name="ce5">
            <text:p>164.654</text:p>
          </table:table-cell>
          <table:table-cell office:value-type="float" office:value="428967" table:style-name="ce5">
            <text:p>428.967</text:p>
          </table:table-cell>
          <table:table-cell office:value-type="float" office:value="814955" table:style-name="ce5">
            <text:p>814.955</text:p>
          </table:table-cell>
          <table:table-cell office:value-type="float" office:value="170314" table:style-name="ce5">
            <text:p>170.314</text:p>
          </table:table-cell>
          <table:table-cell office:value-type="float" office:value="184058" table:style-name="ce5">
            <text:p>184.058</text:p>
          </table:table-cell>
          <table:table-cell office:value-type="float" office:value="16859" table:style-name="ce5">
            <text:p>16.85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293569" table:style-name="ce5">
            <text:p>293.569</text:p>
          </table:table-cell>
          <table:table-cell office:value-type="float" office:value="121464" table:style-name="ce5">
            <text:p>121.464</text:p>
          </table:table-cell>
          <table:table-cell office:value-type="float" office:value="273352" table:style-name="ce5">
            <text:p>273.352</text:p>
          </table:table-cell>
          <table:table-cell office:value-type="float" office:value="260416" table:style-name="ce5">
            <text:p>260.416</text:p>
          </table:table-cell>
          <table:table-cell office:value-type="float" office:value="330274" table:style-name="ce5">
            <text:p>330.274</text:p>
          </table:table-cell>
          <table:table-cell office:value-type="float" office:value="303342" table:style-name="ce5">
            <text:p>303.342</text:p>
          </table:table-cell>
          <table:table-cell office:value-type="float" office:value="220064" table:style-name="ce5">
            <text:p>220.064</text:p>
          </table:table-cell>
          <table:table-cell office:value-type="float" office:value="594770" table:style-name="ce5">
            <text:p>594.770</text:p>
          </table:table-cell>
          <table:table-cell office:value-type="float" office:value="894474" table:style-name="ce5">
            <text:p>894.474</text:p>
          </table:table-cell>
          <table:table-cell office:value-type="float" office:value="242634" table:style-name="ce5">
            <text:p>242.634</text:p>
          </table:table-cell>
          <table:table-cell office:value-type="float" office:value="315304" table:style-name="ce5">
            <text:p>315.304</text:p>
          </table:table-cell>
          <table:table-cell office:value-type="float" office:value="4451" table:style-name="ce5">
            <text:p>4.45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2230476" table:style-name="ce5">
            <text:p>2.230.476</text:p>
          </table:table-cell>
          <table:table-cell office:value-type="float" office:value="1118965" table:style-name="ce5">
            <text:p>1.118.965</text:p>
          </table:table-cell>
          <table:table-cell office:value-type="float" office:value="1796699" table:style-name="ce5">
            <text:p>1.796.699</text:p>
          </table:table-cell>
          <table:table-cell office:value-type="float" office:value="1488766" table:style-name="ce5">
            <text:p>1.488.766</text:p>
          </table:table-cell>
          <table:table-cell office:value-type="float" office:value="762033" table:style-name="ce5">
            <text:p>762.033</text:p>
          </table:table-cell>
          <table:table-cell office:value-type="float" office:value="773519" table:style-name="ce5">
            <text:p>773.519</text:p>
          </table:table-cell>
          <table:table-cell office:value-type="float" office:value="580015" table:style-name="ce5">
            <text:p>580.015</text:p>
          </table:table-cell>
          <table:table-cell office:value-type="float" office:value="737557" table:style-name="ce5">
            <text:p>737.557</text:p>
          </table:table-cell>
          <table:table-cell office:value-type="float" office:value="781183" table:style-name="ce5">
            <text:p>781.183</text:p>
          </table:table-cell>
          <table:table-cell office:value-type="float" office:value="153017" table:style-name="ce5">
            <text:p>153.017</text:p>
          </table:table-cell>
          <table:table-cell office:value-type="float" office:value="631370" table:style-name="ce5">
            <text:p>631.370</text:p>
          </table:table-cell>
          <table:table-cell office:value-type="float" office:value="8833" table:style-name="ce5">
            <text:p>8.833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1115966" table:style-name="ce5">
            <text:p>1.115.966</text:p>
          </table:table-cell>
          <table:table-cell office:value-type="float" office:value="894136" table:style-name="ce5">
            <text:p>894.136</text:p>
          </table:table-cell>
          <table:table-cell office:value-type="float" office:value="1810549" table:style-name="ce5">
            <text:p>1.810.549</text:p>
          </table:table-cell>
          <table:table-cell office:value-type="float" office:value="1466057" table:style-name="ce5">
            <text:p>1.466.057</text:p>
          </table:table-cell>
          <table:table-cell office:value-type="float" office:value="1329631" table:style-name="ce5">
            <text:p>1.329.631</text:p>
          </table:table-cell>
          <table:table-cell office:value-type="float" office:value="1308734" table:style-name="ce5">
            <text:p>1.308.734</text:p>
          </table:table-cell>
          <table:table-cell office:value-type="float" office:value="726879" table:style-name="ce5">
            <text:p>726.879</text:p>
          </table:table-cell>
          <table:table-cell office:value-type="float" office:value="1369923" table:style-name="ce5">
            <text:p>1.369.923</text:p>
          </table:table-cell>
          <table:table-cell office:value-type="float" office:value="1739644" table:style-name="ce5">
            <text:p>1.739.644</text:p>
          </table:table-cell>
          <table:table-cell office:value-type="float" office:value="339355" table:style-name="ce5">
            <text:p>339.355</text:p>
          </table:table-cell>
          <table:table-cell office:value-type="float" office:value="760054" table:style-name="ce5">
            <text:p>760.054</text:p>
          </table:table-cell>
          <table:table-cell office:value-type="float" office:value="14428" table:style-name="ce5">
            <text:p>14.428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441685" table:style-name="ce5">
            <text:p>441.685</text:p>
          </table:table-cell>
          <table:table-cell office:value-type="float" office:value="603997" table:style-name="ce5">
            <text:p>603.997</text:p>
          </table:table-cell>
          <table:table-cell office:value-type="float" office:value="923323" table:style-name="ce5">
            <text:p>923.323</text:p>
          </table:table-cell>
          <table:table-cell office:value-type="float" office:value="934743" table:style-name="ce5">
            <text:p>934.743</text:p>
          </table:table-cell>
          <table:table-cell office:value-type="float" office:value="945639" table:style-name="ce5">
            <text:p>945.639</text:p>
          </table:table-cell>
          <table:table-cell office:value-type="float" office:value="1031647" table:style-name="ce5">
            <text:p>1.031.647</text:p>
          </table:table-cell>
          <table:table-cell office:value-type="float" office:value="787531" table:style-name="ce5">
            <text:p>787.531</text:p>
          </table:table-cell>
          <table:table-cell office:value-type="float" office:value="1124397" table:style-name="ce5">
            <text:p>1.124.397</text:p>
          </table:table-cell>
          <table:table-cell office:value-type="float" office:value="1396420" table:style-name="ce5">
            <text:p>1.396.420</text:p>
          </table:table-cell>
          <table:table-cell office:value-type="float" office:value="332127" table:style-name="ce5">
            <text:p>332.127</text:p>
          </table:table-cell>
          <table:table-cell office:value-type="float" office:value="452902" table:style-name="ce5">
            <text:p>452.902</text:p>
          </table:table-cell>
          <table:table-cell office:value-type="float" office:value="15665" table:style-name="ce5">
            <text:p>15.665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165767" table:style-name="ce5">
            <text:p>165.767</text:p>
          </table:table-cell>
          <table:table-cell office:value-type="float" office:value="187758" table:style-name="ce5">
            <text:p>187.758</text:p>
          </table:table-cell>
          <table:table-cell office:value-type="float" office:value="512895" table:style-name="ce5">
            <text:p>512.895</text:p>
          </table:table-cell>
          <table:table-cell office:value-type="float" office:value="679191" table:style-name="ce5">
            <text:p>679.191</text:p>
          </table:table-cell>
          <table:table-cell office:value-type="float" office:value="906003" table:style-name="ce5">
            <text:p>906.003</text:p>
          </table:table-cell>
          <table:table-cell office:value-type="float" office:value="848874" table:style-name="ce5">
            <text:p>848.874</text:p>
          </table:table-cell>
          <table:table-cell office:value-type="float" office:value="661387" table:style-name="ce5">
            <text:p>661.387</text:p>
          </table:table-cell>
          <table:table-cell office:value-type="float" office:value="1320298" table:style-name="ce5">
            <text:p>1.320.298</text:p>
          </table:table-cell>
          <table:table-cell office:value-type="float" office:value="1180297" table:style-name="ce5">
            <text:p>1.180.297</text:p>
          </table:table-cell>
          <table:table-cell office:value-type="float" office:value="294623" table:style-name="ce5">
            <text:p>294.623</text:p>
          </table:table-cell>
          <table:table-cell office:value-type="float" office:value="541764" table:style-name="ce5">
            <text:p>541.764</text:p>
          </table:table-cell>
          <table:table-cell office:value-type="float" office:value="10793" table:style-name="ce5">
            <text:p>10.793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56644" table:style-name="ce5">
            <text:p>56.644</text:p>
          </table:table-cell>
          <table:table-cell office:value-type="float" office:value="40662" table:style-name="ce5">
            <text:p>40.662</text:p>
          </table:table-cell>
          <table:table-cell office:value-type="float" office:value="238721" table:style-name="ce5">
            <text:p>238.721</text:p>
          </table:table-cell>
          <table:table-cell office:value-type="float" office:value="266973" table:style-name="ce5">
            <text:p>266.973</text:p>
          </table:table-cell>
          <table:table-cell office:value-type="float" office:value="240665" table:style-name="ce5">
            <text:p>240.665</text:p>
          </table:table-cell>
          <table:table-cell office:value-type="float" office:value="401979" table:style-name="ce5">
            <text:p>401.979</text:p>
          </table:table-cell>
          <table:table-cell office:value-type="float" office:value="330157" table:style-name="ce5">
            <text:p>330.157</text:p>
          </table:table-cell>
          <table:table-cell office:value-type="float" office:value="867516" table:style-name="ce5">
            <text:p>867.516</text:p>
          </table:table-cell>
          <table:table-cell office:value-type="float" office:value="958568" table:style-name="ce5">
            <text:p>958.568</text:p>
          </table:table-cell>
          <table:table-cell office:value-type="float" office:value="363806" table:style-name="ce5">
            <text:p>363.806</text:p>
          </table:table-cell>
          <table:table-cell office:value-type="float" office:value="239405" table:style-name="ce5">
            <text:p>239.405</text:p>
          </table:table-cell>
          <table:table-cell office:value-type="float" office:value="15399" table:style-name="ce5">
            <text:p>15.399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6066" table:style-name="ce5">
            <text:p>6.066</text:p>
          </table:table-cell>
          <table:table-cell office:value-type="float" office:value="30623" table:style-name="ce5">
            <text:p>30.623</text:p>
          </table:table-cell>
          <table:table-cell office:value-type="float" office:value="56822" table:style-name="ce5">
            <text:p>56.822</text:p>
          </table:table-cell>
          <table:table-cell office:value-type="float" office:value="46027" table:style-name="ce5">
            <text:p>46.027</text:p>
          </table:table-cell>
          <table:table-cell office:value-type="float" office:value="92180" table:style-name="ce5">
            <text:p>92.180</text:p>
          </table:table-cell>
          <table:table-cell office:value-type="float" office:value="99630" table:style-name="ce5">
            <text:p>99.630</text:p>
          </table:table-cell>
          <table:table-cell office:value-type="float" office:value="142389" table:style-name="ce5">
            <text:p>142.389</text:p>
          </table:table-cell>
          <table:table-cell office:value-type="float" office:value="291486" table:style-name="ce5">
            <text:p>291.486</text:p>
          </table:table-cell>
          <table:table-cell office:value-type="float" office:value="588761" table:style-name="ce5">
            <text:p>588.761</text:p>
          </table:table-cell>
          <table:table-cell office:value-type="float" office:value="246717" table:style-name="ce5">
            <text:p>246.717</text:p>
          </table:table-cell>
          <table:table-cell office:value-type="float" office:value="110843" table:style-name="ce5">
            <text:p>110.843</text:p>
          </table:table-cell>
          <table:table-cell office:value-type="float" office:value="5262" table:style-name="ce5">
            <text:p>5.262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65285" table:style-name="ce5">
            <text:p>65.285</text:p>
          </table:table-cell>
          <table:table-cell office:value-type="float" office:value="33735" table:style-name="ce5">
            <text:p>33.735</text:p>
          </table:table-cell>
          <table:table-cell office:value-type="float" office:value="81369" table:style-name="ce5">
            <text:p>81.369</text:p>
          </table:table-cell>
          <table:table-cell office:value-type="float" office:value="73152" table:style-name="ce5">
            <text:p>73.152</text:p>
          </table:table-cell>
          <table:table-cell office:value-type="float" office:value="66277" table:style-name="ce5">
            <text:p>66.277</text:p>
          </table:table-cell>
          <table:table-cell office:value-type="float" office:value="37599" table:style-name="ce5">
            <text:p>37.599</text:p>
          </table:table-cell>
          <table:table-cell office:value-type="float" office:value="26550" table:style-name="ce5">
            <text:p>26.550</text:p>
          </table:table-cell>
          <table:table-cell office:value-type="float" office:value="51458" table:style-name="ce5">
            <text:p>51.458</text:p>
          </table:table-cell>
          <table:table-cell office:value-type="float" office:value="38754" table:style-name="ce5">
            <text:p>38.754</text:p>
          </table:table-cell>
          <table:table-cell office:value-type="float" office:value="18880" table:style-name="ce5">
            <text:p>18.880</text:p>
          </table:table-cell>
          <table:table-cell office:value-type="float" office:value="116056" table:style-name="ce5">
            <text:p>116.056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212421" table:style-name="ce5">
            <text:p>212.421</text:p>
          </table:table-cell>
          <table:table-cell office:value-type="float" office:value="114132" table:style-name="ce5">
            <text:p>114.132</text:p>
          </table:table-cell>
          <table:table-cell office:value-type="float" office:value="199158" table:style-name="ce5">
            <text:p>199.158</text:p>
          </table:table-cell>
          <table:table-cell office:value-type="float" office:value="187220" table:style-name="ce5">
            <text:p>187.220</text:p>
          </table:table-cell>
          <table:table-cell office:value-type="float" office:value="162091" table:style-name="ce5">
            <text:p>162.091</text:p>
          </table:table-cell>
          <table:table-cell office:value-type="float" office:value="153237" table:style-name="ce5">
            <text:p>153.237</text:p>
          </table:table-cell>
          <table:table-cell office:value-type="float" office:value="129772" table:style-name="ce5">
            <text:p>129.772</text:p>
          </table:table-cell>
          <table:table-cell office:value-type="float" office:value="228415" table:style-name="ce5">
            <text:p>228.415</text:p>
          </table:table-cell>
          <table:table-cell office:value-type="float" office:value="285799" table:style-name="ce5">
            <text:p>285.799</text:p>
          </table:table-cell>
          <table:table-cell office:value-type="float" office:value="47845" table:style-name="ce5">
            <text:p>47.845</text:p>
          </table:table-cell>
          <table:table-cell office:value-type="float" office:value="656414" table:style-name="ce5">
            <text:p>656.414</text:p>
          </table:table-cell>
          <table:table-cell office:value-type="float" office:value="9838" table:style-name="ce5">
            <text:p>9.838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123369" table:style-name="ce5">
            <text:p>123.369</text:p>
          </table:table-cell>
          <table:table-cell office:value-type="float" office:value="63566" table:style-name="ce5">
            <text:p>63.566</text:p>
          </table:table-cell>
          <table:table-cell office:value-type="float" office:value="142040" table:style-name="ce5">
            <text:p>142.040</text:p>
          </table:table-cell>
          <table:table-cell office:value-type="float" office:value="115890" table:style-name="ce5">
            <text:p>115.890</text:p>
          </table:table-cell>
          <table:table-cell office:value-type="float" office:value="150785" table:style-name="ce5">
            <text:p>150.785</text:p>
          </table:table-cell>
          <table:table-cell office:value-type="float" office:value="156599" table:style-name="ce5">
            <text:p>156.599</text:p>
          </table:table-cell>
          <table:table-cell office:value-type="float" office:value="117363" table:style-name="ce5">
            <text:p>117.363</text:p>
          </table:table-cell>
          <table:table-cell office:value-type="float" office:value="214640" table:style-name="ce5">
            <text:p>214.640</text:p>
          </table:table-cell>
          <table:table-cell office:value-type="float" office:value="289253" table:style-name="ce5">
            <text:p>289.253</text:p>
          </table:table-cell>
          <table:table-cell office:value-type="float" office:value="121817" table:style-name="ce5">
            <text:p>121.817</text:p>
          </table:table-cell>
          <table:table-cell office:value-type="float" office:value="220257" table:style-name="ce5">
            <text:p>220.257</text:p>
          </table:table-cell>
          <table:table-cell office:value-type="float" office:value="10154" table:style-name="ce5">
            <text:p>10.154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7362" table:style-name="ce5">
            <text:p>7.362</text:p>
          </table:table-cell>
          <table:table-cell office:value-type="float" office:value="9495" table:style-name="ce5">
            <text:p>9.495</text:p>
          </table:table-cell>
          <table:table-cell office:value-type="float" office:value="36684" table:style-name="ce5">
            <text:p>36.684</text:p>
          </table:table-cell>
          <table:table-cell office:value-type="float" office:value="28619" table:style-name="ce5">
            <text:p>28.619</text:p>
          </table:table-cell>
          <table:table-cell office:value-type="float" office:value="38037" table:style-name="ce5">
            <text:p>38.037</text:p>
          </table:table-cell>
          <table:table-cell office:value-type="float" office:value="38887" table:style-name="ce5">
            <text:p>38.887</text:p>
          </table:table-cell>
          <table:table-cell office:value-type="float" office:value="104105" table:style-name="ce5">
            <text:p>104.105</text:p>
          </table:table-cell>
          <table:table-cell office:value-type="float" office:value="190782" table:style-name="ce5">
            <text:p>190.782</text:p>
          </table:table-cell>
          <table:table-cell office:value-type="float" office:value="261655" table:style-name="ce5">
            <text:p>261.655</text:p>
          </table:table-cell>
          <table:table-cell office:value-type="float" office:value="219248" table:style-name="ce5">
            <text:p>219.248</text:p>
          </table:table-cell>
          <table:table-cell office:value-type="float" office:value="75829" table:style-name="ce5">
            <text:p>75.829</text:p>
          </table:table-cell>
          <table:table-cell office:value-type="float" office:value="4451" table:style-name="ce5">
            <text:p>4.45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24091" table:style-name="ce5">
            <text:p>124.091</text:p>
          </table:table-cell>
          <table:table-cell office:value-type="float" office:value="192036" table:style-name="ce5">
            <text:p>192.036</text:p>
          </table:table-cell>
          <table:table-cell office:value-type="float" office:value="528355" table:style-name="ce5">
            <text:p>528.355</text:p>
          </table:table-cell>
          <table:table-cell office:value-type="float" office:value="657170" table:style-name="ce5">
            <text:p>657.170</text:p>
          </table:table-cell>
          <table:table-cell office:value-type="float" office:value="950015" table:style-name="ce5">
            <text:p>950.015</text:p>
          </table:table-cell>
          <table:table-cell office:value-type="float" office:value="1072013" table:style-name="ce5">
            <text:p>1.072.013</text:p>
          </table:table-cell>
          <table:table-cell office:value-type="float" office:value="855188" table:style-name="ce5">
            <text:p>855.188</text:p>
          </table:table-cell>
          <table:table-cell office:value-type="float" office:value="1850468" table:style-name="ce5">
            <text:p>1.850.468</text:p>
          </table:table-cell>
          <table:table-cell office:value-type="float" office:value="2233932" table:style-name="ce5">
            <text:p>2.233.932</text:p>
          </table:table-cell>
          <table:table-cell office:value-type="float" office:value="629933" table:style-name="ce5">
            <text:p>629.933</text:p>
          </table:table-cell>
          <table:table-cell office:value-type="float" office:value="709125" table:style-name="ce5">
            <text:p>709.125</text:p>
          </table:table-cell>
          <table:table-cell office:value-type="float" office:value="35467" table:style-name="ce5">
            <text:p>35.467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829633" table:style-name="ce5">
            <text:p>1.829.633</text:p>
          </table:table-cell>
          <table:table-cell office:value-type="float" office:value="1604281" table:style-name="ce5">
            <text:p>1.604.281</text:p>
          </table:table-cell>
          <table:table-cell office:value-type="float" office:value="2976230" table:style-name="ce5">
            <text:p>2.976.230</text:p>
          </table:table-cell>
          <table:table-cell office:value-type="float" office:value="2858095" table:style-name="ce5">
            <text:p>2.858.095</text:p>
          </table:table-cell>
          <table:table-cell office:value-type="float" office:value="2568217" table:style-name="ce5">
            <text:p>2.568.217</text:p>
          </table:table-cell>
          <table:table-cell office:value-type="float" office:value="2878559" table:style-name="ce5">
            <text:p>2.878.559</text:p>
          </table:table-cell>
          <table:table-cell office:value-type="float" office:value="2065662" table:style-name="ce5">
            <text:p>2.065.662</text:p>
          </table:table-cell>
          <table:table-cell office:value-type="float" office:value="3360477" table:style-name="ce5">
            <text:p>3.360.477</text:p>
          </table:table-cell>
          <table:table-cell office:value-type="float" office:value="3744978" table:style-name="ce5">
            <text:p>3.744.978</text:p>
          </table:table-cell>
          <table:table-cell office:value-type="float" office:value="821117" table:style-name="ce5">
            <text:p>821.117</text:p>
          </table:table-cell>
          <table:table-cell office:value-type="float" office:value="2038533" table:style-name="ce5">
            <text:p>2.038.533</text:p>
          </table:table-cell>
          <table:table-cell office:value-type="float" office:value="28161" table:style-name="ce5">
            <text:p>28.16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456595" table:style-name="ce5">
            <text:p>2.456.595</text:p>
          </table:table-cell>
          <table:table-cell office:value-type="float" office:value="1281762" table:style-name="ce5">
            <text:p>1.281.762</text:p>
          </table:table-cell>
          <table:table-cell office:value-type="float" office:value="2220308" table:style-name="ce5">
            <text:p>2.220.308</text:p>
          </table:table-cell>
          <table:table-cell office:value-type="float" office:value="1714135" table:style-name="ce5">
            <text:p>1.714.135</text:p>
          </table:table-cell>
          <table:table-cell office:value-type="float" office:value="1099035" table:style-name="ce5">
            <text:p>1.099.035</text:p>
          </table:table-cell>
          <table:table-cell office:value-type="float" office:value="822359" table:style-name="ce5">
            <text:p>822.359</text:p>
          </table:table-cell>
          <table:table-cell office:value-type="float" office:value="477087" table:style-name="ce5">
            <text:p>477.087</text:p>
          </table:table-cell>
          <table:table-cell office:value-type="float" office:value="803963" table:style-name="ce5">
            <text:p>803.963</text:p>
          </table:table-cell>
          <table:table-cell office:value-type="float" office:value="1018113" table:style-name="ce5">
            <text:p>1.018.113</text:p>
          </table:table-cell>
          <table:table-cell office:value-type="float" office:value="247888" table:style-name="ce5">
            <text:p>247.888</text:p>
          </table:table-cell>
          <table:table-cell office:value-type="float" office:value="905578" table:style-name="ce5">
            <text:p>905.578</text:p>
          </table:table-cell>
          <table:table-cell office:value-type="float" office:value="22294" table:style-name="ce5">
            <text:p>22.29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12 - HOUSEHOLDS WITH INTERNET ACCESS BY PRESENCE OF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Yes</text:p>
          </table:table-cell>
          <table:table-cell office:value-type="string" table:number-columns-spanned="1" table:number-rows-spanned="2" table:style-name="ce13">
            <text:p>No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9608189" table:style-name="ce5">
            <text:p>39.608.189</text:p>
          </table:table-cell>
          <table:table-cell office:value-type="float" office:value="10346817" table:style-name="ce5">
            <text:p>10.346.817</text:p>
          </table:table-cell>
          <table:table-cell office:value-type="float" office:value="715075" table:style-name="ce5">
            <text:p>715.075</text:p>
          </table:table-cell>
          <table:table-cell office:value-type="float" office:value="25927" table:style-name="ce5">
            <text:p>25.92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36371587" table:style-name="ce5">
            <text:p>36.371.587</text:p>
          </table:table-cell>
          <table:table-cell office:value-type="float" office:value="8709241" table:style-name="ce5">
            <text:p>8.709.241</text:p>
          </table:table-cell>
          <table:table-cell office:value-type="float" office:value="654050" table:style-name="ce5">
            <text:p>654.050</text:p>
          </table:table-cell>
          <table:table-cell office:value-type="float" office:value="22717" table:style-name="ce5">
            <text:p>22.71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236602" table:style-name="ce5">
            <text:p>3.236.602</text:p>
          </table:table-cell>
          <table:table-cell office:value-type="float" office:value="1637575" table:style-name="ce5">
            <text:p>1.637.575</text:p>
          </table:table-cell>
          <table:table-cell office:value-type="float" office:value="61024" table:style-name="ce5">
            <text:p>61.024</text:p>
          </table:table-cell>
          <table:table-cell office:value-type="float" office:value="3209" table:style-name="ce5">
            <text:p>3.20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18901179" table:style-name="ce5">
            <text:p>18.901.179</text:p>
          </table:table-cell>
          <table:table-cell office:value-type="float" office:value="3902937" table:style-name="ce5">
            <text:p>3.902.937</text:p>
          </table:table-cell>
          <table:table-cell office:value-type="float" office:value="309828" table:style-name="ce5">
            <text:p>309.828</text:p>
          </table:table-cell>
          <table:table-cell office:value-type="float" office:value="15977" table:style-name="ce5">
            <text:p>15.97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9431005" table:style-name="ce5">
            <text:p>9.431.005</text:p>
          </table:table-cell>
          <table:table-cell office:value-type="float" office:value="2518888" table:style-name="ce5">
            <text:p>2.518.888</text:p>
          </table:table-cell>
          <table:table-cell office:value-type="float" office:value="106909" table:style-name="ce5">
            <text:p>106.909</text:p>
          </table:table-cell>
          <table:table-cell office:value-type="float" office:value="5199" table:style-name="ce5">
            <text:p>5.19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6390084" table:style-name="ce5">
            <text:p>6.390.084</text:p>
          </table:table-cell>
          <table:table-cell office:value-type="float" office:value="1348876" table:style-name="ce5">
            <text:p>1.348.876</text:p>
          </table:table-cell>
          <table:table-cell office:value-type="float" office:value="126369" table:style-name="ce5">
            <text:p>126.369</text:p>
          </table:table-cell>
          <table:table-cell office:value-type="float" office:value="1542" table:style-name="ce5">
            <text:p>1.54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1933770" table:style-name="ce5">
            <text:p>1.933.770</text:p>
          </table:table-cell>
          <table:table-cell office:value-type="float" office:value="1706477" table:style-name="ce5">
            <text:p>1.706.477</text:p>
          </table:table-cell>
          <table:table-cell office:value-type="float" office:value="142855" table:style-name="ce5">
            <text:p>142.85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2952151" table:style-name="ce5">
            <text:p>2.952.151</text:p>
          </table:table-cell>
          <table:table-cell office:value-type="float" office:value="869639" table:style-name="ce5">
            <text:p>869.639</text:p>
          </table:table-cell>
          <table:table-cell office:value-type="float" office:value="29113" table:style-name="ce5">
            <text:p>29.113</text:p>
          </table:table-cell>
          <table:table-cell office:value-type="float" office:value="3209" table:style-name="ce5">
            <text:p>3.20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7005328" table:style-name="ce5">
            <text:p>7.005.328</text:p>
          </table:table-cell>
          <table:table-cell office:value-type="float" office:value="3822182" table:style-name="ce5">
            <text:p>3.822.182</text:p>
          </table:table-cell>
          <table:table-cell office:value-type="float" office:value="227663" table:style-name="ce5">
            <text:p>227.663</text:p>
          </table:table-cell>
          <table:table-cell office:value-type="float" office:value="7259" table:style-name="ce5">
            <text:p>7.259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9711010" table:style-name="ce5">
            <text:p>9.711.010</text:p>
          </table:table-cell>
          <table:table-cell office:value-type="float" office:value="3041187" table:style-name="ce5">
            <text:p>3.041.187</text:p>
          </table:table-cell>
          <table:table-cell office:value-type="float" office:value="119454" table:style-name="ce5">
            <text:p>119.454</text:p>
          </table:table-cell>
          <table:table-cell office:value-type="float" office:value="3706" table:style-name="ce5">
            <text:p>3.706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7415622" table:style-name="ce5">
            <text:p>7.415.622</text:p>
          </table:table-cell>
          <table:table-cell office:value-type="float" office:value="1515447" table:style-name="ce5">
            <text:p>1.515.447</text:p>
          </table:table-cell>
          <table:table-cell office:value-type="float" office:value="59007" table:style-name="ce5">
            <text:p>59.00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6485514" table:style-name="ce5">
            <text:p>6.485.514</text:p>
          </table:table-cell>
          <table:table-cell office:value-type="float" office:value="768002" table:style-name="ce5">
            <text:p>768.002</text:p>
          </table:table-cell>
          <table:table-cell office:value-type="float" office:value="56134" table:style-name="ce5">
            <text:p>56.13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3775566" table:style-name="ce5">
            <text:p>3.775.566</text:p>
          </table:table-cell>
          <table:table-cell office:value-type="float" office:value="217272" table:style-name="ce5">
            <text:p>217.272</text:p>
          </table:table-cell>
          <table:table-cell office:value-type="float" office:value="27658" table:style-name="ce5">
            <text:p>27.65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1654540" table:style-name="ce5">
            <text:p>1.654.540</text:p>
          </table:table-cell>
          <table:table-cell office:value-type="float" office:value="49859" table:style-name="ce5">
            <text:p>49.859</text:p>
          </table:table-cell>
          <table:table-cell office:value-type="float" office:value="6801" table:style-name="ce5">
            <text:p>6.801</text:p>
          </table:table-cell>
          <table:table-cell office:value-type="float" office:value="5606" table:style-name="ce5">
            <text:p>5.60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371045" table:style-name="ce5">
            <text:p>371.045</text:p>
          </table:table-cell>
          <table:table-cell office:value-type="float" office:value="229210" table:style-name="ce5">
            <text:p>229.210</text:p>
          </table:table-cell>
          <table:table-cell office:value-type="float" office:value="8860" table:style-name="ce5">
            <text:p>8.86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1792079" table:style-name="ce5">
            <text:p>1.792.079</text:p>
          </table:table-cell>
          <table:table-cell office:value-type="float" office:value="430901" table:style-name="ce5">
            <text:p>430.901</text:p>
          </table:table-cell>
          <table:table-cell office:value-type="float" office:value="154007" table:style-name="ce5">
            <text:p>154.007</text:p>
          </table:table-cell>
          <table:table-cell office:value-type="float" office:value="9355" table:style-name="ce5">
            <text:p>9.35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1397485" table:style-name="ce5">
            <text:p>1.397.485</text:p>
          </table:table-cell>
          <table:table-cell office:value-type="float" office:value="272756" table:style-name="ce5">
            <text:p>272.756</text:p>
          </table:table-cell>
          <table:table-cell office:value-type="float" office:value="55491" table:style-name="ce5">
            <text:p>55.49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996303" table:style-name="ce5">
            <text:p>996.303</text:p>
          </table:table-cell>
          <table:table-cell office:value-type="float" office:value="12473" table:style-name="ce5">
            <text:p>12.473</text:p>
          </table:table-cell>
          <table:table-cell office:value-type="float" office:value="6379" table:style-name="ce5">
            <text:p>6.3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9363071" table:style-name="ce5">
            <text:p>9.363.071</text:p>
          </table:table-cell>
          <table:table-cell office:value-type="float" office:value="432457" table:style-name="ce5">
            <text:p>432.457</text:p>
          </table:table-cell>
          <table:table-cell office:value-type="float" office:value="42265" table:style-name="ce5">
            <text:p>42.26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21283696" table:style-name="ce5">
            <text:p>21.283.696</text:p>
          </table:table-cell>
          <table:table-cell office:value-type="float" office:value="4997446" table:style-name="ce5">
            <text:p>4.997.446</text:p>
          </table:table-cell>
          <table:table-cell office:value-type="float" office:value="480981" table:style-name="ce5">
            <text:p>480.981</text:p>
          </table:table-cell>
          <table:table-cell office:value-type="float" office:value="11820" table:style-name="ce5">
            <text:p>11.82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7965119" table:style-name="ce5">
            <text:p>7.965.119</text:p>
          </table:table-cell>
          <table:table-cell office:value-type="float" office:value="4904441" table:style-name="ce5">
            <text:p>4.904.441</text:p>
          </table:table-cell>
          <table:table-cell office:value-type="float" office:value="185450" table:style-name="ce5">
            <text:p>185.450</text:p>
          </table:table-cell>
          <table:table-cell office:value-type="float" office:value="14107" table:style-name="ce5">
            <text:p>14.107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7">
            <text:p>A13 - HOUSEHOLDS WITH INTERNET ACCESS BY SHARED ACCESS WITH NEIGHBORING HOUSEHOL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number of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9">
            <text:p>Total</text:p>
          </table:table-cell>
          <table:covered-table-cell/>
          <table:table-cell office:value-type="string" table:number-columns-spanned="1" table:number-rows-spanned="2" table:style-name="ce13">
            <text:p>Yes</text:p>
          </table:table-cell>
          <table:table-cell office:value-type="string" table:number-columns-spanned="1" table:number-rows-spanned="2" table:style-name="ce13">
            <text:p>No</text:p>
          </table:table-cell>
          <table:table-cell office:value-type="string" table:number-columns-spanned="1" table:number-rows-spanned="2" table:style-name="ce13">
            <text:p>Does not know</text:p>
          </table:table-cell>
          <table:table-cell office:value-type="string" table:number-columns-spanned="1" table:number-rows-spanned="2" table:style-name="ce13">
            <text:p>Did not answe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113051" table:style-name="ce5">
            <text:p>9.113.051</text:p>
          </table:table-cell>
          <table:table-cell office:value-type="float" office:value="41251335" table:style-name="ce5">
            <text:p>41.251.335</text:p>
          </table:table-cell>
          <table:table-cell office:value-type="float" office:value="327805" table:style-name="ce5">
            <text:p>327.805</text:p>
          </table:table-cell>
          <table:table-cell office:value-type="float" office:value="3816" table:style-name="ce5">
            <text:p>3.81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">
            <text:p>AREA</text:p>
          </table:table-cell>
          <table:table-cell office:value-type="string" table:style-name="ce2">
            <text:p>Urban</text:p>
          </table:table-cell>
          <table:table-cell office:value-type="float" office:value="7697215" table:style-name="ce5">
            <text:p>7.697.215</text:p>
          </table:table-cell>
          <table:table-cell office:value-type="float" office:value="37759883" table:style-name="ce5">
            <text:p>37.759.883</text:p>
          </table:table-cell>
          <table:table-cell office:value-type="float" office:value="297953" table:style-name="ce5">
            <text:p>297.953</text:p>
          </table:table-cell>
          <table:table-cell office:value-type="float" office:value="2545" table:style-name="ce5">
            <text:p>2.54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415837" table:style-name="ce5">
            <text:p>1.415.837</text:p>
          </table:table-cell>
          <table:table-cell office:value-type="float" office:value="3491452" table:style-name="ce5">
            <text:p>3.491.452</text:p>
          </table:table-cell>
          <table:table-cell office:value-type="float" office:value="29852" table:style-name="ce5">
            <text:p>29.852</text:p>
          </table:table-cell>
          <table:table-cell office:value-type="float" office:value="1271" table:style-name="ce5">
            <text:p>1.27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">
            <text:p>REGION</text:p>
          </table:table-cell>
          <table:table-cell office:value-type="string" table:style-name="ce2">
            <text:p>Southeast</text:p>
          </table:table-cell>
          <table:table-cell office:value-type="float" office:value="3429443" table:style-name="ce5">
            <text:p>3.429.443</text:p>
          </table:table-cell>
          <table:table-cell office:value-type="float" office:value="19553545" table:style-name="ce5">
            <text:p>19.553.545</text:p>
          </table:table-cell>
          <table:table-cell office:value-type="float" office:value="144390" table:style-name="ce5">
            <text:p>144.390</text:p>
          </table:table-cell>
          <table:table-cell office:value-type="float" office:value="2545" table:style-name="ce5">
            <text:p>2.54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east</text:p>
          </table:table-cell>
          <table:table-cell office:value-type="float" office:value="3255272" table:style-name="ce5">
            <text:p>3.255.272</text:p>
          </table:table-cell>
          <table:table-cell office:value-type="float" office:value="8687620" table:style-name="ce5">
            <text:p>8.687.620</text:p>
          </table:table-cell>
          <table:table-cell office:value-type="float" office:value="119109" table:style-name="ce5">
            <text:p>119.10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outh</text:p>
          </table:table-cell>
          <table:table-cell office:value-type="float" office:value="1071818" table:style-name="ce5">
            <text:p>1.071.818</text:p>
          </table:table-cell>
          <table:table-cell office:value-type="float" office:value="6771364" table:style-name="ce5">
            <text:p>6.771.364</text:p>
          </table:table-cell>
          <table:table-cell office:value-type="float" office:value="23690" table:style-name="ce5">
            <text:p>23.69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h</text:p>
          </table:table-cell>
          <table:table-cell office:value-type="float" office:value="797994" table:style-name="ce5">
            <text:p>797.994</text:p>
          </table:table-cell>
          <table:table-cell office:value-type="float" office:value="2967364" table:style-name="ce5">
            <text:p>2.967.364</text:p>
          </table:table-cell>
          <table:table-cell office:value-type="float" office:value="16472" table:style-name="ce5">
            <text:p>16.472</text:p>
          </table:table-cell>
          <table:table-cell office:value-type="float" office:value="1271" table:style-name="ce5">
            <text:p>1.27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er-West</text:p>
          </table:table-cell>
          <table:table-cell office:value-type="float" office:value="558526" table:style-name="ce5">
            <text:p>558.526</text:p>
          </table:table-cell>
          <table:table-cell office:value-type="float" office:value="3271442" table:style-name="ce5">
            <text:p>3.271.442</text:p>
          </table:table-cell>
          <table:table-cell office:value-type="float" office:value="24145" table:style-name="ce5">
            <text:p>24.14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">
            <text:p>FAMILY INCOME</text:p>
          </table:table-cell>
          <table:table-cell office:value-type="string" table:style-name="ce2">
            <text:p>Up to 1 MW</text:p>
          </table:table-cell>
          <table:table-cell office:value-type="float" office:value="2734095" table:style-name="ce5">
            <text:p>2.734.095</text:p>
          </table:table-cell>
          <table:table-cell office:value-type="float" office:value="8246391" table:style-name="ce5">
            <text:p>8.246.391</text:p>
          </table:table-cell>
          <table:table-cell office:value-type="float" office:value="78130" table:style-name="ce5">
            <text:p>78.130</text:p>
          </table:table-cell>
          <table:table-cell office:value-type="float" office:value="3816" table:style-name="ce5">
            <text:p>3.816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1 MW up to 2 MW</text:p>
          </table:table-cell>
          <table:table-cell office:value-type="float" office:value="2743114" table:style-name="ce5">
            <text:p>2.743.114</text:p>
          </table:table-cell>
          <table:table-cell office:value-type="float" office:value="10063051" table:style-name="ce5">
            <text:p>10.063.051</text:p>
          </table:table-cell>
          <table:table-cell office:value-type="float" office:value="69193" table:style-name="ce5">
            <text:p>69.19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2 MW up to 3 MW</text:p>
          </table:table-cell>
          <table:table-cell office:value-type="float" office:value="1487216" table:style-name="ce5">
            <text:p>1.487.216</text:p>
          </table:table-cell>
          <table:table-cell office:value-type="float" office:value="7448813" table:style-name="ce5">
            <text:p>7.448.813</text:p>
          </table:table-cell>
          <table:table-cell office:value-type="float" office:value="54048" table:style-name="ce5">
            <text:p>54.04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3 MW up to 5 MW</text:p>
          </table:table-cell>
          <table:table-cell office:value-type="float" office:value="1020270" table:style-name="ce5">
            <text:p>1.020.270</text:p>
          </table:table-cell>
          <table:table-cell office:value-type="float" office:value="6256468" table:style-name="ce5">
            <text:p>6.256.468</text:p>
          </table:table-cell>
          <table:table-cell office:value-type="float" office:value="32912" table:style-name="ce5">
            <text:p>32.91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2">
            <text:p>More than 5 MW up to 10 MW</text:p>
          </table:table-cell>
          <table:table-cell office:value-type="float" office:value="456665" table:style-name="ce5">
            <text:p>456.665</text:p>
          </table:table-cell>
          <table:table-cell office:value-type="float" office:value="3536208" table:style-name="ce5">
            <text:p>3.536.208</text:p>
          </table:table-cell>
          <table:table-cell office:value-type="float" office:value="27623" table:style-name="ce5">
            <text:p>27.62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ore than 10 MW</text:p>
          </table:table-cell>
          <table:table-cell office:value-type="float" office:value="79466" table:style-name="ce5">
            <text:p>79.466</text:p>
          </table:table-cell>
          <table:table-cell office:value-type="float" office:value="1631503" table:style-name="ce5">
            <text:p>1.631.503</text:p>
          </table:table-cell>
          <table:table-cell office:value-type="float" office:value="5837" table:style-name="ce5">
            <text:p>5.83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Has no income</text:p>
          </table:table-cell>
          <table:table-cell office:value-type="float" office:value="105070" table:style-name="ce5">
            <text:p>105.070</text:p>
          </table:table-cell>
          <table:table-cell office:value-type="float" office:value="503167" table:style-name="ce5">
            <text:p>503.167</text:p>
          </table:table-cell>
          <table:table-cell office:value-type="float" office:value="878" table:style-name="ce5">
            <text:p>87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oes not know</text:p>
          </table:table-cell>
          <table:table-cell office:value-type="float" office:value="341475" table:style-name="ce5">
            <text:p>341.475</text:p>
          </table:table-cell>
          <table:table-cell office:value-type="float" office:value="2007767" table:style-name="ce5">
            <text:p>2.007.767</text:p>
          </table:table-cell>
          <table:table-cell office:value-type="float" office:value="37100" table:style-name="ce5">
            <text:p>37.10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id not answer</text:p>
          </table:table-cell>
          <table:table-cell office:value-type="float" office:value="145681" table:style-name="ce5">
            <text:p>145.681</text:p>
          </table:table-cell>
          <table:table-cell office:value-type="float" office:value="1557966" table:style-name="ce5">
            <text:p>1.557.966</text:p>
          </table:table-cell>
          <table:table-cell office:value-type="float" office:value="22085" table:style-name="ce5">
            <text:p>22.08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">
            <text:p>SOCIAL CLASS</text:p>
          </table:table-cell>
          <table:table-cell office:value-type="string" table:style-name="ce2">
            <text:p>A</text:p>
          </table:table-cell>
          <table:table-cell office:value-type="float" office:value="42014" table:style-name="ce5">
            <text:p>42.014</text:p>
          </table:table-cell>
          <table:table-cell office:value-type="float" office:value="968626" table:style-name="ce5">
            <text:p>968.626</text:p>
          </table:table-cell>
          <table:table-cell office:value-type="float" office:value="4515" table:style-name="ce5">
            <text:p>4.5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013344" table:style-name="ce5">
            <text:p>1.013.344</text:p>
          </table:table-cell>
          <table:table-cell office:value-type="float" office:value="8789229" table:style-name="ce5">
            <text:p>8.789.229</text:p>
          </table:table-cell>
          <table:table-cell office:value-type="float" office:value="35220" table:style-name="ce5">
            <text:p>35.22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4801714" table:style-name="ce5">
            <text:p>4.801.714</text:p>
          </table:table-cell>
          <table:table-cell office:value-type="float" office:value="21801264" table:style-name="ce5">
            <text:p>21.801.264</text:p>
          </table:table-cell>
          <table:table-cell office:value-type="float" office:value="168420" table:style-name="ce5">
            <text:p>168.420</text:p>
          </table:table-cell>
          <table:table-cell office:value-type="float" office:value="2545" table:style-name="ce5">
            <text:p>2.54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255980" table:style-name="ce5">
            <text:p>3.255.980</text:p>
          </table:table-cell>
          <table:table-cell office:value-type="float" office:value="9692216" table:style-name="ce5">
            <text:p>9.692.216</text:p>
          </table:table-cell>
          <table:table-cell office:value-type="float" office:value="119650" table:style-name="ce5">
            <text:p>119.650</text:p>
          </table:table-cell>
          <table:table-cell office:value-type="float" office:value="1271" table:style-name="ce5">
            <text:p>1.27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tabular Workbook</meta:initial-creator>
    <dc:creator>Fabio Storino</dc:creator>
    <meta:creation-date>2020-05-24T18:54:24Z</meta:creation-date>
    <dc:date>2020-05-24T23:15:45Z</dc:date>
  </office:meta>
</office:document-meta>
</file>